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4" style:family="table-column">
      <style:table-column-properties fo:break-before="auto" style:column-width="3.318cm"/>
    </style:style>
    <style:style style:name="co13" style:family="table-column">
      <style:table-column-properties fo:break-before="auto" style:column-width="2.267cm"/>
    </style:style>
    <style:style style:name="co15" style:family="table-column">
      <style:table-column-properties fo:break-before="auto" style:column-width="2.526cm"/>
    </style:style>
    <style:style style:name="co16" style:family="table-column">
      <style:table-column-properties fo:break-before="auto" style:column-width="2.768cm"/>
    </style:style>
    <style:style style:name="co5" style:family="table-column">
      <style:table-column-properties fo:break-before="auto" style:column-width="4.942cm"/>
    </style:style>
    <style:style style:name="co6" style:family="table-column">
      <style:table-column-properties fo:break-before="auto" style:column-width="1.866cm"/>
    </style:style>
    <style:style style:name="co7" style:family="table-column">
      <style:table-column-properties fo:break-before="auto" style:column-width="1.58cm"/>
    </style:style>
    <style:style style:name="co8" style:family="table-column">
      <style:table-column-properties fo:break-before="auto" style:column-width="0.811cm"/>
    </style:style>
    <style:style style:name="co9" style:family="table-column">
      <style:table-column-properties fo:break-before="auto" style:column-width="1.91cm"/>
    </style:style>
    <style:style style:name="co10" style:family="table-column">
      <style:table-column-properties fo:break-before="auto" style:column-width="1.032cm"/>
    </style:style>
    <style:style style:name="co11" style:family="table-column">
      <style:table-column-properties fo:break-before="auto" style:column-width="2.196cm"/>
    </style:style>
    <style:style style:name="co12" style:family="table-column">
      <style:table-column-properties fo:break-before="auto" style:column-width="0.944cm"/>
    </style:style>
    <style:style style:name="co17" style:family="table-column">
      <style:table-column-properties fo:break-before="auto" style:column-width="1.362cm"/>
    </style:style>
    <style:style style:name="co18" style:family="table-column">
      <style:table-column-properties fo:break-before="auto" style:column-width="2.263cm"/>
    </style:style>
    <style:style style:name="co19" style:family="table-column">
      <style:table-column-properties fo:break-before="auto" style:column-width="2.482cm"/>
    </style:style>
    <style:style style:name="co20" style:family="table-column">
      <style:table-column-properties fo:break-before="auto" style:column-width="2.438cm"/>
    </style:style>
    <style:style style:name="co21" style:family="table-column">
      <style:table-column-properties fo:break-before="auto" style:column-width="1.427cm"/>
    </style:style>
    <style:style style:name="co22" style:family="table-column">
      <style:table-column-properties fo:break-before="auto" style:column-width="0.9cm"/>
    </style:style>
    <style:style style:name="co23" style:family="table-column">
      <style:table-column-properties fo:break-before="auto" style:column-width="0.967cm"/>
    </style:style>
    <style:style style:name="co24" style:family="table-column">
      <style:table-column-properties fo:break-before="auto" style:column-width="1.406cm"/>
    </style:style>
    <style:style style:name="co25" style:family="table-column">
      <style:table-column-properties fo:break-before="auto" style:column-width="0.746cm"/>
    </style:style>
    <style:style style:name="co26" style:family="table-column">
      <style:table-column-properties fo:break-before="auto" style:column-width="1.713cm"/>
    </style:style>
    <style:style style:name="co27" style:family="table-column">
      <style:table-column-properties fo:break-before="auto" style:column-width="0.725cm"/>
    </style:style>
    <style:style style:name="co28" style:family="table-column">
      <style:table-column-properties fo:break-before="auto" style:column-width="1.318cm"/>
    </style:style>
    <style:style style:name="co29" style:family="table-column">
      <style:table-column-properties fo:break-before="auto" style:column-width="0.988cm"/>
    </style:style>
    <style:style style:name="co30" style:family="table-column">
      <style:table-column-properties fo:break-before="auto" style:column-width="1.164cm"/>
    </style:style>
    <style:style style:name="co31" style:family="table-column">
      <style:table-column-properties fo:break-before="auto" style:column-width="1.339cm"/>
    </style:style>
    <style:style style:name="co32" style:family="table-column">
      <style:table-column-properties fo:break-before="auto" style:column-width="1.252cm"/>
    </style:style>
    <style:style style:name="co33" style:family="table-column">
      <style:table-column-properties fo:break-before="auto" style:column-width="0.834cm"/>
    </style:style>
    <style:style style:name="co34"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52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1.339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0.51cm" fo:break-before="auto" style:use-optimal-row-height="false"/>
    </style:style>
    <style:style style:name="ro16" style:family="table-row">
      <style:table-row-properties style:row-height="1.55cm" fo:break-before="auto" style:use-optimal-row-height="false"/>
    </style:style>
    <style:style style:name="ro17" style:family="table-row">
      <style:table-row-properties style:row-height="2.656cm" fo:break-before="auto" style:use-optimal-row-height="false"/>
    </style:style>
    <style:style style:name="ro18" style:family="table-row">
      <style:table-row-properties style:row-height="0.827cm" fo:break-before="auto" style:use-optimal-row-height="false"/>
    </style:style>
    <style:style style:name="ro19"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data-style-name="N0"/>
    <style:style style:name="ce31" style:family="table-cell" style:parent-style-name="Default" style:data-style-name="N173"/>
    <style:style style:name="ce3"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4" style:family="table-cell" style:parent-style-name="Default">
      <style:table-cell-properties fo:border-bottom="none" fo:border-left="0.002cm solid #000000" fo:border-right="none" fo:border-top="none"/>
    </style:style>
    <style:style style:name="ce5" style:family="table-cell" style:parent-style-name="Default">
      <style:table-cell-properties fo:border-bottom="none" fo:border-left="0.002cm solid #000000" fo:border-right="none" fo:border-top="none"/>
      <style:text-properties style:font-name="Arial" style:font-name-asian="Lucida Sans Unicode" style:font-name-complex="Tahoma"/>
    </style:style>
    <style:style style:name="ce6" style:family="table-cell" style:parent-style-name="Default">
      <style:table-cell-properties fo:border-bottom="0.002cm solid #000000" fo:border-left="0.002cm solid #000000" fo:border-right="none" fo:border-top="none"/>
    </style:style>
    <style:style style:name="ce7" style:family="table-cell" style:parent-style-name="Default">
      <style:table-cell-properties fo:border-bottom="none" fo:background-color="#000000" fo:border-left="none" fo:border-right="none" fo:border-top="0.002cm solid #000000"/>
      <style:text-properties fo:color="#000000"/>
    </style:style>
    <style:style style:name="ce8"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9"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1"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12" style:family="table-cell" style:parent-style-name="Default" style:data-style-name="N174"/>
    <style:style style:name="ce13" style:family="table-cell" style:parent-style-name="Default">
      <style:text-properties style:font-name="Arial" style:font-name-asian="Lucida Sans Unicode" style:font-name-complex="Tahoma"/>
    </style:style>
    <style:style style:name="ce14" style:family="table-cell" style:parent-style-name="Default">
      <style:table-cell-properties fo:border-bottom="0.002cm solid #000000" fo:border-left="none" fo:border-right="none" fo:border-top="none"/>
    </style:style>
    <style:style style:name="ce15" style:family="table-cell" style:parent-style-name="Default">
      <style:table-cell-properties fo:border-bottom="0.002cm solid #000000" fo:background-color="#e6e6ff" fo:border-left="none" fo:border-right="none" fo:border-top="0.002cm solid #000000"/>
    </style:style>
    <style:style style:name="ce16"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17" style:family="table-cell" style:parent-style-name="Default" style:data-style-name="N175"/>
    <style:style style:name="ce19"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20" style:family="table-cell" style:parent-style-name="Default">
      <style:table-cell-properties fo:border-bottom="0.002cm solid #000000" fo:background-color="#e6e6ff" fo:border-left="none" fo:border-right="0.002cm solid #000000" fo:border-top="0.002cm solid #000000"/>
    </style:style>
    <style:style style:name="ce21"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22"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ackground-color="#ffffff"/>
    </style:style>
    <style:style style:name="ce24"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25" style:family="table-cell" style:parent-style-name="Default">
      <style:table-cell-properties fo:border="none"/>
    </style:style>
    <style:style style:name="ce26"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27" style:family="table-cell" style:parent-style-name="Default">
      <style:table-cell-properties fo:background-color="#000000"/>
      <style:text-properties fo:color="#000000"/>
    </style:style>
    <style:style style:name="ce28"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29" style:family="table-cell" style:parent-style-name="Default" style:data-style-name="N174">
      <style:table-cell-properties fo:background-color="#e6e6ff"/>
      <style:text-properties fo:font-weight="bold" style:font-weight-asian="bold" style:font-weight-complex="bold"/>
    </style:style>
    <style:style style:name="ce30" style:family="table-cell" style:parent-style-name="Default" style:data-style-name="N174">
      <style:table-cell-properties fo:border-bottom="0.002cm solid #000000" fo:border-left="none" fo:border-right="none" fo:border-top="none"/>
    </style:style>
    <style:style style:name="ce32" style:family="table-cell" style:parent-style-name="Default">
      <style:text-properties fo:font-weight="bold" style:font-weight-asian="bold" style:font-weight-complex="bold"/>
    </style:style>
    <style:style style:name="ce33" style:family="table-cell" style:parent-style-name="Default" style:data-style-name="N174">
      <style:text-properties style:font-name="Arial" fo:font-weight="bold" style:font-name-asian="Lucida Sans Unicode" style:font-weight-asian="bold" style:font-name-complex="Tahoma" style:font-weight-complex="bold"/>
    </style:style>
    <style:style style:name="ce34"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35"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36" style:family="table-cell" style:parent-style-name="Default">
      <style:table-cell-properties style:diagonal-bl-tr="none" style:diagonal-tl-br="none" fo:border="none" style:rotation-align="none"/>
    </style:style>
    <style:style style:name="ce37" style:family="table-cell" style:parent-style-name="Excel_5f_BuiltIn_5f_Hyperlink">
      <style:text-properties style:use-window-font-color="true" style:text-underline-style="none"/>
    </style:style>
    <style:style style:name="ce38" style:family="table-cell" style:parent-style-name="Default">
      <style:text-properties style:use-window-font-color="true"/>
    </style:style>
    <style:style style:name="ce39"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40" style:family="table-cell" style:parent-style-name="Default">
      <style:text-properties fo:font-style="italic" style:font-style-asian="italic" style:font-style-complex="italic"/>
    </style:style>
    <style:style style:name="ce41"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42" style:family="table-cell" style:parent-style-name="Default">
      <style:table-cell-properties style:text-align-source="fix" style:repeat-content="false"/>
      <style:paragraph-properties fo:text-align="center" fo:margin-left="0cm"/>
    </style:style>
    <style:style style:name="ce43" style:family="table-cell" style:parent-style-name="Default">
      <style:table-cell-properties style:text-align-source="fix" style:repeat-content="false"/>
      <style:paragraph-properties fo:text-align="end" fo:margin-left="0cm"/>
    </style:style>
    <style:style style:name="ce44"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45" style:family="table-cell" style:parent-style-name="Default">
      <style:table-cell-properties style:text-align-source="fix" style:repeat-content="false" style:vertical-align="middle"/>
      <style:paragraph-properties fo:text-align="center"/>
    </style:style>
    <style:style style:name="ce46" style:family="table-cell" style:parent-style-name="Default" style:data-style-name="N0">
      <style:table-cell-properties style:text-align-source="fix" style:repeat-content="false" style:vertical-align="middle"/>
      <style:paragraph-properties fo:text-align="center"/>
    </style:style>
    <style:style style:name="ce47"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48"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49"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50" style:family="table-cell" style:parent-style-name="Default">
      <style:text-properties fo:font-size="8pt" style:font-size-asian="8pt" style:font-size-complex="8pt"/>
    </style:style>
    <style:style style:name="ce51" style:family="table-cell" style:parent-style-name="Default">
      <style:table-cell-properties style:diagonal-bl-tr="none" style:diagonal-tl-br="none" fo:border="none" style:rotation-align="none"/>
      <style:text-properties fo:font-size="8pt" style:font-size-asian="8pt" style:font-size-complex="8pt"/>
    </style:style>
    <style:style style:name="ce52"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53"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54" style:family="table-cell" style:parent-style-name="Default">
      <style:table-cell-properties style:text-align-source="fix" style:repeat-content="false" style:vertical-align="middle"/>
      <style:paragraph-properties fo:text-align="center" fo:margin-left="0cm"/>
    </style:style>
    <style:style style:name="ce55" style:family="table-cell" style:parent-style-name="Default">
      <style:table-cell-properties style:diagonal-bl-tr="none" style:diagonal-tl-br="none" fo:background-color="transparent" fo:border="none" style:rotation-align="none"/>
    </style:style>
    <style:style style:name="ce56" style:family="table-cell" style:parent-style-name="Default">
      <style:text-properties style:font-name="Arial" fo:font-style="italic" style:font-name-asian="Lucida Sans Unicode" style:font-style-asian="italic" style:font-name-complex="Tahoma" style:font-style-complex="italic"/>
    </style:style>
    <style:style style:name="ce57" style:family="table-cell" style:parent-style-name="Default">
      <style:table-cell-properties style:text-align-source="value-type" style:repeat-content="false"/>
      <style:paragraph-properties fo:margin-left="0cm"/>
    </style:style>
    <style:style style:name="ce58"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59" style:family="table-cell" style:parent-style-name="Default">
      <style:table-cell-properties style:text-align-source="fix" style:repeat-content="false" fo:border="none" style:vertical-align="middle"/>
      <style:paragraph-properties fo:text-align="center"/>
    </style:style>
    <style:style style:name="ce60"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61" style:family="table-cell" style:parent-style-name="Default">
      <style:table-cell-properties style:text-align-source="fix" style:repeat-content="false" fo:wrap-option="wrap" style:vertical-align="middle"/>
      <style:paragraph-properties fo:text-align="center"/>
    </style:style>
    <style:style style:name="ce62"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63" style:family="table-cell" style:parent-style-name="Default">
      <style:table-cell-properties fo:border-bottom="none" fo:border-left="none" fo:border-right="none" fo:border-top="0.002cm solid #000000"/>
    </style:style>
    <style:style style:name="ce64"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65" style:family="table-cell" style:parent-style-name="Default">
      <style:table-cell-properties fo:border-bottom="none" fo:border-left="none" fo:border-right="0.002cm solid #000000" fo:border-top="none"/>
    </style:style>
    <style:style style:name="ce66" style:family="table-cell" style:parent-style-name="Default">
      <style:table-cell-properties fo:border-bottom="0.002cm solid #000000" fo:border-left="none" fo:border-right="0.002cm solid #000000" fo:border-top="none"/>
    </style:style>
    <style:style style:name="ce67"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68"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text-align="center"/>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Main.$A$2:Main.$A31])" table:allow-empty-cell="true" table:display-list="sorted-ascending" table:base-cell-address="Main.C34"/>
        <table:content-validation table:name="val2" table:condition="of:cell-content-is-in-list([Main.$A$2:Main.$A31])" table:allow-empty-cell="true" table:display-list="sorted-ascending" table:base-cell-address="Main.C48"/>
        <table:content-validation table:name="val3" table:condition="of:cell-content-is-in-list([.$A$37:.$A$64])" table:allow-empty-cell="true" table:display-list="unsorted" table:base-cell-address="Units.A68"/>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37:.$A$64])" table:allow-empty-cell="true" table:display-list="unsorted" table:base-cell-address="Units.B68"/>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table:table-column table:style-name="co5" table:default-cell-style-name="ce4"/>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7" table:default-cell-style-name="Default"/>
        <table:table-column table:style-name="co18" table:default-cell-style-name="Default"/>
        <table:table-column table:style-name="co19" table:default-cell-style-name="ce12"/>
        <table:table-column table:style-name="co9" table:default-cell-style-name="Default"/>
        <table:table-column table:style-name="co20" table:default-cell-style-name="Default"/>
        <table:table-column table:style-name="co13" table:number-columns-repeated="1010" table:default-cell-style-name="Default"/>
        <table:table-row table:style-name="ro1">
          <table:table-cell table:style-name="ce3" office:value-type="string">
            <text:p>Pavadinimas</text:p>
          </table:table-cell>
          <table:table-cell table:style-name="ce11" office:value-type="string">
            <text:p>const (a)</text:p>
          </table:table-cell>
          <table:table-cell table:style-name="ce11" office:value-type="string">
            <text:p>lin (b)</text:p>
          </table:table-cell>
          <table:table-cell table:style-name="ce11" office:value-type="string">
            <text:p>b1</text:p>
          </table:table-cell>
          <table:table-cell table:style-name="ce11" office:value-type="string">
            <text:p>pow (c)</text:p>
          </table:table-cell>
          <table:table-cell table:style-name="ce11" office:value-type="string">
            <text:p>c1</text:p>
          </table:table-cell>
          <table:table-cell table:style-name="ce11" office:value-type="string">
            <text:p>c2</text:p>
          </table:table-cell>
          <table:table-cell table:style-name="ce11" office:value-type="string">
            <text:p>exp (d)</text:p>
          </table:table-cell>
          <table:table-cell table:style-name="ce11" office:value-type="string">
            <text:p>d1</text:p>
          </table:table-cell>
          <table:table-cell table:style-name="ce11" office:value-type="string">
            <text:p>max lvl</text:p>
            <draw:frame table:end-cell-address="Main.J2" table:end-x="1.268cm" table:end-y="0.027cm" draw:z-index="0" draw:style-name="gr1" svg:width="0.2cm" svg:height="0.482cm" svg:x="1.068cm" svg:y="0cm">
              <draw:object xlink:href="./Object 3" xlink:type="simple" xlink:show="embed" xlink:actuate="onLoad"/>
              <draw:image xlink:href="./ObjectReplacements/Object 3" xlink:type="simple" xlink:show="embed" xlink:actuate="onLoad"/>
            </draw:frame>
          </table:table-cell>
          <table:table-cell table:style-name="ce26" office:value-type="string">
            <text:p>Multiply?</text:p>
          </table:table-cell>
          <table:table-cell table:style-name="ce26" office:value-type="string">
            <text:p>Multiplier</text:p>
          </table:table-cell>
          <table:table-cell table:style-name="ce32" table:number-columns-repeated="1011"/>
          <table:table-cell/>
        </table:table-row>
        <table:table-row table:style-name="ro1">
          <table:table-cell office:value-type="string">
            <office:annotation draw:style-name="gr2" draw:text-style-name="P1" svg:width="3.429cm" svg:height="0.596cm" svg:x="5.523cm" svg:y="0cm" draw:caption-point-x="-0.61cm" draw:caption-point-y="0.466cm">
              <dc:creator>AŠ</dc:creator>
              <dc:date>2010-12-17T00:00:00</dc:date>
              <text:p text:style-name="P1"><text:span text:style-name="T1">Iš lempos ir viskas.</text:span></text:p>
            </office:annotation>
            <text:p>B Mex t1 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25" office:value-type="float" office:value="10">
            <text:p>10</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text:p>B Mex t1 metal rate</text:p>
          </table:table-cell>
          <table:table-cell office:value-type="float" office:value="0">
            <text:p>0</text:p>
          </table:table-cell>
          <table:table-cell table:style-name="ce12" office:value-type="float" office:value="1">
            <text:p>1,0000</text:p>
          </table:table-cell>
          <table:table-cell/>
          <table:table-cell table:style-name="ce1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25" table:formula="of:=[.J2]" office:value-type="float" office:value="10">
            <text:p>10</text:p>
          </table:table-cell>
          <table:table-cell office:value-type="float" office:value="1">
            <text:p>1</text:p>
          </table:table-cell>
          <table:table-cell table:formula="of:=[Variables.$B$1]" office:value-type="float" office:value="0.005">
            <text:p>0,0050</text:p>
          </table:table-cell>
          <table:table-cell table:number-columns-repeated="1012"/>
        </table:table-row>
        <table:table-row table:style-name="ro1">
          <table:table-cell office:value-type="string">
            <office:annotation draw:style-name="gr2" draw:text-style-name="P1" svg:width="7.908cm" svg:height="0.596cm" svg:x="5.523cm" svg:y="0.907cm" draw:caption-point-x="-0.61cm" draw:caption-point-y="0.469cm">
              <dc:creator>AŠ</dc:creator>
              <dc:date>2010-12-17T00:00:00</dc:date>
              <text:p text:style-name="P1"><text:span text:style-name="T1">~33% to paties lygio Collector t1 energy rate</text:span></text:p>
            </office:annotation>
            <text:p>B Mex t1 energy usage</text:p>
          </table:table-cell>
          <table:table-cell office:value-type="float" office:value="0">
            <text:p>0</text:p>
          </table:table-cell>
          <table:table-cell table:style-name="ce12" office:value-type="float" office:value="0.5">
            <text:p>0,5000</text:p>
          </table:table-cell>
          <table:table-cell office:value-type="float" office:value="0">
            <text:p>0</text:p>
          </table:table-cell>
          <table:table-cell table:style-name="ce1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25" table:formula="of:=[.J3]" office:value-type="float" office:value="10">
            <text:p>10</text:p>
          </table:table-cell>
          <table:table-cell office:value-type="float" office:value="1">
            <text:p>1</text:p>
          </table:table-cell>
          <table:table-cell table:formula="of:=[Variables.$B$2]*0.33" office:value-type="float" office:value="0.0066">
            <text:p>0,0066</text:p>
          </table:table-cell>
          <table:table-cell table:number-columns-repeated="1012"/>
        </table:table-row>
        <table:table-row table:style-name="ro1">
          <table:table-cell office:value-type="string">
            <office:annotation draw:style-name="gr3" draw:text-style-name="P1" svg:width="7.731cm" svg:height="0.991cm" svg:x="5.523cm" svg:y="1.362cm" draw:caption-point-x="-0.61cm" draw:caption-point-y="0.469cm">
              <dc:creator>AŠ</dc:creator>
              <dc:date>2010-12-17T00:00:00</dc:date>
              <text:p text:style-name="P1"><text:span text:style-name="T1">1 lvl: ~tiek pat kiek išextractina per 1val.</text:span></text:p>
              <text:p text:style-name="P1"><text:span text:style-name="T1">10 lvl: ~tiek pat kiek išextractina per 24val.</text:span></text:p>
            </office:annotation>
            <text:p>B Mex t1 metal cost</text:p>
          </table:table-cell>
          <table:table-cell table:formula="of:=[.B$3]" office:value-type="float" office:value="0">
            <text:p>0</text:p>
          </table:table-cell>
          <table:table-cell table:formula="of:=[.C$3]" office:value-type="float" office:value="1">
            <text:p>1</text:p>
          </table:table-cell>
          <table:table-cell table:formula="of:=[.D$3]" office:value-type="float" office:value="0">
            <text:p>0</text:p>
          </table:table-cell>
          <table:table-cell table:formula="of:=[.E$3]" office:value-type="float" office:value="1.1">
            <text:p>1,1</text:p>
          </table:table-cell>
          <table:table-cell table:formula="of:=[.F$3]" office:value-type="float" office:value="0">
            <text:p>0</text:p>
          </table:table-cell>
          <table:table-cell table:formula="of:=[.G$3]" office:value-type="float" office:value="0.1">
            <text:p>0,1</text:p>
          </table:table-cell>
          <table:table-cell office:value-type="float" office:value="2">
            <text:p>2</text:p>
          </table:table-cell>
          <table:table-cell office:value-type="float" office:value="-1">
            <text:p>-1</text:p>
          </table:table-cell>
          <table:table-cell table:style-name="ce25" table:formula="of:=[.J4]" office:value-type="float" office:value="10">
            <text:p>10</text:p>
          </table:table-cell>
          <table:table-cell office:value-type="float" office:value="0">
            <text:p>0</text:p>
          </table:table-cell>
          <table:table-cell office:value-type="float" office:value="10">
            <text:p>10,0000</text:p>
          </table:table-cell>
          <table:table-cell table:number-columns-repeated="1012"/>
        </table:table-row>
        <table:table-row table:style-name="ro1">
          <table:table-cell office:value-type="string">
            <office:annotation draw:style-name="gr3" draw:text-style-name="P1" svg:width="6.716cm" svg:height="0.991cm" svg:x="5.523cm" svg:y="1.817cm" draw:caption-point-x="-0.61cm" draw:caption-point-y="0.469cm">
              <dc:creator>AŠ</dc:creator>
              <dc:date>2010-12-17T00:00:00</dc:date>
              <text:p text:style-name="P1"><text:span text:style-name="T1">1lvl: 2x Collector T1 lvl1 per 1val</text:span></text:p>
              <text:p text:style-name="P1"><text:span text:style-name="T1">10lvl: 2,5x Collector T1 lvl10 per 24val.</text:span></text:p>
            </office:annotation>
            <text:p>B Mex t1 energy cost</text:p>
          </table:table-cell>
          <table:table-cell office:value-type="float" office:value="0">
            <text:p>0</text:p>
          </table:table-cell>
          <table:table-cell table:style-name="ce12" office:value-type="float" office:value="0.5">
            <text:p>0,5000</text:p>
          </table:table-cell>
          <table:table-cell office:value-type="float" office:value="0">
            <text:p>0</text:p>
          </table:table-cell>
          <table:table-cell table:style-name="ce1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25" table:formula="of:=[.J5]" office:value-type="float" office:value="10">
            <text:p>10</text:p>
          </table:table-cell>
          <table:table-cell office:value-type="float" office:value="0">
            <text:p>0</text:p>
          </table:table-cell>
          <table:table-cell office:value-type="float" office:value="50">
            <text:p>50,0000</text:p>
          </table:table-cell>
          <table:table-cell table:number-columns-repeated="1012"/>
        </table:table-row>
        <table:table-row table:style-name="ro2">
          <table:table-cell table:style-name="Default"/>
          <table:table-cell table:number-columns-repeated="1023"/>
        </table:table-row>
        <table:table-row table:style-name="ro1">
          <table:table-cell office:value-type="string">
            <office:annotation draw:style-name="gr3" draw:text-style-name="P1" svg:width="4.686cm" svg:height="0.991cm" svg:x="5.523cm" svg:y="2.483cm" draw:caption-point-x="-0.61cm" draw:caption-point-y="0.469cm">
              <dc:creator>AŠ</dc:creator>
              <dc:date>2010-12-17T00:00:00</dc:date>
              <text:p text:style-name="P1"><text:span text:style-name="T1">1lvl: kiek t1 9lvl per 1val</text:span></text:p>
              <text:p text:style-name="P1"><text:span text:style-name="T1">4lvl: 10 x 1lvl</text:span></text:p>
            </office:annotation>
            <text:p>B Mex t2 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25"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4" draw:text-style-name="P1" svg:width="2.899cm" svg:height="2.176cm" svg:x="5.523cm" svg:y="2.938cm" draw:caption-point-x="-0.61cm" draw:caption-point-y="0.469cm">
              <dc:creator>AŠ</dc:creator>
              <dc:date>2010-12-17T00:00:00</dc:date>
              <text:p text:style-name="P1"><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B Mex t2 metal rate</text:p>
          </table:table-cell>
          <table:table-cell office:value-type="float" office:value="6">
            <text:p>6</text:p>
          </table:table-cell>
          <table:table-cell table:style-name="ce12" office:value-type="float" office:value="1.6">
            <text:p>1,6000</text:p>
          </table:table-cell>
          <table:table-cell/>
          <table:table-cell table:style-name="ce18"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25" table:formula="of:=[.$J$8]" office:value-type="float" office:value="4">
            <text:p>4</text:p>
          </table:table-cell>
          <table:table-cell office:value-type="float" office:value="1">
            <text:p>1</text:p>
          </table:table-cell>
          <table:table-cell table:formula="of:=[Variables.$B$1]" office:value-type="float" office:value="0.005">
            <text:p>0,0050</text:p>
          </table:table-cell>
          <table:table-cell table:number-columns-repeated="1012"/>
        </table:table-row>
        <table:table-row table:style-name="ro1">
          <table:table-cell office:value-type="string">
            <office:annotation draw:style-name="gr4" draw:text-style-name="P1" svg:width="2.899cm" svg:height="1.386cm" svg:x="5.523cm" svg:y="3.393cm" draw:caption-point-x="-0.61cm" draw:caption-point-y="0.469cm">
              <dc:creator>AŠ</dc:creator>
              <dc:date>2010-12-17T00:00:00</dc:date>
              <text:p text:style-name="P1"><text:span text:style-name="T1">~33% to paties lygio Collector t2 energy rate</text:span></text:p>
            </office:annotation>
            <text:p>B Mex t2 energy usage</text:p>
          </table:table-cell>
          <table:table-cell table:formula="of:=[.B21]" office:value-type="float" office:value="4">
            <text:p>4</text:p>
          </table:table-cell>
          <table:table-cell table:formula="of:=[.C21]" office:value-type="float" office:value="0.8">
            <text:p>0,8</text:p>
          </table:table-cell>
          <table:table-cell table:formula="of:=[.D21]" office:value-type="float" office:value="0">
            <text:p>0</text:p>
          </table:table-cell>
          <table:table-cell table:formula="of:=[.E21]" office:value-type="float" office:value="1.45">
            <text:p>1,45</text:p>
          </table:table-cell>
          <table:table-cell table:formula="of:=[.F21]" office:value-type="float" office:value="-0.2">
            <text:p>-0,2</text:p>
          </table:table-cell>
          <table:table-cell table:formula="of:=[.G21]" office:value-type="float" office:value="0.2">
            <text:p>0,2</text:p>
          </table:table-cell>
          <table:table-cell table:formula="of:=[.H21]" office:value-type="float" office:value="0">
            <text:p>0</text:p>
          </table:table-cell>
          <table:table-cell table:formula="of:=[.I21]" office:value-type="float" office:value="0">
            <text:p>0</text:p>
          </table:table-cell>
          <table:table-cell table:style-name="ce25" table:formula="of:=[.$J$8]" office:value-type="float" office:value="4">
            <text:p>4</text:p>
          </table:table-cell>
          <table:table-cell table:formula="of:=[.K21]" office:value-type="float" office:value="1">
            <text:p>1</text:p>
          </table:table-cell>
          <table:table-cell table:formula="of:=[.L21]*0.33" office:value-type="float" office:value="0.0066">
            <text:p>0,0066</text:p>
          </table:table-cell>
          <table:table-cell table:number-columns-repeated="1012"/>
        </table:table-row>
        <table:table-row table:style-name="ro1">
          <table:table-cell office:value-type="string">
            <office:annotation draw:style-name="gr3" draw:text-style-name="P1" svg:width="11.526cm" svg:height="0.991cm" svg:x="5.523cm" svg:y="3.849cm" draw:caption-point-x="-0.61cm" draw:caption-point-y="0.469cm">
              <dc:creator>AŠ</dc:creator>
              <dc:date>2010-12-17T00:00:00</dc:date>
              <text:p text:style-name="P1"><text:span text:style-name="T1">1lvl.: kiek pats išextractina per 1,5val.</text:span><text:span text:style-name="T1"><text:line-break/></text:span><text:span text:style-name="T1">4lvl.: kiek pats išextractina per 36val.</text:span></text:p>
            </office:annotation>
            <text:p>B Mex t2 metal cost</text:p>
          </table:table-cell>
          <table:table-cell office:value-type="float" office:value="-100">
            <text:p>-100</text:p>
          </table:table-cell>
          <table:table-cell table:formula="of:=[.C9]" office:value-type="float" office:value="1.6">
            <text:p>1,6</text:p>
          </table:table-cell>
          <table:table-cell table:formula="of:=[.D9]" office:value-type="float" office:value="0">
            <text:p>0</text:p>
          </table:table-cell>
          <table:table-cell table:formula="of:=[.E9]" office:value-type="float" office:value="1.5">
            <text:p>1,5</text:p>
          </table:table-cell>
          <table:table-cell table:formula="of:=[.F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25" table:formula="of:=[.$J$8]" office:value-type="float" office:value="4">
            <text:p>4</text:p>
          </table:table-cell>
          <table:table-cell office:value-type="float" office:value="0">
            <text:p>0</text:p>
          </table:table-cell>
          <table:table-cell table:style-name="Default" office:value-type="float" office:value="1.6">
            <text:p>1,6</text:p>
          </table:table-cell>
          <table:table-cell table:number-columns-repeated="1012"/>
        </table:table-row>
        <table:table-row table:style-name="ro1">
          <table:table-cell table:style-name="Default" office:value-type="string">
            <office:annotation draw:style-name="gr3" draw:text-style-name="P1" svg:width="9.96cm" svg:height="0.991cm" svg:x="5.523cm" svg:y="4.304cm" draw:caption-point-x="-0.61cm" draw:caption-point-y="0.469cm">
              <dc:creator>AŠ</dc:creator>
              <dc:date>2010-12-17T00:00:00</dc:date>
              <text:p text:style-name="P1"><text:span text:style-name="T1">1lvl: tiek kiek Collector t2 1-am lvl * 3val.</text:span></text:p>
              <text:p text:style-name="P1"><text:span text:style-name="T1">4lvl: tiek kiek Collector t2 4-am lvl * 72val.</text:span></text:p>
            </office:annotation>
            <text:p>B Mex t2 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F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25" table:formula="of:=[.$J$8]" office:value-type="float" office:value="4">
            <text:p>4</text:p>
          </table:table-cell>
          <table:table-cell office:value-type="float" office:value="0">
            <text:p>0</text:p>
          </table:table-cell>
          <table:table-cell table:style-name="Default" table:formula="of:=[.L21]*3600*3" office:value-type="float" office:value="216">
            <text:p>216</text:p>
          </table:table-cell>
          <table:table-cell table:number-columns-repeated="1012"/>
        </table:table-row>
        <table:table-row table:style-name="ro1">
          <table:table-cell table:style-name="Default" office:value-type="string">
            <office:annotation draw:style-name="gr3" draw:text-style-name="P1" svg:width="6.297cm" svg:height="0.991cm" svg:x="5.523cm" svg:y="4.759cm" draw:caption-point-x="-0.61cm" draw:caption-point-y="0.469cm">
              <dc:creator>AŠ</dc:creator>
              <dc:date>2010-12-17T00:00:00</dc:date>
              <text:p text:style-name="P1"><text:span text:style-name="T1">1lvl: kaip zex t1 4lvl per 1val.</text:span></text:p>
              <text:p text:style-name="P1"><text:span text:style-name="T1">4lvl: kaip zex t1 4lvl per 4val.</text:span></text:p>
            </office:annotation>
            <text:p>B Mex t2 zetium cost</text:p>
          </table:table-cell>
          <table:table-cell office:value-type="float" office:value="0">
            <text:p>0</text:p>
          </table:table-cell>
          <table:table-cell table:style-name="ce12" office:value-type="float" office:value="0.14">
            <text:p>0,1400</text:p>
          </table:table-cell>
          <table:table-cell office:value-type="float" office:value="0">
            <text:p>0</text:p>
          </table:table-cell>
          <table:table-cell table:style-name="ce1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25" table:formula="of:=[.$J$8]" office:value-type="float" office:value="4">
            <text:p>4</text:p>
          </table:table-cell>
          <table:table-cell office:value-type="float" office:value="0">
            <text:p>0</text:p>
          </table:table-cell>
          <table:table-cell office:value-type="float" office:value="140">
            <text:p>140,0000</text:p>
          </table:table-cell>
          <table:table-cell table:number-columns-repeated="1012"/>
        </table:table-row>
        <table:table-row table:style-name="ro2">
          <table:table-cell table:style-name="Default"/>
          <table:table-cell table:number-columns-repeated="1023"/>
        </table:table-row>
        <table:table-row table:style-name="ro1">
          <table:table-cell office:value-type="string">
            <office:annotation draw:style-name="gr4" draw:text-style-name="P1" svg:width="2.899cm" svg:height="0.991cm" svg:x="5.523cm" svg:y="5.425cm" draw:caption-point-x="-0.61cm" draw:caption-point-y="0.469cm">
              <dc:creator>AŠ</dc:creator>
              <dc:date>2010-12-17T00:00:00</dc:date>
              <text:p text:style-name="P1"><text:span text:style-name="T1">Irgi iš lempos. Jono lempos.</text:span></text:p>
            </office:annotation>
            <text:p>B Collector t1 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25" office:value-type="float" office:value="10">
            <text:p>10</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text:p>B Collector t1 energy rate</text:p>
          </table:table-cell>
          <table:table-cell office:value-type="float" office:value="0">
            <text:p>0</text:p>
          </table:table-cell>
          <table:table-cell table:style-name="ce12" office:value-type="float" office:value="0.5">
            <text:p>0,5000</text:p>
          </table:table-cell>
          <table:table-cell office:value-type="float" office:value="0">
            <text:p>0</text:p>
          </table:table-cell>
          <table:table-cell table:style-name="ce1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25" office:value-type="float" office:value="10">
            <text:p>10</text:p>
          </table:table-cell>
          <table:table-cell office:value-type="float" office:value="1">
            <text:p>1</text:p>
          </table:table-cell>
          <table:table-cell table:formula="of:=[Variables.$B$2]" office:value-type="float" office:value="0.02">
            <text:p>0,0200</text:p>
          </table:table-cell>
          <table:table-cell table:number-columns-repeated="1012"/>
        </table:table-row>
        <table:table-row table:style-name="ro1">
          <table:table-cell office:value-type="string">
            <text:p>B Collector t1 metal cost</text:p>
          </table:table-cell>
          <table:table-cell table:formula="of:=[.B$3]" office:value-type="float" office:value="0">
            <text:p>0</text:p>
          </table:table-cell>
          <table:table-cell table:formula="of:=[.C$3]" office:value-type="float" office:value="1">
            <text:p>1</text:p>
          </table:table-cell>
          <table:table-cell table:formula="of:=[.D$3]" office:value-type="float" office:value="0">
            <text:p>0</text:p>
          </table:table-cell>
          <table:table-cell table:formula="of:=[.E$3]" office:value-type="float" office:value="1.1">
            <text:p>1,1</text:p>
          </table:table-cell>
          <table:table-cell table:formula="of:=[.F$3]" office:value-type="float" office:value="0">
            <text:p>0</text:p>
          </table:table-cell>
          <table:table-cell table:formula="of:=[.G$3]" office:value-type="float" office:value="0.1">
            <text:p>0,1</text:p>
          </table:table-cell>
          <table:table-cell office:value-type="float" office:value="2">
            <text:p>2</text:p>
          </table:table-cell>
          <table:table-cell office:value-type="float" office:value="-1">
            <text:p>-1</text:p>
          </table:table-cell>
          <table:table-cell table:formula="of:=[.J$3]" office:value-type="float" office:value="10">
            <text:p>10</text:p>
          </table:table-cell>
          <table:table-cell office:value-type="float" office:value="0">
            <text:p>0</text:p>
          </table:table-cell>
          <table:table-cell office:value-type="float" office:value="20">
            <text:p>20,0000</text:p>
          </table:table-cell>
          <table:table-cell table:number-columns-repeated="1012"/>
        </table:table-row>
        <table:table-row table:style-name="ro1">
          <table:table-cell office:value-type="string">
            <text:p>B Collector t1 energy cost</text:p>
          </table:table-cell>
          <table:table-cell office:value-type="float" office:value="0">
            <text:p>0</text:p>
          </table:table-cell>
          <table:table-cell table:style-name="ce12" office:value-type="float" office:value="0.5">
            <text:p>0,5000</text:p>
          </table:table-cell>
          <table:table-cell office:value-type="float" office:value="0">
            <text:p>0</text:p>
          </table:table-cell>
          <table:table-cell table:style-name="ce1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25" office:value-type="float" office:value="10">
            <text:p>10</text:p>
          </table:table-cell>
          <table:table-cell office:value-type="float" office:value="0">
            <text:p>0</text:p>
          </table:table-cell>
          <table:table-cell office:value-type="float" office:value="30">
            <text:p>30,0000</text:p>
          </table:table-cell>
          <table:table-cell table:number-columns-repeated="1012"/>
        </table:table-row>
        <table:table-row table:style-name="ro2">
          <table:table-cell table:number-columns-repeated="2"/>
          <table:table-cell table:style-name="ce12"/>
          <table:table-cell/>
          <table:table-cell table:style-name="ce18"/>
          <table:table-cell table:number-columns-repeated="4"/>
          <table:table-cell table:style-name="ce25"/>
          <table:table-cell table:number-columns-repeated="1014"/>
        </table:table-row>
        <table:table-row table:style-name="ro3">
          <table:table-cell office:value-type="string">
            <office:annotation draw:style-name="gr3" draw:text-style-name="P1" svg:width="6.893cm" svg:height="0.991cm" svg:x="5.523cm" svg:y="7.456cm" draw:caption-point-x="-0.61cm" draw:caption-point-y="0.469cm">
              <dc:creator>AŠ</dc:creator>
              <dc:date>2010-12-17T00:00:00</dc:date>
              <text:p text:style-name="P1"><text:span text:style-name="T1">1lvl: kiek t1 9lvl per 1val</text:span></text:p>
              <text:p text:style-name="P1"><text:span text:style-name="T1">4lvl: 10 x 1lvl</text:span></text:p>
            </office:annotation>
            <text:p>B Collector t2 time</text:p>
          </table:table-cell>
          <table:table-cell office:value-type="float" office:value="0">
            <text:p>0</text:p>
          </table:table-cell>
          <table:table-cell table:style-name="ce17" office:value-type="float" office:value="2000">
            <text:p>2000,000</text:p>
          </table:table-cell>
          <table:table-cell office:value-type="float" office:value="3">
            <text:p>3</text:p>
          </table:table-cell>
          <table:table-cell table:style-name="ce18"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25"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4" draw:text-style-name="P1" svg:width="2.899cm" svg:height="2.176cm" svg:x="5.523cm" svg:y="7.922cm" draw:caption-point-x="-0.61cm" draw:caption-point-y="0.469cm">
              <dc:creator>AŠ</dc:creator>
              <dc:date>2010-12-17T00:00:00</dc:date>
              <text:p text:style-name="P1"><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B Collector t2 energy rate</text:p>
          </table:table-cell>
          <table:table-cell office:value-type="float" office:value="4">
            <text:p>4</text:p>
          </table:table-cell>
          <table:table-cell table:style-name="ce12" office:value-type="float" office:value="0.8">
            <text:p>0,8000</text:p>
          </table:table-cell>
          <table:table-cell/>
          <table:table-cell table:style-name="ce1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25" office:value-type="float" office:value="4">
            <text:p>4</text:p>
          </table:table-cell>
          <table:table-cell office:value-type="float" office:value="1">
            <text:p>1</text:p>
          </table:table-cell>
          <table:table-cell table:formula="of:=[Variables.$B$2]" office:value-type="float" office:value="0.02">
            <text:p>0,0200</text:p>
          </table:table-cell>
          <table:table-cell table:number-columns-repeated="1012"/>
        </table:table-row>
        <table:table-row table:style-name="ro1">
          <table:table-cell office:value-type="string">
            <text:p>B Collector t2 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F3]" office:value-type="float" office:value="0">
            <text:p>0</text:p>
          </table:table-cell>
          <table:table-cell office:value-type="float" office:value="0.5">
            <text:p>0,5</text:p>
          </table:table-cell>
          <table:table-cell table:formula="of:=[.H3]" office:value-type="float" office:value="0">
            <text:p>0</text:p>
          </table:table-cell>
          <table:table-cell table:formula="of:=[.I3]" office:value-type="float" office:value="0">
            <text:p>0</text:p>
          </table:table-cell>
          <table:table-cell office:value-type="float" office:value="4">
            <text:p>4</text:p>
          </table:table-cell>
          <table:table-cell office:value-type="float" office:value="0">
            <text:p>0</text:p>
          </table:table-cell>
          <table:table-cell office:value-type="float" office:value="180">
            <text:p>180,0000</text:p>
          </table:table-cell>
          <table:table-cell table:number-columns-repeated="1012"/>
        </table:table-row>
        <table:table-row table:style-name="ro1">
          <table:table-cell office:value-type="string">
            <text:p>B Collector t2 energy cost</text:p>
          </table:table-cell>
          <table:table-cell office:value-type="float" office:value="4">
            <text:p>4</text:p>
          </table:table-cell>
          <table:table-cell table:style-name="ce12" office:value-type="float" office:value="0.8">
            <text:p>0,8000</text:p>
          </table:table-cell>
          <table:table-cell/>
          <table:table-cell table:style-name="ce1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25" office:value-type="float" office:value="4">
            <text:p>4</text:p>
          </table:table-cell>
          <table:table-cell office:value-type="float" office:value="1">
            <text:p>1</text:p>
          </table:table-cell>
          <table:table-cell office:value-type="float" office:value="220">
            <text:p>220,0000</text:p>
          </table:table-cell>
          <table:table-cell table:number-columns-repeated="1012"/>
        </table:table-row>
        <table:table-row table:style-name="ro1">
          <table:table-cell office:value-type="string">
            <office:annotation draw:style-name="gr3" draw:text-style-name="P1" svg:width="8.415cm" svg:height="0.991cm" svg:x="5.523cm" svg:y="9.287cm" draw:caption-point-x="-0.61cm" draw:caption-point-y="0.469cm">
              <dc:creator>AŠ</dc:creator>
              <dc:date>2010-12-17T00:00:00</dc:date>
              <text:p text:style-name="P1"><text:span text:style-name="T1">1lvl: kaip zex t1 3lvl per 1val.</text:span></text:p>
              <text:p text:style-name="P1"><text:span text:style-name="T1">4lvl: kaip zex t1 3lvl per 5val.</text:span></text:p>
            </office:annotation>
            <text:p>B Collector t2 zetium cost</text:p>
          </table:table-cell>
          <table:table-cell office:value-type="float" office:value="-0.04">
            <text:p>-0,04</text:p>
          </table:table-cell>
          <table:table-cell table:style-name="ce12" office:value-type="float" office:value="0.14">
            <text:p>0,1400</text:p>
          </table:table-cell>
          <table:table-cell office:value-type="float" office:value="0">
            <text:p>0</text:p>
          </table:table-cell>
          <table:table-cell table:style-name="ce1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25" office:value-type="float" office:value="4">
            <text:p>4</text:p>
          </table:table-cell>
          <table:table-cell office:value-type="float" office:value="0">
            <text:p>0</text:p>
          </table:table-cell>
          <table:table-cell office:value-type="float" office:value="140">
            <text:p>140,0000</text:p>
          </table:table-cell>
          <table:table-cell table:number-columns-repeated="1012"/>
        </table:table-row>
        <table:table-row table:style-name="ro2">
          <table:table-cell table:number-columns-repeated="2"/>
          <table:table-cell table:style-name="ce12"/>
          <table:table-cell/>
          <table:table-cell table:style-name="ce18"/>
          <table:table-cell table:number-columns-repeated="4"/>
          <table:table-cell table:style-name="ce25"/>
          <table:table-cell table:number-columns-repeated="1014"/>
        </table:table-row>
        <table:table-row table:style-name="ro1">
          <table:table-cell office:value-type="string">
            <office:annotation draw:style-name="gr4" draw:text-style-name="P1" svg:width="2.899cm" svg:height="0.596cm" svg:x="5.523cm" svg:y="9.953cm" draw:caption-point-x="-0.61cm" draw:caption-point-y="0.469cm">
              <dc:creator>AŠ</dc:creator>
              <dc:date>2010-12-17T00:00:00</dc:date>
              <text:p text:style-name="P1"><text:span text:style-name="T1">1,1 x t2 time</text:span></text:p>
            </office:annotation>
            <text:p>B Collector t3 time</text:p>
          </table:table-cell>
          <table:table-cell table:formula="of:=[.B20]" office:value-type="float" office:value="0">
            <text:p>0</text:p>
          </table:table-cell>
          <table:table-cell table:formula="of:=[.C20]" office:value-type="float" office:value="2000">
            <text:p>2000</text:p>
          </table:table-cell>
          <table:table-cell table:formula="of:=[.D20]" office:value-type="float" office:value="3">
            <text:p>3</text:p>
          </table:table-cell>
          <table:table-cell table:formula="of:=[.E20]" office:value-type="float" office:value="3">
            <text:p>3</text:p>
          </table:table-cell>
          <table:table-cell table:formula="of:=[.F20]" office:value-type="float" office:value="1">
            <text:p>1</text:p>
          </table:table-cell>
          <table:table-cell table:formula="of:=[.G20]" office:value-type="float" office:value="1">
            <text:p>1</text:p>
          </table:table-cell>
          <table:table-cell table:formula="of:=[.H20]" office:value-type="float" office:value="4">
            <text:p>4</text:p>
          </table:table-cell>
          <table:table-cell table:formula="of:=[.I20]" office:value-type="float" office:value="4.1">
            <text:p>4,1</text:p>
          </table:table-cell>
          <table:table-cell table:style-name="ce25" office:value-type="float" office:value="2">
            <text:p>2</text:p>
          </table:table-cell>
          <table:table-cell office:value-type="float" office:value="0">
            <text:p>0</text:p>
          </table:table-cell>
          <table:table-cell office:value-type="float" office:value="1.1">
            <text:p>1,1000</text:p>
          </table:table-cell>
          <table:table-cell table:number-columns-repeated="1012"/>
        </table:table-row>
        <table:table-row table:style-name="ro1">
          <table:table-cell office:value-type="string">
            <office:annotation draw:style-name="gr4" draw:text-style-name="P1" svg:width="2.899cm" svg:height="0.991cm" svg:x="5.523cm" svg:y="10.409cm" draw:caption-point-x="-0.61cm" draw:caption-point-y="0.469cm">
              <dc:creator>AŠ</dc:creator>
              <dc:date>2010-12-17T00:00:00</dc:date>
              <text:p text:style-name="P1"><text:span text:style-name="T1">1lvl: 2,5 x t2 lvl1</text:span></text:p>
              <text:p text:style-name="P1"><text:span text:style-name="T1">2lvl: 2 x 1lvl</text:span></text:p>
            </office:annotation>
            <text:p>B Collector t3 energy rate</text:p>
          </table:table-cell>
          <table:table-cell office:value-type="float" office:value="0">
            <text:p>0</text:p>
          </table:table-cell>
          <table:table-cell table:style-name="ce12" office:value-type="float" office:value="7">
            <text:p>7,0000</text:p>
          </table:table-cell>
          <table:table-cell/>
          <table:table-cell table:style-name="ce18"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25" office:value-type="float" office:value="2">
            <text:p>2</text:p>
          </table:table-cell>
          <table:table-cell office:value-type="float" office:value="1">
            <text:p>1</text:p>
          </table:table-cell>
          <table:table-cell table:formula="of:=[Variables.$B$2]" office:value-type="float" office:value="0.02">
            <text:p>0,0200</text:p>
          </table:table-cell>
          <table:table-cell table:number-columns-repeated="1012"/>
        </table:table-row>
        <table:table-row table:style-name="ro1">
          <table:table-cell office:value-type="string">
            <text:p>B Collector t3 metal cost</text:p>
          </table:table-cell>
          <table:table-cell table:formula="of:=[.B9]" office:value-type="float" office:value="6">
            <text:p>6</text:p>
          </table:table-cell>
          <table:table-cell table:formula="of:=[.C9]" office:value-type="float" office:value="1.6">
            <text:p>1,6</text:p>
          </table:table-cell>
          <table:table-cell table:formula="of:=[.D9]" office:value-type="float" office:value="0">
            <text:p>0</text:p>
          </table:table-cell>
          <table:table-cell table:formula="of:=[.E9]" office:value-type="float" office:value="1.5">
            <text:p>1,5</text:p>
          </table:table-cell>
          <table:table-cell table:formula="of:=[.F9]" office:value-type="float" office:value="0">
            <text:p>0</text:p>
          </table:table-cell>
          <table:table-cell table:formula="of:=[.G9]" office:value-type="float" office:value="0.5">
            <text:p>0,5</text:p>
          </table:table-cell>
          <table:table-cell table:formula="of:=[.H9]" office:value-type="float" office:value="0">
            <text:p>0</text:p>
          </table:table-cell>
          <table:table-cell table:formula="of:=[.I9]" office:value-type="float" office:value="0">
            <text:p>0</text:p>
          </table:table-cell>
          <table:table-cell office:value-type="float" office:value="2">
            <text:p>2</text:p>
          </table:table-cell>
          <table:table-cell office:value-type="float" office:value="0">
            <text:p>0</text:p>
          </table:table-cell>
          <table:table-cell table:formula="of:=[.L9]*12*3600" office:value-type="float" office:value="216">
            <text:p>216,0000</text:p>
          </table:table-cell>
          <table:table-cell table:number-columns-repeated="1012"/>
        </table:table-row>
        <table:table-row table:style-name="ro1">
          <table:table-cell office:value-type="string">
            <text:p>B Collector t3 energy cost</text:p>
          </table:table-cell>
          <table:table-cell table:formula="of:=[.B21]" office:value-type="float" office:value="4">
            <text:p>4</text:p>
          </table:table-cell>
          <table:table-cell table:formula="of:=[.C21]" office:value-type="float" office:value="0.8">
            <text:p>0,8</text:p>
          </table:table-cell>
          <table:table-cell table:formula="of:=[.D21]" office:value-type="float" office:value="0">
            <text:p>0</text:p>
          </table:table-cell>
          <table:table-cell table:formula="of:=[.E21]" office:value-type="float" office:value="1.45">
            <text:p>1,45</text:p>
          </table:table-cell>
          <table:table-cell table:formula="of:=[.F21]" office:value-type="float" office:value="-0.2">
            <text:p>-0,2</text:p>
          </table:table-cell>
          <table:table-cell table:formula="of:=[.G21]" office:value-type="float" office:value="0.2">
            <text:p>0,2</text:p>
          </table:table-cell>
          <table:table-cell table:formula="of:=[.H21]" office:value-type="float" office:value="0">
            <text:p>0</text:p>
          </table:table-cell>
          <table:table-cell table:formula="of:=[.I21]" office:value-type="float" office:value="0">
            <text:p>0</text:p>
          </table:table-cell>
          <table:table-cell office:value-type="float" office:value="2">
            <text:p>2</text:p>
          </table:table-cell>
          <table:table-cell office:value-type="float" office:value="0">
            <text:p>0</text:p>
          </table:table-cell>
          <table:table-cell table:formula="of:=[.L21]*3600*4" office:value-type="float" office:value="288">
            <text:p>288,0000</text:p>
          </table:table-cell>
          <table:table-cell table:number-columns-repeated="1012"/>
        </table:table-row>
        <table:table-row table:style-name="ro1">
          <table:table-cell office:value-type="string">
            <text:p>B Collector t3 zetium cost</text:p>
          </table:table-cell>
          <table:table-cell table:formula="of:=[.B33]" office:value-type="float" office:value="0">
            <text:p>0</text:p>
          </table:table-cell>
          <table:table-cell table:formula="of:=[.C33]" office:value-type="float" office:value="0.14">
            <text:p>0,14</text:p>
          </table:table-cell>
          <table:table-cell table:formula="of:=[.D33]" office:value-type="float" office:value="0">
            <text:p>0</text:p>
          </table:table-cell>
          <table:table-cell table:formula="of:=[.E33]" office:value-type="float" office:value="1.1">
            <text:p>1,1</text:p>
          </table:table-cell>
          <table:table-cell table:formula="of:=[.F33]" office:value-type="float" office:value="0">
            <text:p>0</text:p>
          </table:table-cell>
          <table:table-cell table:formula="of:=[.G33]" office:value-type="float" office:value="0.01">
            <text:p>0,01</text:p>
          </table:table-cell>
          <table:table-cell table:formula="of:=[.H33]" office:value-type="float" office:value="0">
            <text:p>0</text:p>
          </table:table-cell>
          <table:table-cell table:formula="of:=[.I33]" office:value-type="float" office:value="0">
            <text:p>0</text:p>
          </table:table-cell>
          <table:table-cell office:value-type="float" office:value="2">
            <text:p>2</text:p>
          </table:table-cell>
          <table:table-cell office:value-type="float" office:value="0">
            <text:p>0</text:p>
          </table:table-cell>
          <table:table-cell office:value-type="float" office:value="150">
            <text:p>150,0000</text:p>
          </table:table-cell>
          <table:table-cell table:number-columns-repeated="1012"/>
        </table:table-row>
        <table:table-row table:style-name="ro2">
          <table:table-cell table:number-columns-repeated="1024"/>
        </table:table-row>
        <table:table-row table:style-name="ro1">
          <table:table-cell office:value-type="string">
            <text:p>B Zex t1 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25" office:value-type="float" office:value="10">
            <text:p>10</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text:p>B Zex t1 zetium rate</text:p>
          </table:table-cell>
          <table:table-cell office:value-type="float" office:value="0">
            <text:p>0</text:p>
          </table:table-cell>
          <table:table-cell table:style-name="ce12" office:value-type="float" office:value="0.14">
            <text:p>0,1400</text:p>
          </table:table-cell>
          <table:table-cell office:value-type="float" office:value="0">
            <text:p>0</text:p>
          </table:table-cell>
          <table:table-cell table:style-name="ce1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25" office:value-type="float" office:value="10">
            <text:p>10</text:p>
          </table:table-cell>
          <table:table-cell office:value-type="float" office:value="1">
            <text:p>1</text:p>
          </table:table-cell>
          <table:table-cell table:formula="of:=[Variables.$B$3]" office:value-type="float" office:value="0.01">
            <text:p>0,0100</text:p>
          </table:table-cell>
          <table:table-cell table:number-columns-repeated="1012"/>
        </table:table-row>
        <table:table-row table:style-name="ro1">
          <table:table-cell office:value-type="string">
            <office:annotation draw:style-name="gr2" draw:text-style-name="P1" svg:width="5.635cm" svg:height="0.596cm" svg:x="5.523cm" svg:y="13.35cm" draw:caption-point-x="-0.61cm" draw:caption-point-y="0.469cm">
              <dc:creator>AŠ</dc:creator>
              <dc:date>2010-12-17T00:00:00</dc:date>
              <text:p text:style-name="P1"><text:span text:style-name="T1">90% Collector t1 energy rate</text:span></text:p>
            </office:annotation>
            <text:p>B Zex t1 energy usage</text:p>
          </table:table-cell>
          <table:table-cell table:formula="of:=[.B16]" office:value-type="float" office:value="0">
            <text:p>0</text:p>
          </table:table-cell>
          <table:table-cell table:formula="of:=[.C16]" office:value-type="float" office:value="0.5">
            <text:p>0,5</text:p>
          </table:table-cell>
          <table:table-cell table:formula="of:=[.D16]" office:value-type="float" office:value="0">
            <text:p>0</text:p>
          </table:table-cell>
          <table:table-cell table:formula="of:=[.E16]" office:value-type="float" office:value="1.1">
            <text:p>1,1</text:p>
          </table:table-cell>
          <table:table-cell table:formula="of:=[.F16]" office:value-type="float" office:value="0">
            <text:p>0</text:p>
          </table:table-cell>
          <table:table-cell table:formula="of:=[.G16]" office:value-type="float" office:value="0.1">
            <text:p>0,1</text:p>
          </table:table-cell>
          <table:table-cell table:formula="of:=[.H16]" office:value-type="float" office:value="0">
            <text:p>0</text:p>
          </table:table-cell>
          <table:table-cell table:formula="of:=[.I16]" office:value-type="float" office:value="0">
            <text:p>0</text:p>
          </table:table-cell>
          <table:table-cell table:formula="of:=[.J16]" office:value-type="float" office:value="10">
            <text:p>10</text:p>
          </table:table-cell>
          <table:table-cell table:formula="of:=[.K16]" office:value-type="float" office:value="1">
            <text:p>1</text:p>
          </table:table-cell>
          <table:table-cell table:formula="of:=[.L16]*0.9" office:value-type="float" office:value="0.018">
            <text:p>0,0180</text:p>
          </table:table-cell>
          <table:table-cell table:number-columns-repeated="1012"/>
        </table:table-row>
        <table:table-row table:style-name="ro1">
          <table:table-cell office:value-type="string">
            <office:annotation draw:style-name="gr2" draw:text-style-name="P1" svg:width="4.355cm" svg:height="0.596cm" svg:x="5.523cm" svg:y="13.805cm" draw:caption-point-x="-0.61cm" draw:caption-point-y="0.469cm">
              <dc:creator>AŠ</dc:creator>
              <dc:date>2010-12-17T00:00:00</dc:date>
              <text:p text:style-name="P1"><text:span text:style-name="T1">== MEX T1 rate x 1,5val</text:span></text:p>
            </office:annotation>
            <text:p>B Zex t1 metal cost</text:p>
          </table:table-cell>
          <table:table-cell table:formula="of:=[.B3]" office:value-type="float" office:value="0">
            <text:p>0</text:p>
          </table:table-cell>
          <table:table-cell table:formula="of:=[.C3]" office:value-type="float" office:value="1">
            <text:p>1</text:p>
          </table:table-cell>
          <table:table-cell table:formula="of:=[.D3]" office:value-type="float" office:value="0">
            <text:p>0</text:p>
          </table:table-cell>
          <table:table-cell table:formula="of:=[.E3]" office:value-type="float" office:value="1.1">
            <text:p>1,1</text:p>
          </table:table-cell>
          <table:table-cell table:formula="of:=[.F3]" office:value-type="float" office:value="0">
            <text:p>0</text:p>
          </table:table-cell>
          <table:table-cell table:formula="of:=[.G3]" office:value-type="float" office:value="0.1">
            <text:p>0,1</text:p>
          </table:table-cell>
          <table:table-cell table:formula="of:=[.H3]" office:value-type="float" office:value="0">
            <text:p>0</text:p>
          </table:table-cell>
          <table:table-cell table:formula="of:=[.I3]" office:value-type="float" office:value="0">
            <text:p>0</text:p>
          </table:table-cell>
          <table:table-cell table:formula="of:=[.J3]" office:value-type="float" office:value="10">
            <text:p>10</text:p>
          </table:table-cell>
          <table:table-cell office:value-type="float" office:value="0">
            <text:p>0</text:p>
          </table:table-cell>
          <table:table-cell table:formula="of:=[.L3]*4000*1.5" office:value-type="float" office:value="30">
            <text:p>30,0000</text:p>
          </table:table-cell>
          <table:table-cell table:number-columns-repeated="1012"/>
        </table:table-row>
        <table:table-row table:style-name="ro1">
          <table:table-cell office:value-type="string">
            <office:annotation draw:style-name="gr5" draw:text-style-name="P1" svg:width="8.349cm" svg:height="1.781cm" svg:x="5.523cm" svg:y="14.261cm" draw:caption-point-x="-0.61cm" draw:caption-point-y="0.469cm">
              <dc:creator>AŠ</dc:creator>
              <dc:date>2010-12-17T00:00:00</dc:date>
              <text:p text:style-name="P1"><text:span text:style-name="T1">== Collector T1 rate x 3,1val</text:span></text:p>
              <text:p text:style-name="P1"><text:span text:style-name="T1"/></text:p>
              <text:p text:style-name="P1"><text:span text:style-name="T1">Gali būti kad visur energijos kainos bus per didelės. Gali tekti didinti energijos reitus arba mažinti kainus.</text:span></text:p>
            </office:annotation>
            <text:p>B Zex t1 energy cost</text:p>
          </table:table-cell>
          <table:table-cell table:formula="of:=[.B16]" office:value-type="float" office:value="0">
            <text:p>0</text:p>
          </table:table-cell>
          <table:table-cell table:formula="of:=[.C16]" office:value-type="float" office:value="0.5">
            <text:p>0,5</text:p>
          </table:table-cell>
          <table:table-cell table:formula="of:=[.D16]" office:value-type="float" office:value="0">
            <text:p>0</text:p>
          </table:table-cell>
          <table:table-cell table:formula="of:=[.E16]" office:value-type="float" office:value="1.1">
            <text:p>1,1</text:p>
          </table:table-cell>
          <table:table-cell table:formula="of:=[.F16]" office:value-type="float" office:value="0">
            <text:p>0</text:p>
          </table:table-cell>
          <table:table-cell table:formula="of:=[.G16]" office:value-type="float" office:value="0.1">
            <text:p>0,1</text:p>
          </table:table-cell>
          <table:table-cell table:formula="of:=[.H16]" office:value-type="float" office:value="0">
            <text:p>0</text:p>
          </table:table-cell>
          <table:table-cell table:formula="of:=[.I16]" office:value-type="float" office:value="0">
            <text:p>0</text:p>
          </table:table-cell>
          <table:table-cell table:formula="of:=[.J16]" office:value-type="float" office:value="10">
            <text:p>10</text:p>
          </table:table-cell>
          <table:table-cell office:value-type="float" office:value="0">
            <text:p>0</text:p>
          </table:table-cell>
          <table:table-cell table:formula="of:=[.L16]*3.1*3600" office:value-type="float" office:value="223.2">
            <text:p>223,2000</text:p>
          </table:table-cell>
          <table:table-cell table:number-columns-repeated="1012"/>
        </table:table-row>
        <table:table-row table:style-name="ro2">
          <table:table-cell table:number-columns-repeated="1024"/>
        </table:table-row>
        <table:table-row table:style-name="ro3">
          <table:table-cell office:value-type="string">
            <office:annotation draw:style-name="gr6" draw:text-style-name="P1" svg:width="7.577cm" svg:height="2.176cm" svg:x="5.523cm" svg:y="14.927cm" draw:caption-point-x="-0.61cm" draw:caption-point-y="0.469cm">
              <dc:creator>AŠ</dc:creator>
              <dc:date>2010-12-17T00:00:00</dc:date>
              <text:p text:style-name="P1"><text:span text:style-name="T1">1lvl: 4val, tarp 7 ir 8 lygio</text:span></text:p>
              <text:p text:style-name="P1"><text:span text:style-name="T1">4lvl: 10 x 1lvl</text:span></text:p>
              <text:p text:style-name="P1"><text:span text:style-name="T1"/></text:p>
              <text:p text:style-name="P1"><text:span text:style-name="T1">Jho ir Sigis yra fakin papugos: „Keturios valandos!“</text:span></text:p>
            </office:annotation>
            <text:p>B Zex t2 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E32]" office:value-type="float" office:value="4">
            <text:p>4</text:p>
          </table:table-cell>
          <table:table-cell office:value-type="float" office:value="0">
            <text:p>0</text:p>
          </table:table-cell>
          <table:table-cell table:formula="of:=[.G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K32]" office:value-type="float" office:value="0">
            <text:p>0</text:p>
          </table:table-cell>
          <table:table-cell table:style-name="Default" table:formula="of:=[.L32]" office:value-type="float" office:value="1">
            <text:p>1</text:p>
          </table:table-cell>
          <table:table-cell table:number-columns-repeated="1012"/>
        </table:table-row>
        <table:table-row table:style-name="ro1">
          <table:table-cell office:value-type="string">
            <office:annotation draw:style-name="gr4" draw:text-style-name="P1" svg:width="2.899cm" svg:height="2.176cm" svg:x="5.523cm" svg:y="15.392cm" draw:caption-point-x="-0.61cm" draw:caption-point-y="0.469cm">
              <dc:creator>AŠ</dc:creator>
              <dc:date>2010-12-17T00:00:00</dc:date>
              <text:p text:style-name="P1"><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B Zex t2 zetium rate</text:p>
          </table:table-cell>
          <table:table-cell office:value-type="float" office:value="0.6">
            <text:p>0,6</text:p>
          </table:table-cell>
          <table:table-cell table:style-name="ce12" office:value-type="float" office:value="0.24">
            <text:p>0,2400</text:p>
          </table:table-cell>
          <table:table-cell/>
          <table:table-cell table:style-name="ce18"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25" office:value-type="float" office:value="4">
            <text:p>4</text:p>
          </table:table-cell>
          <table:table-cell office:value-type="float" office:value="1">
            <text:p>1</text:p>
          </table:table-cell>
          <table:table-cell table:formula="of:=[Variables.$B$3]" office:value-type="float" office:value="0.01">
            <text:p>0,0100</text:p>
          </table:table-cell>
          <table:table-cell table:number-columns-repeated="1012"/>
        </table:table-row>
        <table:table-row table:style-name="ro1">
          <table:table-cell table:style-name="Default" office:value-type="string">
            <office:annotation draw:style-name="gr2" draw:text-style-name="P1" svg:width="4.995cm" svg:height="0.596cm" svg:x="5.523cm" svg:y="15.847cm" draw:caption-point-x="-0.61cm" draw:caption-point-y="0.469cm">
              <dc:creator>AŠ</dc:creator>
              <dc:date>2010-12-17T00:00:00</dc:date>
              <text:p text:style-name="P1"><text:span text:style-name="T1">90% Collector T2 energy rate</text:span></text:p>
            </office:annotation>
            <text:p>B Zex t2 energy usage</text:p>
          </table:table-cell>
          <table:table-cell table:formula="of:=[.B21]" office:value-type="float" office:value="4">
            <text:p>4</text:p>
          </table:table-cell>
          <table:table-cell table:formula="of:=[.C21]" office:value-type="float" office:value="0.8">
            <text:p>0,8</text:p>
          </table:table-cell>
          <table:table-cell table:formula="of:=[.D21]" office:value-type="float" office:value="0">
            <text:p>0</text:p>
          </table:table-cell>
          <table:table-cell table:formula="of:=[.E21]" office:value-type="float" office:value="1.45">
            <text:p>1,45</text:p>
          </table:table-cell>
          <table:table-cell table:formula="of:=[.F21]" office:value-type="float" office:value="-0.2">
            <text:p>-0,2</text:p>
          </table:table-cell>
          <table:table-cell table:formula="of:=[.G21]" office:value-type="float" office:value="0.2">
            <text:p>0,2</text:p>
          </table:table-cell>
          <table:table-cell table:formula="of:=[.H21]" office:value-type="float" office:value="0">
            <text:p>0</text:p>
          </table:table-cell>
          <table:table-cell table:formula="of:=[.I21]" office:value-type="float" office:value="0">
            <text:p>0</text:p>
          </table:table-cell>
          <table:table-cell table:formula="of:=[.J21]" office:value-type="float" office:value="4">
            <text:p>4</text:p>
          </table:table-cell>
          <table:table-cell table:formula="of:=[.K21]" office:value-type="float" office:value="1">
            <text:p>1</text:p>
          </table:table-cell>
          <table:table-cell table:style-name="Default" table:formula="of:=[.L21]*0.9" office:value-type="float" office:value="0.018">
            <text:p>0,02</text:p>
          </table:table-cell>
          <table:table-cell table:number-columns-repeated="1012"/>
        </table:table-row>
        <table:table-row table:style-name="ro1">
          <table:table-cell table:style-name="Default" office:value-type="string">
            <office:annotation draw:style-name="gr3" draw:text-style-name="P1" svg:width="7.29cm" svg:height="0.991cm" svg:x="5.523cm" svg:y="16.303cm" draw:caption-point-x="-0.61cm" draw:caption-point-y="0.469cm">
              <dc:creator>AŠ</dc:creator>
              <dc:date>2010-12-17T00:00:00</dc:date>
              <text:p text:style-name="P1"><text:span text:style-name="T1">1lvl: MEX T2 lvl1 per 2val</text:span></text:p>
              <text:p text:style-name="P1"><text:span text:style-name="T1">4lvl: 1lvl x 10</text:span></text:p>
            </office:annotation>
            <text:p>B Zex t2 metal cost</text:p>
          </table:table-cell>
          <table:table-cell office:value-type="float" office:value="0">
            <text:p>0</text:p>
          </table:table-cell>
          <table:table-cell office:value-type="float" office:value="3">
            <text:p>3</text:p>
          </table:table-cell>
          <table:table-cell table:formula="of:=[.D9]" office:value-type="float" office:value="0">
            <text:p>0</text:p>
          </table:table-cell>
          <table:table-cell office:value-type="float" office:value="4.4">
            <text:p>4,4</text:p>
          </table:table-cell>
          <table:table-cell table:formula="of:=[.F9]" office:value-type="float" office:value="0">
            <text:p>0</text:p>
          </table:table-cell>
          <table:table-cell table:formula="of:=[.G9]" office:value-type="float" office:value="0.5">
            <text:p>0,5</text:p>
          </table:table-cell>
          <table:table-cell office:value-type="float" office:value="5">
            <text:p>5</text:p>
          </table:table-cell>
          <table:table-cell office:value-type="float" office:value="0">
            <text:p>0</text:p>
          </table:table-cell>
          <table:table-cell table:formula="of:=[.J9]" office:value-type="float" office:value="4">
            <text:p>4</text:p>
          </table:table-cell>
          <table:table-cell office:value-type="float" office:value="0">
            <text:p>0</text:p>
          </table:table-cell>
          <table:table-cell table:style-name="Default" table:formula="of:=[.L9]*2*3600" office:value-type="float" office:value="36">
            <text:p>36</text:p>
          </table:table-cell>
          <table:table-cell table:number-columns-repeated="1012"/>
        </table:table-row>
        <table:table-row table:style-name="ro1">
          <table:table-cell table:style-name="Default" office:value-type="string">
            <office:annotation draw:style-name="gr3" draw:text-style-name="P1" svg:width="6.231cm" svg:height="0.991cm" svg:x="5.523cm" svg:y="16.758cm" draw:caption-point-x="-0.61cm" draw:caption-point-y="0.469cm">
              <dc:creator>AŠ</dc:creator>
              <dc:date>2010-12-17T00:00:00</dc:date>
              <text:p text:style-name="P1"><text:span text:style-name="T1">1lvl: kaip Collector T2 1lvl per 4val</text:span></text:p>
              <text:p text:style-name="P1"><text:span text:style-name="T1">4lvl: 10 x 1lvl</text:span></text:p>
            </office:annotation>
            <text:p>B Zex t2 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table:style-name="Default" office:value-type="string">
            <office:annotation draw:style-name="gr3" draw:text-style-name="P1" svg:width="8.746cm" svg:height="0.991cm" svg:x="5.523cm" svg:y="17.213cm" draw:caption-point-x="-0.61cm" draw:caption-point-y="0.469cm">
              <dc:creator>AŠ</dc:creator>
              <dc:date>2010-12-17T00:00:00</dc:date>
              <text:p text:style-name="P1"><text:span text:style-name="T1">1lvl: Zex T1 5lvl x 1val</text:span></text:p>
              <text:p text:style-name="P1"><text:span text:style-name="T1">4lvl: 1lvl x 10</text:span></text:p>
            </office:annotation>
            <text:p>B Zex t2 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2">
          <table:table-cell table:style-name="Default"/>
          <table:table-cell table:number-columns-repeated="1023"/>
        </table:table-row>
        <table:table-row table:style-name="ro1">
          <table:table-cell office:value-type="string">
            <text:p>B Metal Storage 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25" office:value-type="float" office:value="8">
            <text:p>8</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7.602cm" svg:height="0.991cm" svg:x="5.523cm" svg:y="18.334cm" draw:caption-point-x="-0.61cm" draw:caption-point-y="0.469cm">
              <dc:creator>AŠ</dc:creator>
              <dc:date>2010-12-18T00:00:00</dc:date>
              <text:p text:style-name="P1"><text:span text:style-name="T1">1lvl: tiek kiek T1 MEX 1lvl per 3d.</text:span></text:p>
              <text:p text:style-name="P1"><text:span text:style-name="T1">8lvl: tiek kiek T2 MEX 4lvl per 3d. </text:span></text:p>
            </office:annotation>
            <text:p>B Metal Storage metal storage</text:p>
          </table:table-cell>
          <table:table-cell office:value-type="float" office:value="1500">
            <text:p>1500</text:p>
          </table:table-cell>
          <table:table-cell office:value-type="float" office:value="2900">
            <text:p>2900</text:p>
          </table:table-cell>
          <table:table-cell office:value-type="float" office:value="-1">
            <text:p>-1</text:p>
          </table:table-cell>
          <table:table-cell table:number-columns-repeated="5" office:value-type="float" office:value="0">
            <text:p>0</text:p>
          </table:table-cell>
          <table:table-cell table:style-name="ce25" office:value-type="float" office:value="8">
            <text:p>8</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4" draw:text-style-name="P1" svg:width="7.315cm" svg:height="0.596cm" svg:x="5.523cm" svg:y="18.789cm" draw:caption-point-x="-0.61cm" draw:caption-point-y="0.469cm">
              <dc:creator>AŠ</dc:creator>
              <dc:date>2010-12-18T00:00:00</dc:date>
              <text:p text:style-name="P1"><text:span text:style-name="T1">Storage / 10</text:span></text:p>
            </office:annotation>
            <text:p>B Metal Storage metal cost</text:p>
          </table:table-cell>
          <table:table-cell table:formula="of:=[.B46]" office:value-type="float" office:value="1500">
            <text:p>1500</text:p>
          </table:table-cell>
          <table:table-cell table:formula="of:=[.C46]" office:value-type="float" office:value="2900">
            <text:p>2900</text:p>
          </table:table-cell>
          <table:table-cell table:formula="of:=[.D46]" office:value-type="float" office:value="-1">
            <text:p>-1</text:p>
          </table:table-cell>
          <table:table-cell table:formula="of:=[.E46]" office:value-type="float" office:value="0">
            <text:p>0</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8">
            <text:p>8</text:p>
          </table:table-cell>
          <table:table-cell table:formula="of:=[.K46]" office:value-type="float" office:value="0">
            <text:p>0</text:p>
          </table:table-cell>
          <table:table-cell table:style-name="Default" table:formula="of:=[.L46]/10" office:value-type="float" office:value="0.1">
            <text:p>0,1</text:p>
          </table:table-cell>
          <table:table-cell table:number-columns-repeated="1012"/>
        </table:table-row>
        <table:table-row table:style-name="ro1">
          <table:table-cell office:value-type="string">
            <office:annotation draw:style-name="gr4" draw:text-style-name="P1" svg:width="8.33cm" svg:height="0.596cm" svg:x="5.523cm" svg:y="19.244cm" draw:caption-point-x="-0.61cm" draw:caption-point-y="0.469cm">
              <dc:creator>AŠ</dc:creator>
              <dc:date>2010-12-18T00:00:00</dc:date>
              <text:p text:style-name="P1"><text:span text:style-name="T1">Metal cost / 3</text:span></text:p>
            </office:annotation>
            <text:p>B Metal Storage energy cost</text:p>
          </table:table-cell>
          <table:table-cell table:formula="of:=[.B47]" office:value-type="float" office:value="1500">
            <text:p>1500</text:p>
          </table:table-cell>
          <table:table-cell table:formula="of:=[.C47]" office:value-type="float" office:value="2900">
            <text:p>2900</text:p>
          </table:table-cell>
          <table:table-cell table:formula="of:=[.D47]" office:value-type="float" office:value="-1">
            <text:p>-1</text:p>
          </table:table-cell>
          <table:table-cell table:formula="of:=[.E47]" office:value-type="float" office:value="0">
            <text:p>0</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8">
            <text:p>8</text:p>
          </table:table-cell>
          <table:table-cell table:formula="of:=[.K47]" office:value-type="float" office:value="0">
            <text:p>0</text:p>
          </table:table-cell>
          <table:table-cell table:style-name="Default" table:formula="of:=[.L47]/3" office:value-type="float" office:value="0.0333333333333333">
            <text:p>0,03</text:p>
          </table:table-cell>
          <table:table-cell table:number-columns-repeated="1012"/>
        </table:table-row>
        <table:table-row table:style-name="ro2">
          <table:table-cell table:number-columns-repeated="9"/>
          <table:table-cell table:style-name="ce25"/>
          <table:table-cell table:number-columns-repeated="1014"/>
        </table:table-row>
        <table:table-row table:style-name="ro1">
          <table:table-cell office:value-type="string">
            <text:p>B Energy Storage 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25" office:value-type="float" office:value="8">
            <text:p>8</text:p>
          </table:table-cell>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9.146cm" svg:height="0.991cm" svg:x="5.523cm" svg:y="20.365cm" draw:caption-point-x="-0.61cm" draw:caption-point-y="0.469cm">
              <dc:creator>AŠ</dc:creator>
              <dc:date>2010-12-18T00:00:00</dc:date>
              <text:p text:style-name="P1"><text:span text:style-name="T1">1lvl: tiek kiek T1 Collector 1lvl per 3d.</text:span></text:p>
              <text:p text:style-name="P1"><text:span text:style-name="T1">8lvl: tiek kiek T2 Collector 4lvl per 3d. </text:span></text:p>
            </office:annotation>
            <text:p>B Energy Storage energy storage</text:p>
          </table:table-cell>
          <table:table-cell office:value-type="float" office:value="3000">
            <text:p>3000</text:p>
          </table:table-cell>
          <table:table-cell office:value-type="float" office:value="6000">
            <text:p>6000</text:p>
          </table:table-cell>
          <table:table-cell office:value-type="float" office:value="-1">
            <text:p>-1</text:p>
          </table:table-cell>
          <table:table-cell table:number-columns-repeated="5" office:value-type="float" office:value="0">
            <text:p>0</text:p>
          </table:table-cell>
          <table:table-cell table:style-name="ce25" office:value-type="float" office:value="8">
            <text:p>8</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4" draw:text-style-name="P1" svg:width="2.899cm" svg:height="0.596cm" svg:x="5.523cm" svg:y="20.821cm" draw:caption-point-x="-0.61cm" draw:caption-point-y="0.469cm">
              <dc:creator>AŠ</dc:creator>
              <dc:date>2010-12-18T00:00:00</dc:date>
              <text:p text:style-name="P1"><text:span text:style-name="T1">Storage / 10 / 3</text:span></text:p>
            </office:annotation>
            <text:p>B Energy Storage metal cost</text:p>
          </table:table-cell>
          <table:table-cell table:formula="of:=[.B51]" office:value-type="float" office:value="3000">
            <text:p>3000</text:p>
          </table:table-cell>
          <table:table-cell table:formula="of:=[.C51]" office:value-type="float" office:value="6000">
            <text:p>6000</text:p>
          </table:table-cell>
          <table:table-cell table:formula="of:=[.D51]" office:value-type="float" office:value="-1">
            <text:p>-1</text:p>
          </table:table-cell>
          <table:table-cell table:formula="of:=[.E51]" office:value-type="float" office:value="0">
            <text:p>0</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8">
            <text:p>8</text:p>
          </table:table-cell>
          <table:table-cell table:formula="of:=[.K51]" office:value-type="float" office:value="0">
            <text:p>0</text:p>
          </table:table-cell>
          <table:table-cell table:style-name="Default" table:formula="of:=[.L51]/10/3" office:value-type="float" office:value="0.0333333333333333">
            <text:p>0,03</text:p>
          </table:table-cell>
          <table:table-cell table:number-columns-repeated="1012"/>
        </table:table-row>
        <table:table-row table:style-name="ro1">
          <table:table-cell office:value-type="string">
            <office:annotation draw:style-name="gr4" draw:text-style-name="P1" svg:width="2.899cm" svg:height="0.596cm" svg:x="5.523cm" svg:y="21.276cm" draw:caption-point-x="-0.61cm" draw:caption-point-y="0.469cm">
              <dc:creator>AŠ</dc:creator>
              <dc:date>2010-12-18T00:00:00</dc:date>
              <text:p text:style-name="P1"><text:span text:style-name="T1">Storage / 10</text:span></text:p>
            </office:annotation>
            <text:p>B Energy Storage energy cost</text:p>
          </table:table-cell>
          <table:table-cell table:formula="of:=[.B51]" office:value-type="float" office:value="3000">
            <text:p>3000</text:p>
          </table:table-cell>
          <table:table-cell table:formula="of:=[.C51]" office:value-type="float" office:value="6000">
            <text:p>6000</text:p>
          </table:table-cell>
          <table:table-cell table:formula="of:=[.D51]" office:value-type="float" office:value="-1">
            <text:p>-1</text:p>
          </table:table-cell>
          <table:table-cell table:formula="of:=[.E51]" office:value-type="float" office:value="0">
            <text:p>0</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8">
            <text:p>8</text:p>
          </table:table-cell>
          <table:table-cell table:formula="of:=[.K51]" office:value-type="float" office:value="0">
            <text:p>0</text:p>
          </table:table-cell>
          <table:table-cell table:style-name="Default" table:formula="of:=[.L51]/10" office:value-type="float" office:value="0.1">
            <text:p>0,1</text:p>
          </table:table-cell>
          <table:table-cell table:number-columns-repeated="1012"/>
        </table:table-row>
        <table:table-row table:style-name="ro2">
          <table:table-cell table:number-columns-repeated="9"/>
          <table:table-cell table:style-name="ce25"/>
          <table:table-cell table:number-columns-repeated="1014"/>
        </table:table-row>
        <table:table-row table:style-name="ro1">
          <table:table-cell office:value-type="string">
            <text:p>B Zetium Storage 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25" office:value-type="float" office:value="8">
            <text:p>8</text:p>
          </table:table-cell>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9.279cm" svg:height="0.991cm" svg:x="5.523cm" svg:y="22.397cm" draw:caption-point-x="-0.61cm" draw:caption-point-y="0.469cm">
              <dc:creator>AŠ</dc:creator>
              <dc:date>2010-12-18T00:00:00</dc:date>
              <text:p text:style-name="P1"><text:span text:style-name="T1">1lvl: tiek kiek T1 ZEX 1lvl per 3d.</text:span></text:p>
              <text:p text:style-name="P1"><text:span text:style-name="T1">8lvl: tiek kiek T2 ZEX 4lvl per 3d. </text:span></text:p>
            </office:annotation>
            <text:p>B Zetium Storage zetium storage</text:p>
          </table:table-cell>
          <table:table-cell office:value-type="float" office:value="390">
            <text:p>390</text:p>
          </table:table-cell>
          <table:table-cell office:value-type="float" office:value="1058">
            <text:p>1058</text:p>
          </table:table-cell>
          <table:table-cell office:value-type="float" office:value="-1">
            <text:p>-1</text:p>
          </table:table-cell>
          <table:table-cell table:number-columns-repeated="5" office:value-type="float" office:value="0">
            <text:p>0</text:p>
          </table:table-cell>
          <table:table-cell table:style-name="ce25" office:value-type="float" office:value="8">
            <text:p>8</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4" draw:text-style-name="P1" svg:width="2.899cm" svg:height="0.596cm" svg:x="5.523cm" svg:y="22.852cm" draw:caption-point-x="-0.61cm" draw:caption-point-y="0.469cm">
              <dc:creator>AŠ</dc:creator>
              <dc:date>2010-12-18T00:00:00</dc:date>
              <text:p text:style-name="P1"><text:span text:style-name="T1">Storage / 10</text:span></text:p>
            </office:annotation>
            <text:p>B Zetium Storage metal cost</text:p>
          </table:table-cell>
          <table:table-cell table:formula="of:=[.B56]" office:value-type="float" office:value="390">
            <text:p>390</text:p>
          </table:table-cell>
          <table:table-cell table:formula="of:=[.C56]" office:value-type="float" office:value="1058">
            <text:p>1058</text:p>
          </table:table-cell>
          <table:table-cell table:formula="of:=[.D56]" office:value-type="float" office:value="-1">
            <text:p>-1</text:p>
          </table:table-cell>
          <table:table-cell table:formula="of:=[.E56]" office:value-type="float" office:value="0">
            <text:p>0</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8">
            <text:p>8</text:p>
          </table:table-cell>
          <table:table-cell table:formula="of:=[.K56]" office:value-type="float" office:value="0">
            <text:p>0</text:p>
          </table:table-cell>
          <table:table-cell table:style-name="Default" table:formula="of:=[.L56]/10" office:value-type="float" office:value="0.1">
            <text:p>0,1</text:p>
          </table:table-cell>
          <table:table-cell table:number-columns-repeated="1012"/>
        </table:table-row>
        <table:table-row table:style-name="ro1">
          <table:table-cell office:value-type="string">
            <office:annotation draw:style-name="gr4" draw:text-style-name="P1" svg:width="2.899cm" svg:height="0.596cm" svg:x="5.523cm" svg:y="23.307cm" draw:caption-point-x="-0.61cm" draw:caption-point-y="0.469cm">
              <dc:creator>AŠ</dc:creator>
              <dc:date>2010-12-18T00:00:00</dc:date>
              <text:p text:style-name="P1"><text:span text:style-name="T1">Storage / 10 / 3</text:span></text:p>
            </office:annotation>
            <text:p>B Zetium Storage energy cost</text:p>
          </table:table-cell>
          <table:table-cell table:formula="of:=[.B56]" office:value-type="float" office:value="390">
            <text:p>390</text:p>
          </table:table-cell>
          <table:table-cell table:formula="of:=[.C56]" office:value-type="float" office:value="1058">
            <text:p>1058</text:p>
          </table:table-cell>
          <table:table-cell table:formula="of:=[.D56]" office:value-type="float" office:value="-1">
            <text:p>-1</text:p>
          </table:table-cell>
          <table:table-cell table:formula="of:=[.E56]" office:value-type="float" office:value="0">
            <text:p>0</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8">
            <text:p>8</text:p>
          </table:table-cell>
          <table:table-cell table:formula="of:=[.K56]" office:value-type="float" office:value="0">
            <text:p>0</text:p>
          </table:table-cell>
          <table:table-cell table:style-name="Default" table:formula="of:=[.L56]/10/3" office:value-type="float" office:value="0.0333333333333333">
            <text:p>0,03</text:p>
          </table:table-cell>
          <table:table-cell table:number-columns-repeated="1012"/>
        </table:table-row>
        <table:table-row table:style-name="ro1">
          <table:table-cell office:value-type="string">
            <office:annotation draw:style-name="gr4" draw:text-style-name="P1" svg:width="2.899cm" svg:height="0.596cm" svg:x="5.523cm" svg:y="23.762cm" draw:caption-point-x="-0.61cm" draw:caption-point-y="0.469cm">
              <dc:creator>AŠ</dc:creator>
              <dc:date>2010-12-18T00:00:00</dc:date>
              <text:p text:style-name="P1"><text:span text:style-name="T1">Storage / 10</text:span></text:p>
            </office:annotation>
            <text:p>B Zetium Storage zetium cost</text:p>
          </table:table-cell>
          <table:table-cell table:formula="of:=[.B56]" office:value-type="float" office:value="390">
            <text:p>390</text:p>
          </table:table-cell>
          <table:table-cell table:formula="of:=[.C56]" office:value-type="float" office:value="1058">
            <text:p>1058</text:p>
          </table:table-cell>
          <table:table-cell table:formula="of:=[.D56]" office:value-type="float" office:value="-1">
            <text:p>-1</text:p>
          </table:table-cell>
          <table:table-cell table:formula="of:=[.E56]" office:value-type="float" office:value="0">
            <text:p>0</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8">
            <text:p>8</text:p>
          </table:table-cell>
          <table:table-cell table:formula="of:=[.K56]" office:value-type="float" office:value="0">
            <text:p>0</text:p>
          </table:table-cell>
          <table:table-cell table:style-name="Default" table:formula="of:=[.L56]/10" office:value-type="float" office:value="0.1">
            <text:p>0,1</text:p>
          </table:table-cell>
          <table:table-cell table:number-columns-repeated="1012"/>
        </table:table-row>
        <table:table-row table:style-name="ro4">
          <table:table-cell table:number-columns-repeated="11"/>
          <table:table-cell table:style-name="Default"/>
          <table:table-cell table:number-columns-repeated="1012"/>
        </table:table-row>
        <table:table-row table:style-name="ro1">
          <table:table-cell office:value-type="string">
            <office:annotation draw:style-name="gr4" draw:text-style-name="P1" svg:width="2.899cm" svg:height="0.596cm" svg:x="5.523cm" svg:y="24.449cm" draw:caption-point-x="-0.61cm" draw:caption-point-y="0.469cm">
              <dc:creator>AŠ</dc:creator>
              <dc:date>2010-12-18T00:00:00</dc:date>
              <text:p text:style-name="P1"><text:span text:style-name="T1">Kaip MEX t1 lvl5</text:span></text:p>
            </office:annotation>
            <text:p>B Mothership metal rate</text:p>
          </table:table-cell>
          <table:table-cell table:style-name="ce12" table:formula="of:=SUPERFORMULA(5; [.B3:.L3])" office:value-type="float" office:value="0.02793654735772">
            <text:p>0,0279</text:p>
          </table:table-cell>
          <table:table-cell table:number-columns-repeated="7" office:value-type="float" office:value="0">
            <text:p>0</text:p>
          </table:table-cell>
          <table:table-cell table:number-columns-repeated="2" office:value-type="float" office:value="1">
            <text:p>1</text:p>
          </table:table-cell>
          <table:table-cell table:style-name="Default" office:value-type="float" office:value="1">
            <text:p>1</text:p>
          </table:table-cell>
          <table:table-cell table:number-columns-repeated="1012"/>
        </table:table-row>
        <table:table-row table:style-name="ro1">
          <table:table-cell office:value-type="string">
            <office:annotation draw:style-name="gr2" draw:text-style-name="P1" svg:width="4.049cm" svg:height="0.596cm" svg:x="5.523cm" svg:y="24.905cm" draw:caption-point-x="-0.61cm" draw:caption-point-y="0.469cm">
              <dc:creator>AŠ</dc:creator>
              <dc:date>2010-12-18T00:00:00</dc:date>
              <text:p text:style-name="P1"><text:span text:style-name="T1">Kaip Collector t1 lvl5</text:span></text:p>
            </office:annotation>
            <text:p>B Mothership energy rate</text:p>
          </table:table-cell>
          <table:table-cell table:style-name="ce12" table:formula="of:=SUPERFORMULA(5; [.B16:.L16])" office:value-type="float" office:value="0.0617461894308802">
            <text:p>0,0617</text:p>
          </table:table-cell>
          <table:table-cell table:number-columns-repeated="7" office:value-type="float" office:value="0">
            <text:p>0</text:p>
          </table:table-cell>
          <table:table-cell table:number-columns-repeated="2" office:value-type="float" office:value="1">
            <text:p>1</text:p>
          </table:table-cell>
          <table:table-cell table:style-name="Default" office:value-type="float" office:value="1">
            <text:p>1</text:p>
          </table:table-cell>
          <table:table-cell table:number-columns-repeated="1012"/>
        </table:table-row>
        <table:table-row table:style-name="ro1">
          <table:table-cell office:value-type="string">
            <office:annotation draw:style-name="gr2" draw:text-style-name="P1" svg:width="3.409cm" svg:height="0.596cm" svg:x="5.523cm" svg:y="25.36cm" draw:caption-point-x="-0.61cm" draw:caption-point-y="0.469cm">
              <dc:creator>AŠ</dc:creator>
              <dc:date>2010-12-27T00:00:00</dc:date>
              <text:p text:style-name="P1"><text:span text:style-name="T1">Metal rate x 4d.</text:span></text:p>
            </office:annotation>
            <text:p>B Mothership metal storage</text:p>
          </table:table-cell>
          <table:table-cell table:formula="of:=[.B61]*SDAYS(4)" office:value-type="float" office:value="9654.87076682805">
            <text:p>9654,87</text:p>
          </table:table-cell>
          <table:table-cell table:formula="of:=[.C61]" office:value-type="float" office:value="0">
            <text:p>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office:value-type="float" office:value="1">
            <text:p>1</text:p>
          </table:table-cell>
          <table:table-cell office:value-type="float" office:value="0">
            <text:p>0</text:p>
          </table:table-cell>
          <table:table-cell table:style-name="Default" office:value-type="float" office:value="1">
            <text:p>1</text:p>
          </table:table-cell>
          <table:table-cell table:number-columns-repeated="1012"/>
        </table:table-row>
        <table:table-row table:style-name="ro1">
          <table:table-cell office:value-type="string">
            <office:annotation draw:style-name="gr2" draw:text-style-name="P1" svg:width="3.498cm" svg:height="0.596cm" svg:x="5.523cm" svg:y="25.815cm" draw:caption-point-x="-0.61cm" draw:caption-point-y="0.469cm">
              <dc:creator>AŠ</dc:creator>
              <dc:date>2010-12-18T00:00:00</dc:date>
              <text:p text:style-name="P1"><text:span text:style-name="T1">Collector t1 lvl5 x 4d.</text:span></text:p>
            </office:annotation>
            <text:p>B Mothership energy storage</text:p>
          </table:table-cell>
          <table:table-cell table:formula="of:=[.B62]*3600*24*4" office:value-type="float" office:value="21339.4830673122">
            <text:p>21339,48</text:p>
          </table:table-cell>
          <table:table-cell table:formula="of:=[.C62]" office:value-type="float" office:value="0">
            <text:p>0</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office:value-type="float" office:value="1">
            <text:p>1</text:p>
          </table:table-cell>
          <table:table-cell office:value-type="float" office:value="0">
            <text:p>0</text:p>
          </table:table-cell>
          <table:table-cell table:style-name="Default" table:formula="of:=[.L62]" office:value-type="float" office:value="1">
            <text:p>1</text:p>
          </table:table-cell>
          <table:table-cell table:number-columns-repeated="1012"/>
        </table:table-row>
        <table:table-row table:style-name="ro1">
          <table:table-cell office:value-type="string">
            <office:annotation draw:style-name="gr4" draw:text-style-name="P1" svg:width="2.899cm" svg:height="0.596cm" svg:x="5.523cm" svg:y="26.27cm" draw:caption-point-x="-0.61cm" draw:caption-point-y="0.469cm">
              <dc:creator>AŠ</dc:creator>
              <dc:date>2010-12-18T00:00:00</dc:date>
              <text:p text:style-name="P1"><text:span text:style-name="T1">ZEX T1 lvl5 x 4d.</text:span></text:p>
            </office:annotation>
            <text:p>B Mothership zetium storage</text:p>
          </table:table-cell>
          <table:table-cell table:style-name="ce13" table:formula="of:=SUPERFORMULA(5; [.B33:.L33])*SDAYS(4)" office:value-type="float" office:value="2622.17415336561">
            <text:p>2622,17</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style-name="Default" office:value-type="float" office:value="1">
            <text:p>1</text:p>
          </table:table-cell>
          <table:table-cell table:number-columns-repeated="1012"/>
        </table:table-row>
        <table:table-row table:style-name="ro1">
          <table:table-cell office:value-type="string">
            <office:annotation draw:style-name="gr4" draw:text-style-name="P1" svg:width="2.899cm" svg:height="0.596cm" svg:x="5.523cm" svg:y="26.725cm" draw:caption-point-x="-0.61cm" draw:caption-point-y="0.469cm">
              <dc:creator>AŠ</dc:creator>
              <dc:date>2010-12-27T00:00:00</dc:date>
              <text:p text:style-name="P1"><text:span text:style-name="T1">33% storage</text:span></text:p>
            </office:annotation>
            <text:p>B Mothership metal starting</text:p>
          </table:table-cell>
          <table:table-cell table:formula="of:=[.B63]*0.33" office:value-type="float" office:value="3186.10735305326">
            <text:p>3186,11</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style-name="Default" office:value-type="float" office:value="1">
            <text:p>1</text:p>
          </table:table-cell>
          <table:table-cell table:number-columns-repeated="1012"/>
        </table:table-row>
        <table:table-row table:style-name="ro1">
          <table:table-cell office:value-type="string">
            <office:annotation draw:style-name="gr4" draw:text-style-name="P1" svg:width="2.899cm" svg:height="0.596cm" svg:x="5.523cm" svg:y="27.18cm" draw:caption-point-x="-0.61cm" draw:caption-point-y="0.469cm">
              <dc:creator>AŠ</dc:creator>
              <dc:date>2010-12-27T00:00:00</dc:date>
              <text:p text:style-name="P1"><text:span text:style-name="T1">33% storage</text:span></text:p>
            </office:annotation>
            <text:p>B Mothership energy starting</text:p>
          </table:table-cell>
          <table:table-cell table:formula="of:=[.B64]*0.33" office:value-type="float" office:value="7042.02941221302">
            <text:p>7042,03</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style-name="Default" office:value-type="float" office:value="1">
            <text:p>1</text:p>
          </table:table-cell>
          <table:table-cell table:number-columns-repeated="1012"/>
        </table:table-row>
        <table:table-row table:style-name="ro1">
          <table:table-cell office:value-type="string">
            <text:p>B Mothership zetium starting</text:p>
          </table:table-cell>
          <table:table-cell table:number-columns-repeated="8" office:value-type="float" office:value="0">
            <text:p>0</text:p>
          </table:table-cell>
          <table:table-cell office:value-type="float" office:value="1">
            <text:p>1</text:p>
          </table:table-cell>
          <table:table-cell office:value-type="float" office:value="0">
            <text:p>0</text:p>
          </table:table-cell>
          <table:table-cell table:style-name="Default" office:value-type="float" office:value="1">
            <text:p>1</text:p>
          </table:table-cell>
          <table:table-cell table:number-columns-repeated="1012"/>
        </table:table-row>
        <table:table-row table:style-name="ro2">
          <table:table-cell table:number-columns-repeated="11"/>
          <table:table-cell table:style-name="Default"/>
          <table:table-cell table:number-columns-repeated="1012"/>
        </table:table-row>
        <table:table-row table:style-name="ro3">
          <table:table-cell office:value-type="string">
            <office:annotation draw:style-name="gr2" draw:text-style-name="P1" svg:width="7.272cm" svg:height="0.596cm" svg:x="5.523cm" svg:y="28.301cm" draw:caption-point-x="-0.61cm" draw:caption-point-y="0.469cm">
              <dc:creator>AŠ</dc:creator>
              <dc:date>2010-12-24T00:00:00</dc:date>
              <text:p text:style-name="P1"><text:span text:style-name="T1">1h, nes norisi buildint stuff quick.</text:span></text:p>
            </office:annotation>
            <text:p>B Headquarters 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style-name="Default" office:value-type="float" office:value="1">
            <text:p>1</text:p>
          </table:table-cell>
          <table:table-cell table:number-columns-repeated="1012"/>
        </table:table-row>
        <table:table-row table:style-name="ro1">
          <table:table-cell office:value-type="string">
            <office:annotation draw:style-name="gr4" draw:text-style-name="P1" svg:width="2.899cm" svg:height="0.596cm" svg:x="5.523cm" svg:y="28.767cm" draw:caption-point-x="-0.61cm" draw:caption-point-y="0.469cm">
              <dc:creator>AŠ</dc:creator>
              <dc:date>2010-12-18T00:00:00</dc:date>
              <text:p text:style-name="P1"><text:span text:style-name="T1">Mothership x 0,3</text:span></text:p>
            </office:annotation>
            <text:p>B Headquarters metal rate</text:p>
          </table:table-cell>
          <table:table-cell table:style-name="ce12" table:formula="of:=[.B61]" office:value-type="float" office:value="0.02793654735772">
            <text:p>0,0279</text:p>
          </table:table-cell>
          <table:table-cell table:formula="of:=[.C61]" office:value-type="float" office:value="0">
            <text:p>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1">
            <text:p>1</text:p>
          </table:table-cell>
          <table:table-cell table:formula="of:=[.K61]" office:value-type="float" office:value="1">
            <text:p>1</text:p>
          </table:table-cell>
          <table:table-cell table:style-name="Default" table:formula="of:=[.L61]*0.3" office:value-type="float" office:value="0.3">
            <text:p>0,3</text:p>
          </table:table-cell>
          <table:table-cell table:number-columns-repeated="1012"/>
        </table:table-row>
        <table:table-row table:style-name="ro1">
          <table:table-cell office:value-type="string">
            <office:annotation draw:style-name="gr4" draw:text-style-name="P1" svg:width="2.899cm" svg:height="0.596cm" svg:x="5.523cm" svg:y="29.222cm" draw:caption-point-x="-0.61cm" draw:caption-point-y="0.469cm">
              <dc:creator>AŠ</dc:creator>
              <dc:date>2010-12-18T00:00:00</dc:date>
              <text:p text:style-name="P1"><text:span text:style-name="T1">Mothership x 0,3</text:span></text:p>
            </office:annotation>
            <text:p>B Headquarters energy rate</text:p>
          </table:table-cell>
          <table:table-cell table:style-name="ce12" table:formula="of:=[.B62]" office:value-type="float" office:value="0.0617461894308802">
            <text:p>0,0617</text:p>
          </table:table-cell>
          <table:table-cell table:formula="of:=[.C62]" office:value-type="float" office:value="0">
            <text:p>0</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1">
            <text:p>1</text:p>
          </table:table-cell>
          <table:table-cell table:formula="of:=[.K62]" office:value-type="float" office:value="1">
            <text:p>1</text:p>
          </table:table-cell>
          <table:table-cell table:style-name="Default" table:formula="of:=[.L62]*0.3" office:value-type="float" office:value="0.3">
            <text:p>0,3</text:p>
          </table:table-cell>
          <table:table-cell table:number-columns-repeated="1012"/>
        </table:table-row>
        <table:table-row table:style-name="ro1">
          <table:table-cell office:value-type="string">
            <office:annotation draw:style-name="gr4" draw:text-style-name="P1" svg:width="2.899cm" svg:height="0.596cm" svg:x="5.523cm" svg:y="29.677cm" draw:caption-point-x="-0.61cm" draw:caption-point-y="0.469cm">
              <dc:creator>AŠ</dc:creator>
              <dc:date>2010-12-18T00:00:00</dc:date>
              <text:p text:style-name="P1"><text:span text:style-name="T1">Mothership x 0,3</text:span></text:p>
            </office:annotation>
            <text:p>B Headquarters metal storage</text:p>
          </table:table-cell>
          <table:table-cell table:formula="of:=[.B63]" office:value-type="float" office:value="9654.87076682805">
            <text:p>9654,87</text:p>
          </table:table-cell>
          <table:table-cell table:formula="of:=[.C63]" office:value-type="float" office:value="0">
            <text:p>0</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1">
            <text:p>1</text:p>
          </table:table-cell>
          <table:table-cell table:formula="of:=[.K63]" office:value-type="float" office:value="0">
            <text:p>0</text:p>
          </table:table-cell>
          <table:table-cell table:style-name="Default" table:formula="of:=[.L63]*0.3" office:value-type="float" office:value="0.3">
            <text:p>0,3</text:p>
          </table:table-cell>
          <table:table-cell table:number-columns-repeated="1012"/>
        </table:table-row>
        <table:table-row table:style-name="ro1">
          <table:table-cell office:value-type="string">
            <office:annotation draw:style-name="gr4" draw:text-style-name="P1" svg:width="2.899cm" svg:height="0.596cm" svg:x="5.523cm" svg:y="30.133cm" draw:caption-point-x="-0.61cm" draw:caption-point-y="0.469cm">
              <dc:creator>AŠ</dc:creator>
              <dc:date>2010-12-18T00:00:00</dc:date>
              <text:p text:style-name="P1"><text:span text:style-name="T1">Mothership x 0,3</text:span></text:p>
            </office:annotation>
            <text:p>B Headquarters energy storage</text:p>
          </table:table-cell>
          <table:table-cell table:formula="of:=[.B64]" office:value-type="float" office:value="21339.4830673122">
            <text:p>21339,48</text:p>
          </table:table-cell>
          <table:table-cell table:formula="of:=[.C64]" office:value-type="float" office:value="0">
            <text:p>0</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1">
            <text:p>1</text:p>
          </table:table-cell>
          <table:table-cell table:formula="of:=[.K64]" office:value-type="float" office:value="0">
            <text:p>0</text:p>
          </table:table-cell>
          <table:table-cell table:style-name="Default" table:formula="of:=[.L64]*0.3" office:value-type="float" office:value="0.3">
            <text:p>0,3</text:p>
          </table:table-cell>
          <table:table-cell table:number-columns-repeated="1012"/>
        </table:table-row>
        <table:table-row table:style-name="ro1">
          <table:table-cell office:value-type="string">
            <office:annotation draw:style-name="gr4" draw:text-style-name="P1" svg:width="2.899cm" svg:height="0.596cm" svg:x="5.523cm" svg:y="30.588cm" draw:caption-point-x="-0.61cm" draw:caption-point-y="0.469cm">
              <dc:creator>AŠ</dc:creator>
              <dc:date>2010-12-18T00:00:00</dc:date>
              <text:p text:style-name="P1"><text:span text:style-name="T1">Mothership x 0,3</text:span></text:p>
            </office:annotation>
            <text:p>B Headquarters zetium storage</text:p>
          </table:table-cell>
          <table:table-cell table:formula="of:=[.B65]" office:value-type="float" office:value="2622.17415336561">
            <text:p>2622,17</text:p>
          </table:table-cell>
          <table:table-cell table:formula="of:=[.C65]" office:value-type="float" office:value="0">
            <text:p>0</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1">
            <text:p>1</text:p>
          </table:table-cell>
          <table:table-cell table:formula="of:=[.K65]" office:value-type="float" office:value="0">
            <text:p>0</text:p>
          </table:table-cell>
          <table:table-cell table:style-name="Default" table:formula="of:=[.L65]*0.3" office:value-type="float" office:value="0.3">
            <text:p>0,3</text:p>
          </table:table-cell>
          <table:table-cell table:number-columns-repeated="1012"/>
        </table:table-row>
        <table:table-row table:style-name="ro4">
          <table:table-cell table:number-columns-repeated="1024"/>
        </table:table-row>
        <table:table-row table:style-name="ro5">
          <table:table-cell office:value-type="string">
            <office:annotation draw:style-name="gr3" draw:text-style-name="P1" svg:width="8.047cm" svg:height="0.991cm" svg:x="5.523cm" svg:y="31.275cm" draw:caption-point-x="-0.61cm" draw:caption-point-y="0.469cm">
              <dc:creator>AŠ</dc:creator>
              <dc:date>2010-12-24T00:00:00</dc:date>
              <text:p text:style-name="P1"><text:span text:style-name="T1">1lvl: 3val, jog būtų lengva pasistatyti ir judėti toliau</text:span></text:p>
              <text:p text:style-name="P1"><text:span text:style-name="T1">2lvl: 3d. + 4val, nes tipo uber ultimate</text:span></text:p>
            </office:annotation>
            <text:p>B Radar 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5" draw:text-style-name="P1" svg:width="8.488cm" svg:height="1.781cm" svg:x="5.523cm" svg:y="31.804cm" draw:caption-point-x="-0.61cm" draw:caption-point-y="0.469cm">
              <dc:creator>AŠ</dc:creator>
              <dc:date>2010-12-18T00:00:00</dc:date>
              <text:p text:style-name="P1"><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B Radar 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6.502cm" svg:height="0.991cm" svg:x="5.523cm" svg:y="32.259cm" draw:caption-point-x="-0.61cm" draw:caption-point-y="0.469cm">
              <dc:creator>AŠ</dc:creator>
              <dc:date>2010-12-18T00:00:00</dc:date>
              <text:p text:style-name="P1"><text:span text:style-name="T1">1lvl: kaip T2 Collector 1lvl</text:span></text:p>
              <text:p text:style-name="P1"><text:span text:style-name="T1">2lvl: kaip T2 Collector 4lvl </text:span></text:p>
            </office:annotation>
            <text:p>B Radar energy usage</text:p>
          </table:table-cell>
          <table:table-cell table:style-name="ce12" office:value-type="float" office:value="0.0989">
            <text:p>0,0989</text:p>
          </table:table-cell>
          <table:table-cell table:style-name="ce17"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5.487cm" svg:height="0.991cm" svg:x="5.523cm" svg:y="32.714cm" draw:caption-point-x="-0.61cm" draw:caption-point-y="0.469cm">
              <dc:creator>AŠ</dc:creator>
              <dc:date>2010-12-18T00:00:00</dc:date>
              <text:p text:style-name="P1"><text:span text:style-name="T1">1lvl: MEX t1 lvl5 x 2d</text:span></text:p>
              <text:p text:style-name="P1"><text:span text:style-name="T1">2lvl: 1lvl x 20</text:span></text:p>
            </office:annotation>
            <text:p>B Radar metal cost</text:p>
          </table:table-cell>
          <table:table-cell table:style-name="ce13" table:formula="of:=SUPERFORMULA(5; [.B3:.L3]) * SDAYS(2)" office:value-type="float" office:value="4827.43538341402">
            <text:p>4827,44</text:p>
          </table:table-cell>
          <table:table-cell table:formula="of:=[.B80]*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5.09cm" svg:height="0.991cm" svg:x="5.523cm" svg:y="33.169cm" draw:caption-point-x="-0.61cm" draw:caption-point-y="0.469cm">
              <dc:creator>AŠ</dc:creator>
              <dc:date>2010-12-18T00:00:00</dc:date>
              <text:p text:style-name="P1"><text:span text:style-name="T1">1lvl: Collector t1 lvl5 x 2d</text:span></text:p>
              <text:p text:style-name="P1"><text:span text:style-name="T1">2lvl: 1lvl x 20</text:span></text:p>
            </office:annotation>
            <text:p>B Radar energy cost</text:p>
          </table:table-cell>
          <table:table-cell table:formula="of:=SUPERFORMULA(5; [.B16:.L16]) * SDAYS(2)" office:value-type="float" office:value="10669.7415336561">
            <text:p>10669,74</text:p>
          </table:table-cell>
          <table:table-cell table:formula="of:=[.B81]*20" office:value-type="float" office:value="213394.830673122">
            <text:p>213394,83</text:p>
          </table:table-cell>
          <table:table-cell office:value-type="float" office:value="-1">
            <text:p>-1</text:p>
          </table:table-cell>
          <table:table-cell table:formula="of:=[.E80]" office:value-type="float" office:value="0">
            <text:p>0</text:p>
          </table:table-cell>
          <table:table-cell table:formula="of:=[.F80]" office:value-type="float" office:value="0">
            <text:p>0</text:p>
          </table:table-cell>
          <table:table-cell table:formula="of:=[.G80]" office:value-type="float" office:value="0">
            <text:p>0</text:p>
          </table:table-cell>
          <table:table-cell table:formula="of:=[.H80]" office:value-type="float" office:value="0">
            <text:p>0</text:p>
          </table:table-cell>
          <table:table-cell table:formula="of:=[.I80]" office:value-type="float" office:value="0">
            <text:p>0</text:p>
          </table:table-cell>
          <table:table-cell table:formula="of:=[.J80]" office:value-type="float" office:value="2">
            <text:p>2</text:p>
          </table:table-cell>
          <table:table-cell table:formula="of:=[.K80]" office:value-type="float" office:value="0">
            <text:p>0</text:p>
          </table:table-cell>
          <table:table-cell table:style-name="Default" table:formula="of:=[.L80]" office:value-type="float" office:value="1">
            <text:p>1</text:p>
          </table:table-cell>
          <table:table-cell table:number-columns-repeated="1012"/>
        </table:table-row>
        <table:table-row table:style-name="ro1">
          <table:table-cell office:value-type="string">
            <office:annotation draw:style-name="gr3" draw:text-style-name="P1" svg:width="4.472cm" svg:height="0.991cm" svg:x="5.523cm" svg:y="33.624cm" draw:caption-point-x="-0.61cm" draw:caption-point-y="0.469cm">
              <dc:creator>AŠ</dc:creator>
              <dc:date>2010-12-18T00:00:00</dc:date>
              <text:p text:style-name="P1"><text:span text:style-name="T1">1lvl: ZEX t1 lvl5 x 1d</text:span></text:p>
              <text:p text:style-name="P1"><text:span text:style-name="T1">2lvl: 1lvl x 20</text:span></text:p>
            </office:annotation>
            <text:p>B Radar zetium cost</text:p>
          </table:table-cell>
          <table:table-cell table:formula="of:=SUPERFORMULA(5; [.B33:.L33]) * SDAYS(1)" office:value-type="float" office:value="655.543538341403">
            <text:p>655,54</text:p>
          </table:table-cell>
          <table:table-cell table:formula="of:=[.B82]*20" office:value-type="float" office:value="13110.870766828">
            <text:p>13110,87</text:p>
          </table:table-cell>
          <table:table-cell table:formula="of:=[.D81]" office:value-type="float" office:value="-1">
            <text:p>-1</text:p>
          </table:table-cell>
          <table:table-cell table:formula="of:=[.E81]" office:value-type="float" office:value="0">
            <text:p>0</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2">
            <text:p>2</text:p>
          </table:table-cell>
          <table:table-cell table:formula="of:=[.K81]" office:value-type="float" office:value="0">
            <text:p>0</text:p>
          </table:table-cell>
          <table:table-cell table:style-name="Default" table:formula="of:=[.L81]" office:value-type="float" office:value="1">
            <text:p>1</text:p>
          </table:table-cell>
          <table:table-cell table:number-columns-repeated="1012"/>
        </table:table-row>
        <table:table-row table:style-name="ro2">
          <table:table-cell table:number-columns-repeated="1024"/>
        </table:table-row>
        <table:table-row table:style-name="ro1">
          <table:table-cell office:value-type="string">
            <office:annotation draw:style-name="gr3" draw:text-style-name="P1" svg:width="5.397cm" svg:height="0.991cm" svg:x="5.523cm" svg:y="34.29cm" draw:caption-point-x="-0.61cm" draw:caption-point-y="0.469cm">
              <dc:creator>AŠ</dc:creator>
              <dc:date>2010-12-24T00:00:00</dc:date>
              <text:p text:style-name="P1"><text:span text:style-name="T1">1lvl: ~3,5 trooperio statymo laiko</text:span></text:p>
              <text:p text:style-name="P1"><text:span text:style-name="T1">2-4lvl: + 1lvl * 2,5</text:span></text:p>
            </office:annotation>
            <text:p>B Barracks time</text:p>
          </table:table-cell>
          <table:table-cell table:formula="of:=ROUND(SMINUTES([Units.J52])*3.5)" office:value-type="float" office:value="2940">
            <text:p>2940</text:p>
          </table:table-cell>
          <table:table-cell table:formula="of:=[.B84]*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7.272cm" svg:height="0.991cm" svg:x="5.523cm" svg:y="34.745cm" draw:caption-point-x="-0.61cm" draw:caption-point-y="0.469cm">
              <dc:creator>AŠ</dc:creator>
              <dc:date>2010-12-24T00:00:00</dc:date>
              <text:p text:style-name="P1"><text:span text:style-name="T1">Kiekvienas papildomas lvl duoda 20% statymo greičio.</text:span></text:p>
            </office:annotation>
            <text:p>B Barracks 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5.706cm" svg:height="0.991cm" svg:x="5.523cm" svg:y="35.201cm" draw:caption-point-x="-0.61cm" draw:caption-point-y="0.469cm">
              <dc:creator>AŠ</dc:creator>
              <dc:date>2010-12-24T00:00:00</dc:date>
              <text:p text:style-name="P1"><text:span text:style-name="T1">1lvl: 10x trooper metal cost</text:span></text:p>
              <text:p text:style-name="P1"><text:span text:style-name="T1">2-4lvl: + 1,2 x 1lvl</text:span></text:p>
            </office:annotation>
            <text:p>B Barracks metal cost</text:p>
          </table:table-cell>
          <table:table-cell table:formula="of:=[Units.Q52]*10" office:value-type="float" office:value="2260">
            <text:p>2260</text:p>
          </table:table-cell>
          <table:table-cell table:formula="of:=[.B86]*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5.883cm" svg:height="0.991cm" svg:x="5.523cm" svg:y="35.656cm" draw:caption-point-x="-0.61cm" draw:caption-point-y="0.469cm">
              <dc:creator>AŠ</dc:creator>
              <dc:date>2010-12-24T00:00:00</dc:date>
              <text:p text:style-name="P1"><text:span text:style-name="T1">1lvl: 10x trooper energy cost</text:span></text:p>
              <text:p text:style-name="P1"><text:span text:style-name="T1">2-4lvl: + 1,2 x 1lvl</text:span></text:p>
            </office:annotation>
            <text:p>B Barracks energy cost</text:p>
          </table:table-cell>
          <table:table-cell table:formula="of:=[Units.R52]*10" office:value-type="float" office:value="4520">
            <text:p>4520</text:p>
          </table:table-cell>
          <table:table-cell table:formula="of:=[.B87]*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2">
          <table:table-cell table:number-columns-repeated="1024"/>
        </table:table-row>
        <table:table-row table:style-name="ro1">
          <table:table-cell office:value-type="string">
            <office:annotation draw:style-name="gr3" draw:text-style-name="P1" svg:width="5.684cm" svg:height="0.991cm" svg:x="5.523cm" svg:y="36.322cm" draw:caption-point-x="-0.61cm" draw:caption-point-y="0.469cm">
              <dc:creator>AŠ</dc:creator>
              <dc:date>2010-12-24T00:00:00</dc:date>
              <text:p text:style-name="P1"><text:span text:style-name="T1">1lvl: ~3,5 scorpiono statymo laiko</text:span></text:p>
              <text:p text:style-name="P1"><text:span text:style-name="T1">2-4lvl: + 1lvl * 2,5</text:span></text:p>
            </office:annotation>
            <text:p>B Ground Factory time</text:p>
          </table:table-cell>
          <table:table-cell table:style-name="ce13" table:formula="of:=ROUND(SMINUTES([Units.J56])*3.5)" office:value-type="float" office:value="17220">
            <text:p>17220</text:p>
          </table:table-cell>
          <table:table-cell table:formula="of:=[.B89]*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6.412cm" svg:height="0.991cm" svg:x="5.523cm" svg:y="36.777cm" draw:caption-point-x="-0.61cm" draw:caption-point-y="0.469cm">
              <dc:creator>AŠ</dc:creator>
              <dc:date>2010-12-24T00:00:00</dc:date>
              <text:p text:style-name="P1"><text:span text:style-name="T1">Kiekvienas papildomas lvl duoda 20% statymo greičio.</text:span></text:p>
            </office:annotation>
            <text:p>B Ground Factory 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5.838cm" svg:height="0.991cm" svg:x="5.523cm" svg:y="37.232cm" draw:caption-point-x="-0.61cm" draw:caption-point-y="0.469cm">
              <dc:creator>AŠ</dc:creator>
              <dc:date>2010-12-24T00:00:00</dc:date>
              <text:p text:style-name="P1"><text:span text:style-name="T1">1lvl: 10x scorpion metal cost</text:span></text:p>
              <text:p text:style-name="P1"><text:span text:style-name="T1">2-4lvl: + 1,2 x 1lvl</text:span></text:p>
            </office:annotation>
            <text:p>B Ground Factory metal cost</text:p>
          </table:table-cell>
          <table:table-cell table:formula="of:=[Units.Q56]*10" office:value-type="float" office:value="8217.975">
            <text:p>8217,98</text:p>
          </table:table-cell>
          <table:table-cell table:formula="of:=[.B91]*1.2" office:value-type="float" office:value="9861.57">
            <text:p>9861,57</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6.699cm" svg:height="0.991cm" svg:x="5.523cm" svg:y="37.687cm" draw:caption-point-x="-0.61cm" draw:caption-point-y="0.469cm">
              <dc:creator>AŠ</dc:creator>
              <dc:date>2010-12-27T00:00:00</dc:date>
              <text:p text:style-name="P1"><text:span text:style-name="T1">1lvl: 10x scorpion energy cost</text:span></text:p>
              <text:p text:style-name="P1"><text:span text:style-name="T1">2-4lvl: + 1,2 x 1lvl</text:span></text:p>
            </office:annotation>
            <text:p>B Ground Factory energy cost</text:p>
          </table:table-cell>
          <table:table-cell table:formula="of:=[Units.R56]*10" office:value-type="float" office:value="16435.95">
            <text:p>16435,95</text:p>
          </table:table-cell>
          <table:table-cell table:formula="of:=[.B92]*1.2" office:value-type="float" office:value="19723.14">
            <text:p>19723,1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6.831cm" svg:height="0.991cm" svg:x="5.523cm" svg:y="38.142cm" draw:caption-point-x="-0.61cm" draw:caption-point-y="0.469cm">
              <dc:creator>AŠ</dc:creator>
              <dc:date>2010-12-27T00:00:00</dc:date>
              <text:p text:style-name="P1"><text:span text:style-name="T1">1lvl: 10x scorpion zetium cost</text:span></text:p>
              <text:p text:style-name="P1"><text:span text:style-name="T1">2-4lvl: + 1,2 x 1lvl</text:span></text:p>
            </office:annotation>
            <text:p>B Ground Factory zetium cost</text:p>
          </table:table-cell>
          <table:table-cell table:formula="of:=[Units.S56]*10" office:value-type="float" office:value="547.865">
            <text:p>547,87</text:p>
          </table:table-cell>
          <table:table-cell table:formula="of:=[.B93]*1.2" office:value-type="float" office:value="657.438">
            <text:p>657,4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2">
          <table:table-cell table:number-columns-repeated="1024"/>
        </table:table-row>
        <table:table-row table:style-name="ro1">
          <table:table-cell office:value-type="string">
            <office:annotation draw:style-name="gr3" draw:text-style-name="P1" svg:width="5.772cm" svg:height="0.991cm" svg:x="5.523cm" svg:y="38.808cm" draw:caption-point-x="-0.61cm" draw:caption-point-y="0.469cm">
              <dc:creator>AŠ</dc:creator>
              <dc:date>2010-12-24T00:00:00</dc:date>
              <text:p text:style-name="P1"><text:span text:style-name="T1">1lvl: ~3,5 crow statymo laiko</text:span></text:p>
              <text:p text:style-name="P1"><text:span text:style-name="T1">2-4lvl: + 1lvl * 2,5</text:span></text:p>
            </office:annotation>
            <text:p>B Space Factory time</text:p>
          </table:table-cell>
          <table:table-cell table:style-name="ce13" table:formula="of:=ROUND(SMINUTES([Units.J60])*3.5)" office:value-type="float" office:value="21210">
            <text:p>21210</text:p>
          </table:table-cell>
          <table:table-cell table:formula="of:=[.B95]*2.5" office:value-type="float" office:value="53025">
            <text:p>530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7.162cm" svg:height="0.991cm" svg:x="5.523cm" svg:y="39.263cm" draw:caption-point-x="-0.61cm" draw:caption-point-y="0.469cm">
              <dc:creator>AŠ</dc:creator>
              <dc:date>2010-12-24T00:00:00</dc:date>
              <text:p text:style-name="P1"><text:span text:style-name="T1">Kiekvienas papildomas lvl duoda 20% statymo greičio.</text:span></text:p>
            </office:annotation>
            <text:p>B Space Factory 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6.346cm" svg:height="0.991cm" svg:x="5.523cm" svg:y="39.719cm" draw:caption-point-x="-0.61cm" draw:caption-point-y="0.469cm">
              <dc:creator>AŠ</dc:creator>
              <dc:date>2010-12-24T00:00:00</dc:date>
              <text:p text:style-name="P1"><text:span text:style-name="T1">1lvl: 5x crow metal cost</text:span></text:p>
              <text:p text:style-name="P1"><text:span text:style-name="T1">2-4lvl: + 1,2 x 1lvl</text:span></text:p>
            </office:annotation>
            <text:p>B Space Factory metal cost</text:p>
          </table:table-cell>
          <table:table-cell table:formula="of:=[Units.Q60]*5" office:value-type="float" office:value="14343.75">
            <text:p>14343,75</text:p>
          </table:table-cell>
          <table:table-cell table:formula="of:=[.B97]*1.2" office:value-type="float" office:value="17212.5">
            <text:p>172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6.39cm" svg:height="0.991cm" svg:x="5.523cm" svg:y="40.174cm" draw:caption-point-x="-0.61cm" draw:caption-point-y="0.469cm">
              <dc:creator>AŠ</dc:creator>
              <dc:date>2010-12-24T00:00:00</dc:date>
              <text:p text:style-name="P1"><text:span text:style-name="T1">1lvl: 5x crow energy cost</text:span></text:p>
              <text:p text:style-name="P1"><text:span text:style-name="T1">2-4lvl: + 1,2 x 1lvl</text:span></text:p>
            </office:annotation>
            <text:p>B Space Factory energy cost</text:p>
          </table:table-cell>
          <table:table-cell table:formula="of:=[Units.R60]*5" office:value-type="float" office:value="20081.25">
            <text:p>20081,25</text:p>
          </table:table-cell>
          <table:table-cell table:formula="of:=[.B98]*1.2" office:value-type="float" office:value="24097.5">
            <text:p>2409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5.155cm" svg:height="0.991cm" svg:x="5.523cm" svg:y="40.629cm" draw:caption-point-x="-0.61cm" draw:caption-point-y="0.469cm">
              <dc:creator>AŠ</dc:creator>
              <dc:date>2010-12-24T00:00:00</dc:date>
              <text:p text:style-name="P1"><text:span text:style-name="T1">1lvl: 5x crow zetium cost</text:span></text:p>
              <text:p text:style-name="P1"><text:span text:style-name="T1">2-4lvl: + 1,2 x 1lvl</text:span></text:p>
            </office:annotation>
            <text:p>B Space Factory zetium cost</text:p>
          </table:table-cell>
          <table:table-cell table:formula="of:=[Units.S60]*5" office:value-type="float" office:value="1004.0625">
            <text:p>1004,06</text:p>
          </table:table-cell>
          <table:table-cell table:formula="of:=[.B99]*1.2" office:value-type="float" office:value="1204.875">
            <text:p>1204,8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1">
            <text:p>1,0000</text:p>
          </table:table-cell>
          <table:table-cell table:number-columns-repeated="1012"/>
        </table:table-row>
        <table:table-row table:style-name="ro2">
          <table:table-cell table:number-columns-repeated="1024"/>
        </table:table-row>
        <table:table-row table:style-name="ro1">
          <table:table-cell office:value-type="string">
            <office:annotation draw:style-name="gr3" draw:text-style-name="P1" svg:width="6.191cm" svg:height="0.991cm" svg:x="5.523cm" svg:y="41.295cm" draw:caption-point-x="-0.61cm" draw:caption-point-y="0.469cm">
              <dc:creator>AŠ</dc:creator>
              <dc:date>2010-12-24T00:00:00</dc:date>
              <text:p text:style-name="P1"><text:span text:style-name="T1">1lvl: 5h</text:span></text:p>
              <text:p text:style-name="P1"><text:span text:style-name="T1">2-6lvl: 1,1 * paskutinis lvl</text:span></text:p>
            </office:annotation>
            <text:p>B Research Center time</text:p>
          </table:table-cell>
          <table:table-cell table:formula="of:=SHOURS(5)" office:value-type="float" office:value="18000">
            <text:p>18000</text:p>
          </table:table-cell>
          <table:table-cell table:formula="of:=[.B101]*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6.566cm" svg:height="0.991cm" svg:x="5.523cm" svg:y="41.75cm" draw:caption-point-x="-0.61cm" draw:caption-point-y="0.469cm">
              <dc:creator>AŠ</dc:creator>
              <dc:date>2010-12-27T00:00:00</dc:date>
              <text:p text:style-name="P1"><text:span text:style-name="T1">1lvl: kiek 7 lvl MEX t1 per 12val.</text:span></text:p>
              <text:p text:style-name="P1"><text:span text:style-name="T1">*lvl: 80% 1lvl</text:span></text:p>
            </office:annotation>
            <text:p>B Research Center metal cost</text:p>
          </table:table-cell>
          <table:table-cell table:formula="of:=SUPERFORMULA(7; [.B3:.L3]) * SHOURS(12)" office:value-type="float" office:value="1695.67988345871">
            <text:p>1695,68</text:p>
          </table:table-cell>
          <table:table-cell table:formula="of:=[.B102]*0.8" office:value-type="float" office:value="1356.54390676697">
            <text:p>1356,54</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6.5cm" svg:height="0.991cm" svg:x="5.523cm" svg:y="41.159cm" draw:caption-point-x="-0.61cm" draw:caption-point-y="1.515cm">
              <dc:creator>AŠ</dc:creator>
              <dc:date>2010-12-27T00:00:00</dc:date>
              <text:p text:style-name="P1"><text:span text:style-name="T1">1lvl: kiek 7 lvl Collector t1 per 12val.</text:span></text:p>
              <text:p text:style-name="P1"><text:span text:style-name="T1">*lvl: 80% 1lvl</text:span></text:p>
            </office:annotation>
            <text:p>B Research Center energy cost</text:p>
          </table:table-cell>
          <table:table-cell table:formula="of:=SUPERFORMULA(7; [.B16:.L16]) * SHOURS(12)" office:value-type="float" office:value="3758.71953383483">
            <text:p>3758,72</text:p>
          </table:table-cell>
          <table:table-cell table:formula="of:=[.B103]*0.8" office:value-type="float" office:value="3006.97562706786">
            <text:p>3006,9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office:value-type="string">
            <office:annotation draw:style-name="gr3" draw:text-style-name="P1" svg:width="5.441cm" svg:height="0.991cm" svg:x="5.523cm" svg:y="42.66cm" draw:caption-point-x="-0.61cm" draw:caption-point-y="0.469cm">
              <dc:creator>AŠ</dc:creator>
              <dc:date>2010-12-27T00:00:00</dc:date>
              <text:p text:style-name="P1"><text:span text:style-name="T1">1lvl: kiek 6 lvl ZEX t1 per 1d.</text:span></text:p>
              <text:p text:style-name="P1"><text:span text:style-name="T1">*lvl: 80% 1lvl</text:span></text:p>
            </office:annotation>
            <text:p>B Research Center zetium cost</text:p>
          </table:table-cell>
          <table:table-cell table:formula="of:=SUPERFORMULA(6; [.B33:.L33]) * SDAYS(1)" office:value-type="float" office:value="787.772625348452">
            <text:p>787,77</text:p>
          </table:table-cell>
          <table:table-cell table:formula="of:=[.B104]*0.8" office:value-type="float" office:value="630.218100278762">
            <text:p>630,2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table:style-name="ce5" office:value-type="string">
            <office:annotation draw:style-name="gr4" draw:text-style-name="P1" svg:width="2.899cm" svg:height="0.991cm" svg:x="5.523cm" svg:y="43.115cm" draw:caption-point-x="-0.61cm" draw:caption-point-y="0.469cm">
              <dc:creator>AŠ</dc:creator>
              <dc:date>2010-12-24T00:00:00</dc:date>
              <text:p text:style-name="P1"><text:span text:style-name="T1">Eksponentinė priklausomybė</text:span></text:p>
            </office:annotation>
            <text:p>B Research Center 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office:value-type="float" office:value="1">
            <text:p>1,0000</text:p>
          </table:table-cell>
          <table:table-cell table:number-columns-repeated="1012"/>
        </table:table-row>
        <table:table-row table:style-name="ro2">
          <table:table-cell table:number-columns-repeated="1024"/>
        </table:table-row>
        <table:table-row table:style-name="ro1">
          <table:table-cell office:value-type="string">
            <text:p>T Fiery Melters time</text:p>
          </table:table-cell>
          <table:table-cell table:number-columns-repeated="1023"/>
        </table:table-row>
        <table:table-row table:style-name="ro1">
          <table:table-cell office:value-type="string">
            <text:p>T Fiery Melters metal cost</text:p>
          </table:table-cell>
          <table:table-cell table:number-columns-repeated="1023"/>
        </table:table-row>
        <table:table-row table:style-name="ro1">
          <table:table-cell office:value-type="string">
            <text:p>T Fiery Melters energy cost</text:p>
          </table:table-cell>
          <table:table-cell table:number-columns-repeated="1023"/>
        </table:table-row>
        <table:table-row table:style-name="ro1">
          <table:table-cell table:style-name="ce5" office:value-type="string">
            <text:p>T Fiery Melters zetium cost</text:p>
          </table:table-cell>
          <table:table-cell table:number-columns-repeated="1023"/>
        </table:table-row>
        <table:table-row table:style-name="ro1">
          <table:table-cell table:style-name="ce5" office:value-type="string">
            <text:p>T Fiery Melters scientists min</text:p>
          </table:table-cell>
          <table:table-cell table:number-columns-repeated="1023"/>
        </table:table-row>
        <table:table-row table:style-name="ro1">
          <table:table-cell office:value-type="string">
            <text:p>T Fiery Melters M gen mod</text:p>
          </table:table-cell>
          <table:table-cell table:number-columns-repeated="1023"/>
        </table:table-row>
        <table:table-row table:style-name="ro1">
          <table:table-cell office:value-type="string">
            <text:p>T Fiery Melters M store mod</text:p>
          </table:table-cell>
          <table:table-cell table:number-columns-repeated="1023"/>
        </table:table-row>
        <table:table-row table:style-name="ro4">
          <table:table-cell table:number-columns-repeated="1024"/>
        </table:table-row>
        <table:table-row table:style-name="ro1">
          <table:table-cell office:value-type="string">
            <text:p>T Mex t2 time</text:p>
          </table:table-cell>
          <table:table-cell table:number-columns-repeated="1023"/>
        </table:table-row>
        <table:table-row table:style-name="ro1">
          <table:table-cell office:value-type="string">
            <text:p>T Mex t2 metal cost</text:p>
          </table:table-cell>
          <table:table-cell table:number-columns-repeated="1023"/>
        </table:table-row>
        <table:table-row table:style-name="ro1">
          <table:table-cell office:value-type="string">
            <text:p>T Mex t2 energy cost</text:p>
          </table:table-cell>
          <table:table-cell table:number-columns-repeated="1023"/>
        </table:table-row>
        <table:table-row table:style-name="ro1">
          <table:table-cell table:style-name="ce5" office:value-type="string">
            <text:p>T Mex t2 zetium cost</text:p>
          </table:table-cell>
          <table:table-cell table:number-columns-repeated="1023"/>
        </table:table-row>
        <table:table-row table:style-name="ro1">
          <table:table-cell table:style-name="ce5" office:value-type="string">
            <text:p>T Mex t2 scientists min</text:p>
          </table:table-cell>
          <table:table-cell table:number-columns-repeated="1023"/>
        </table:table-row>
        <table:table-row table:style-name="ro2">
          <table:table-cell table:number-columns-repeated="1024"/>
        </table:table-row>
        <table:table-row table:style-name="ro1">
          <table:table-cell office:value-type="string">
            <text:p>T SCond. Tech. time</text:p>
          </table:table-cell>
          <table:table-cell table:number-columns-repeated="1023"/>
        </table:table-row>
        <table:table-row table:style-name="ro1">
          <table:table-cell office:value-type="string">
            <text:p>T SCond. Tech. metal cost</text:p>
          </table:table-cell>
          <table:table-cell table:number-columns-repeated="1023"/>
        </table:table-row>
        <table:table-row table:style-name="ro1">
          <table:table-cell office:value-type="string">
            <text:p>T SCond. Tech. energy cost</text:p>
          </table:table-cell>
          <table:table-cell table:number-columns-repeated="1023"/>
        </table:table-row>
        <table:table-row table:style-name="ro1">
          <table:table-cell table:style-name="ce5" office:value-type="string">
            <text:p>T SCond. Tech. zetium cost</text:p>
          </table:table-cell>
          <table:table-cell table:number-columns-repeated="1023"/>
        </table:table-row>
        <table:table-row table:style-name="ro1">
          <table:table-cell table:style-name="ce5" office:value-type="string">
            <text:p>T SCond. Tech. scientists min</text:p>
          </table:table-cell>
          <table:table-cell table:number-columns-repeated="1023"/>
        </table:table-row>
        <table:table-row table:style-name="ro6">
          <table:table-cell office:value-type="string">
            <text:p>T SCond. Tech. E gen mod</text:p>
          </table:table-cell>
          <table:table-cell table:number-columns-repeated="1023"/>
        </table:table-row>
        <table:table-row table:style-name="ro1">
          <table:table-cell office:value-type="string">
            <text:p>T SCond. Tech. E store mod</text:p>
          </table:table-cell>
          <table:table-cell table:number-columns-repeated="1023"/>
        </table:table-row>
        <table:table-row table:style-name="ro7">
          <table:table-cell table:number-columns-repeated="1024"/>
        </table:table-row>
        <table:table-row table:style-name="ro1">
          <table:table-cell office:value-type="string">
            <text:p>T Zex t2 time</text:p>
          </table:table-cell>
          <table:table-cell table:number-columns-repeated="1023"/>
        </table:table-row>
        <table:table-row table:style-name="ro1">
          <table:table-cell office:value-type="string">
            <text:p>T Zex t2 metal cost</text:p>
          </table:table-cell>
          <table:table-cell table:number-columns-repeated="1023"/>
        </table:table-row>
        <table:table-row table:style-name="ro1">
          <table:table-cell office:value-type="string">
            <text:p>T Zex t2 energy cost</text:p>
          </table:table-cell>
          <table:table-cell table:number-columns-repeated="1023"/>
        </table:table-row>
        <table:table-row table:style-name="ro1">
          <table:table-cell table:style-name="ce5" office:value-type="string">
            <text:p>T Zex t2 zetium cost</text:p>
          </table:table-cell>
          <table:table-cell table:number-columns-repeated="1023"/>
        </table:table-row>
        <table:table-row table:style-name="ro1">
          <table:table-cell table:style-name="ce5" office:value-type="string">
            <text:p>T Zex t2 scientists min</text:p>
          </table:table-cell>
          <table:table-cell table:number-columns-repeated="1023"/>
        </table:table-row>
        <table:table-row table:style-name="ro2">
          <table:table-cell table:number-columns-repeated="1024"/>
        </table:table-row>
        <table:table-row table:style-name="ro1">
          <table:table-cell office:value-type="string">
            <text:p>T Geothermal Plant time</text:p>
          </table:table-cell>
          <table:table-cell table:number-columns-repeated="1023"/>
        </table:table-row>
        <table:table-row table:style-name="ro1">
          <table:table-cell office:value-type="string">
            <text:p>T Geothermal Plant metal cost</text:p>
          </table:table-cell>
          <table:table-cell table:number-columns-repeated="1023"/>
        </table:table-row>
        <table:table-row table:style-name="ro1">
          <table:table-cell office:value-type="string">
            <text:p>T Geothermal Plant energy cost</text:p>
          </table:table-cell>
          <table:table-cell table:number-columns-repeated="1023"/>
        </table:table-row>
        <table:table-row table:style-name="ro1">
          <table:table-cell table:style-name="ce5" office:value-type="string">
            <text:p>T Geothermal Plant zetium cost</text:p>
          </table:table-cell>
          <table:table-cell table:number-columns-repeated="1023"/>
        </table:table-row>
        <table:table-row table:style-name="ro1">
          <table:table-cell table:style-name="ce5" office:value-type="string">
            <text:p>T Geothermal Plant scientists min</text:p>
          </table:table-cell>
          <table:table-cell table:number-columns-repeated="1023"/>
        </table:table-row>
        <table:table-row table:style-name="ro2">
          <table:table-cell table:number-columns-repeated="1024"/>
        </table:table-row>
        <table:table-row table:style-name="ro1">
          <table:table-cell office:value-type="string">
            <text:p>T Zetium Extraction time</text:p>
          </table:table-cell>
          <table:table-cell table:number-columns-repeated="1023"/>
        </table:table-row>
        <table:table-row table:style-name="ro1">
          <table:table-cell office:value-type="string">
            <text:p>T Zetium Extraction metal cost</text:p>
          </table:table-cell>
          <table:table-cell table:number-columns-repeated="1023"/>
        </table:table-row>
        <table:table-row table:style-name="ro1">
          <table:table-cell office:value-type="string">
            <text:p>T Zetium Extraction energy cost</text:p>
          </table:table-cell>
          <table:table-cell table:number-columns-repeated="1023"/>
        </table:table-row>
        <table:table-row table:style-name="ro1">
          <table:table-cell table:style-name="ce5" office:value-type="string">
            <text:p>T Zetium Extraction scientists min</text:p>
          </table:table-cell>
          <table:table-cell table:number-columns-repeated="1023"/>
        </table:table-row>
        <table:table-row table:style-name="ro2">
          <table:table-cell table:number-columns-repeated="1024"/>
        </table:table-row>
        <table:table-row table:style-name="ro1">
          <table:table-cell office:value-type="string">
            <text:p>T Powd. Zet. time</text:p>
          </table:table-cell>
          <table:table-cell table:number-columns-repeated="1023"/>
        </table:table-row>
        <table:table-row table:style-name="ro1">
          <table:table-cell office:value-type="string">
            <text:p>T Powd. Zet. metal cost</text:p>
          </table:table-cell>
          <table:table-cell table:number-columns-repeated="1023"/>
        </table:table-row>
        <table:table-row table:style-name="ro1">
          <table:table-cell office:value-type="string">
            <text:p>T Powd. Zet. energy cost</text:p>
          </table:table-cell>
          <table:table-cell table:number-columns-repeated="1023"/>
        </table:table-row>
        <table:table-row table:style-name="ro1">
          <table:table-cell table:style-name="ce5" office:value-type="string">
            <text:p>T Powd. Zet. zetium cost</text:p>
          </table:table-cell>
          <table:table-cell table:number-columns-repeated="1023"/>
        </table:table-row>
        <table:table-row table:style-name="ro1">
          <table:table-cell table:style-name="ce5" office:value-type="string">
            <text:p>T Powd. Zet. scientists min</text:p>
          </table:table-cell>
          <table:table-cell table:number-columns-repeated="1023"/>
        </table:table-row>
        <table:table-row table:style-name="ro1">
          <table:table-cell office:value-type="string">
            <text:p>T Powd. Zet. Z gen mod</text:p>
          </table:table-cell>
          <table:table-cell table:number-columns-repeated="1023"/>
        </table:table-row>
        <table:table-row table:style-name="ro1">
          <table:table-cell office:value-type="string">
            <text:p>T Powd. Zet. Z store mod</text:p>
          </table:table-cell>
          <table:table-cell table:number-columns-repeated="1023"/>
        </table:table-row>
        <table:table-row table:style-name="ro2">
          <table:table-cell table:number-columns-repeated="1024"/>
        </table:table-row>
        <table:table-row table:style-name="ro1">
          <table:table-cell office:value-type="string">
            <text:p>T Zex t2 time</text:p>
          </table:table-cell>
          <table:table-cell table:number-columns-repeated="1023"/>
        </table:table-row>
        <table:table-row table:style-name="ro1">
          <table:table-cell office:value-type="string">
            <text:p>T Zex t2 metal cost</text:p>
          </table:table-cell>
          <table:table-cell table:number-columns-repeated="1023"/>
        </table:table-row>
        <table:table-row table:style-name="ro1">
          <table:table-cell office:value-type="string">
            <text:p>T Zex t2 energy cost</text:p>
          </table:table-cell>
          <table:table-cell table:number-columns-repeated="1023"/>
        </table:table-row>
        <table:table-row table:style-name="ro1">
          <table:table-cell table:style-name="ce5" office:value-type="string">
            <text:p>T Zex t2 zetium cost</text:p>
          </table:table-cell>
          <table:table-cell table:number-columns-repeated="1023"/>
        </table:table-row>
        <table:table-row table:style-name="ro1">
          <table:table-cell table:style-name="ce5" office:value-type="string">
            <text:p>T Zex t2 scientists min</text:p>
          </table:table-cell>
          <table:table-cell table:number-columns-repeated="1023"/>
        </table:table-row>
        <table:table-row table:style-name="ro2">
          <table:table-cell table:number-columns-repeated="1024"/>
        </table:table-row>
        <table:table-row table:style-name="ro1">
          <table:table-cell office:value-type="string">
            <text:p>T Seeker time</text:p>
          </table:table-cell>
          <table:table-cell office:value-type="float" office:value="-2200">
            <text:p>-2200</text:p>
          </table:table-cell>
          <table:table-cell office:value-type="float" office:value="2000">
            <text:p>2000</text:p>
          </table:table-cell>
          <table:table-cell office:value-type="float" office:value="3">
            <text:p>3</text:p>
          </table:table-cell>
          <table:table-cell office:value-type="float" office:value="5">
            <text:p>5</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8">
            <text:p>8</text:p>
          </table:table-cell>
          <table:table-cell table:style-name="ce25" office:value-type="float" office:value="6">
            <text:p>6</text:p>
          </table:table-cell>
          <table:table-cell/>
          <table:table-cell office:value-type="float" office:value="1">
            <text:p>1,0000</text:p>
          </table:table-cell>
          <table:table-cell table:number-columns-repeated="1012"/>
        </table:table-row>
        <table:table-row table:style-name="ro1">
          <table:table-cell office:value-type="string">
            <text:p>T Seeker metal cost</text:p>
          </table:table-cell>
          <table:table-cell table:number-columns-repeated="1023"/>
        </table:table-row>
        <table:table-row table:style-name="ro1">
          <table:table-cell office:value-type="string">
            <text:p>T Seeker energy cost</text:p>
          </table:table-cell>
          <table:table-cell table:number-columns-repeated="1023"/>
        </table:table-row>
        <table:table-row table:style-name="ro1">
          <table:table-cell table:style-name="ce5" office:value-type="string">
            <text:p>T Seeker zetium cost</text:p>
          </table:table-cell>
          <table:table-cell table:number-columns-repeated="1023"/>
        </table:table-row>
        <table:table-row table:style-name="ro1">
          <table:table-cell table:style-name="ce5" office:value-type="string">
            <text:p>T Seeker scientists min</text:p>
          </table:table-cell>
          <table:table-cell table:number-columns-repeated="1023"/>
        </table:table-row>
        <table:table-row table:style-name="ro1">
          <table:table-cell office:value-type="string">
            <text:p>T Seeker armor mod</text:p>
          </table:table-cell>
          <table:table-cell table:number-columns-repeated="1023"/>
        </table:table-row>
        <table:table-row table:style-name="ro1">
          <table:table-cell office:value-type="string">
            <text:p>T Seeker damage mod</text:p>
          </table:table-cell>
          <table:table-cell table:number-columns-repeated="1023"/>
        </table:table-row>
        <table:table-row table:style-name="ro4">
          <table:table-cell table:number-columns-repeated="1024"/>
        </table:table-row>
        <table:table-row table:style-name="ro1">
          <table:table-cell office:value-type="string">
            <text:p>T Shocker time</text:p>
          </table:table-cell>
          <table:table-cell table:number-columns-repeated="1023"/>
        </table:table-row>
        <table:table-row table:style-name="ro1">
          <table:table-cell office:value-type="string">
            <text:p>T Shocker metal cost</text:p>
          </table:table-cell>
          <table:table-cell table:number-columns-repeated="1023"/>
        </table:table-row>
        <table:table-row table:style-name="ro1">
          <table:table-cell office:value-type="string">
            <text:p>T Shocker energy cost</text:p>
          </table:table-cell>
          <table:table-cell table:number-columns-repeated="1023"/>
        </table:table-row>
        <table:table-row table:style-name="ro1">
          <table:table-cell table:style-name="ce5" office:value-type="string">
            <text:p>T Shocker zetium cost</text:p>
          </table:table-cell>
          <table:table-cell table:number-columns-repeated="1023"/>
        </table:table-row>
        <table:table-row table:style-name="ro1">
          <table:table-cell table:style-name="ce5" office:value-type="string">
            <text:p>T Shocker scientists min</text:p>
          </table:table-cell>
          <table:table-cell table:number-columns-repeated="1023"/>
        </table:table-row>
        <table:table-row table:style-name="ro1">
          <table:table-cell office:value-type="string">
            <text:p>T Shocker armor mod</text:p>
          </table:table-cell>
          <table:table-cell table:number-columns-repeated="1023"/>
        </table:table-row>
        <table:table-row table:style-name="ro1">
          <table:table-cell office:value-type="string">
            <text:p>T Shocker damage mod</text:p>
          </table:table-cell>
          <table:table-cell table:number-columns-repeated="1023"/>
        </table:table-row>
        <table:table-row table:style-name="ro2">
          <table:table-cell table:number-columns-repeated="1024"/>
        </table:table-row>
        <table:table-row table:style-name="ro1">
          <table:table-cell office:value-type="string">
            <text:p>T Metabolic Chargers time</text:p>
          </table:table-cell>
          <table:table-cell table:number-columns-repeated="1023"/>
        </table:table-row>
        <table:table-row table:style-name="ro1">
          <table:table-cell office:value-type="string">
            <text:p>T Metabolic Chargers metal cost</text:p>
          </table:table-cell>
          <table:table-cell table:number-columns-repeated="1023"/>
        </table:table-row>
        <table:table-row table:style-name="ro1">
          <table:table-cell office:value-type="string">
            <text:p>T Metabolic Chargers energy cost</text:p>
          </table:table-cell>
          <table:table-cell table:number-columns-repeated="1023"/>
        </table:table-row>
        <table:table-row table:style-name="ro1">
          <table:table-cell table:style-name="ce5" office:value-type="string">
            <text:p>T Metabolic Chargers zetium cost</text:p>
          </table:table-cell>
          <table:table-cell table:number-columns-repeated="1023"/>
        </table:table-row>
        <table:table-row table:style-name="ro1">
          <table:table-cell table:style-name="ce5" office:value-type="string">
            <text:p>T Metabolic Chargers scientists min</text:p>
          </table:table-cell>
          <table:table-cell table:number-columns-repeated="1023"/>
        </table:table-row>
        <table:table-row table:style-name="ro1">
          <table:table-cell office:value-type="string">
            <text:p>T Metabolic Chargers armor mod</text:p>
          </table:table-cell>
          <table:table-cell table:number-columns-repeated="1023"/>
        </table:table-row>
        <table:table-row table:style-name="ro2">
          <table:table-cell table:number-columns-repeated="1024"/>
        </table:table-row>
        <table:table-row table:style-name="ro1">
          <table:table-cell office:value-type="string">
            <text:p>T HV Charges time</text:p>
          </table:table-cell>
          <table:table-cell table:number-columns-repeated="1023"/>
        </table:table-row>
        <table:table-row table:style-name="ro1">
          <table:table-cell office:value-type="string">
            <text:p>T HV Charges metal cost</text:p>
          </table:table-cell>
          <table:table-cell table:number-columns-repeated="1023"/>
        </table:table-row>
        <table:table-row table:style-name="ro1">
          <table:table-cell office:value-type="string">
            <text:p>T HV Charges energy cost</text:p>
          </table:table-cell>
          <table:table-cell table:number-columns-repeated="1023"/>
        </table:table-row>
        <table:table-row table:style-name="ro1">
          <table:table-cell table:style-name="ce5" office:value-type="string">
            <text:p>T HV Charges zetium cost</text:p>
          </table:table-cell>
          <table:table-cell table:number-columns-repeated="1023"/>
        </table:table-row>
        <table:table-row table:style-name="ro1">
          <table:table-cell table:style-name="ce5" office:value-type="string">
            <text:p>T HV Charges scientists min</text:p>
          </table:table-cell>
          <table:table-cell table:number-columns-repeated="1023"/>
        </table:table-row>
        <table:table-row table:style-name="ro1">
          <table:table-cell office:value-type="string">
            <text:p>T HV Charges damage mod</text:p>
          </table:table-cell>
          <table:table-cell table:number-columns-repeated="1023"/>
        </table:table-row>
        <table:table-row table:style-name="ro2">
          <table:table-cell table:number-columns-repeated="1024"/>
        </table:table-row>
        <table:table-row table:style-name="ro1">
          <table:table-cell office:value-type="string">
            <text:p>T Radar time</text:p>
          </table:table-cell>
          <table:table-cell table:number-columns-repeated="1023"/>
        </table:table-row>
        <table:table-row table:style-name="ro1">
          <table:table-cell office:value-type="string">
            <text:p>T Radar metal cost</text:p>
          </table:table-cell>
          <table:table-cell table:number-columns-repeated="1023"/>
        </table:table-row>
        <table:table-row table:style-name="ro1">
          <table:table-cell office:value-type="string">
            <text:p>T Radar energy cost</text:p>
          </table:table-cell>
          <table:table-cell table:number-columns-repeated="1023"/>
        </table:table-row>
        <table:table-row table:style-name="ro1">
          <table:table-cell table:style-name="ce5" office:value-type="string">
            <text:p>T Radar zetium cost</text:p>
          </table:table-cell>
          <table:table-cell table:number-columns-repeated="1023"/>
        </table:table-row>
        <table:table-row table:style-name="ro1">
          <table:table-cell table:style-name="ce5" office:value-type="string">
            <text:p>T Radar scientists min</text:p>
          </table:table-cell>
          <table:table-cell table:number-columns-repeated="1023"/>
        </table:table-row>
        <table:table-row table:style-name="ro2">
          <table:table-cell table:number-columns-repeated="1024"/>
        </table:table-row>
        <table:table-row table:style-name="ro1">
          <table:table-cell office:value-type="string">
            <text:p>T Vulcan time</text:p>
          </table:table-cell>
          <table:table-cell table:number-columns-repeated="1023"/>
        </table:table-row>
        <table:table-row table:style-name="ro1">
          <table:table-cell office:value-type="string">
            <text:p>T Vulcan metal cost</text:p>
          </table:table-cell>
          <table:table-cell table:number-columns-repeated="1023"/>
        </table:table-row>
        <table:table-row table:style-name="ro1">
          <table:table-cell office:value-type="string">
            <text:p>T Vulcan energy cost</text:p>
          </table:table-cell>
          <table:table-cell table:number-columns-repeated="1023"/>
        </table:table-row>
        <table:table-row table:style-name="ro1">
          <table:table-cell table:style-name="ce5" office:value-type="string">
            <text:p>T Vulcan zetium cost</text:p>
          </table:table-cell>
          <table:table-cell table:number-columns-repeated="1023"/>
        </table:table-row>
        <table:table-row table:style-name="ro1">
          <table:table-cell table:style-name="ce5" office:value-type="string">
            <text:p>T Vulcan scientists min</text:p>
          </table:table-cell>
          <table:table-cell table:number-columns-repeated="1023"/>
        </table:table-row>
        <table:table-row table:style-name="ro2">
          <table:table-cell table:number-columns-repeated="1024"/>
        </table:table-row>
        <table:table-row table:style-name="ro1">
          <table:table-cell office:value-type="string">
            <text:p>T Screamer time</text:p>
          </table:table-cell>
          <table:table-cell table:number-columns-repeated="1023"/>
        </table:table-row>
        <table:table-row table:style-name="ro1">
          <table:table-cell office:value-type="string">
            <text:p>T Screamer metal cost</text:p>
          </table:table-cell>
          <table:table-cell table:number-columns-repeated="1023"/>
        </table:table-row>
        <table:table-row table:style-name="ro1">
          <table:table-cell office:value-type="string">
            <text:p>T Screamer energy cost</text:p>
          </table:table-cell>
          <table:table-cell table:number-columns-repeated="1023"/>
        </table:table-row>
        <table:table-row table:style-name="ro1">
          <table:table-cell table:style-name="ce5" office:value-type="string">
            <text:p>T Screamer zetium cost</text:p>
          </table:table-cell>
          <table:table-cell table:number-columns-repeated="1023"/>
        </table:table-row>
        <table:table-row table:style-name="ro1">
          <table:table-cell table:style-name="ce5" office:value-type="string">
            <text:p>T Screamer scientists min</text:p>
          </table:table-cell>
          <table:table-cell table:number-columns-repeated="1023"/>
        </table:table-row>
        <table:table-row table:style-name="ro2">
          <table:table-cell table:number-columns-repeated="1024"/>
        </table:table-row>
        <table:table-row table:style-name="ro1">
          <table:table-cell office:value-type="string">
            <text:p>T Thunder time</text:p>
          </table:table-cell>
          <table:table-cell table:number-columns-repeated="1023"/>
        </table:table-row>
        <table:table-row table:style-name="ro1">
          <table:table-cell office:value-type="string">
            <text:p>T Thunder metal cost</text:p>
          </table:table-cell>
          <table:table-cell table:number-columns-repeated="1023"/>
        </table:table-row>
        <table:table-row table:style-name="ro1">
          <table:table-cell office:value-type="string">
            <text:p>T Thunder energy cost</text:p>
          </table:table-cell>
          <table:table-cell table:number-columns-repeated="1023"/>
        </table:table-row>
        <table:table-row table:style-name="ro1">
          <table:table-cell table:style-name="ce5" office:value-type="string">
            <text:p>T Thunder zetium cost</text:p>
          </table:table-cell>
          <table:table-cell table:number-columns-repeated="1023"/>
        </table:table-row>
        <table:table-row table:style-name="ro1">
          <table:table-cell table:style-name="ce5" office:value-type="string">
            <text:p>T Thunder scientists min</text:p>
          </table:table-cell>
          <table:table-cell table:number-columns-repeated="1023"/>
        </table:table-row>
        <table:table-row table:style-name="ro2">
          <table:table-cell table:number-columns-repeated="1024"/>
        </table:table-row>
        <table:table-row table:style-name="ro1">
          <table:table-cell office:value-type="string">
            <text:p>T Space Factory time</text:p>
          </table:table-cell>
          <table:table-cell table:number-columns-repeated="1023"/>
        </table:table-row>
        <table:table-row table:style-name="ro1">
          <table:table-cell office:value-type="string">
            <text:p>T Space Factory metal cost</text:p>
          </table:table-cell>
          <table:table-cell table:number-columns-repeated="1023"/>
        </table:table-row>
        <table:table-row table:style-name="ro1">
          <table:table-cell office:value-type="string">
            <text:p>T Space Factory energy cost</text:p>
          </table:table-cell>
          <table:table-cell table:number-columns-repeated="1023"/>
        </table:table-row>
        <table:table-row table:style-name="ro1">
          <table:table-cell table:style-name="ce5" office:value-type="string">
            <text:p>T Space Factory zetium cost</text:p>
          </table:table-cell>
          <table:table-cell table:number-columns-repeated="1023"/>
        </table:table-row>
        <table:table-row table:style-name="ro1">
          <table:table-cell table:style-name="ce5" office:value-type="string">
            <text:p>T Space Factory scientists min</text:p>
          </table:table-cell>
          <table:table-cell table:number-columns-repeated="1023"/>
        </table:table-row>
        <table:table-row table:style-name="ro2">
          <table:table-cell table:number-columns-repeated="1024"/>
        </table:table-row>
        <table:table-row table:style-name="ro1">
          <table:table-cell office:value-type="string">
            <text:p>T Cyrix time</text:p>
          </table:table-cell>
          <table:table-cell table:number-columns-repeated="1023"/>
        </table:table-row>
        <table:table-row table:style-name="ro1">
          <table:table-cell office:value-type="string">
            <text:p>T Cyrix metal cost</text:p>
          </table:table-cell>
          <table:table-cell table:number-columns-repeated="1023"/>
        </table:table-row>
        <table:table-row table:style-name="ro1">
          <table:table-cell office:value-type="string">
            <text:p>T Cyrix energy cost</text:p>
          </table:table-cell>
          <table:table-cell table:number-columns-repeated="1023"/>
        </table:table-row>
        <table:table-row table:style-name="ro1">
          <table:table-cell table:style-name="ce5" office:value-type="string">
            <text:p>T Cyrix zetium cost</text:p>
          </table:table-cell>
          <table:table-cell table:number-columns-repeated="1023"/>
        </table:table-row>
        <table:table-row table:style-name="ro1">
          <table:table-cell table:style-name="ce5" office:value-type="string">
            <text:p>T Cyrix scientists min</text:p>
          </table:table-cell>
          <table:table-cell table:number-columns-repeated="1023"/>
        </table:table-row>
        <table:table-row table:style-name="ro4">
          <table:table-cell table:number-columns-repeated="1024"/>
        </table:table-row>
        <table:table-row table:style-name="ro1">
          <table:table-cell office:value-type="string">
            <text:p>T Rhyno time</text:p>
          </table:table-cell>
          <table:table-cell table:number-columns-repeated="1023"/>
        </table:table-row>
        <table:table-row table:style-name="ro1">
          <table:table-cell office:value-type="string">
            <text:p>T Rhyno metal cost</text:p>
          </table:table-cell>
          <table:table-cell table:number-columns-repeated="1023"/>
        </table:table-row>
        <table:table-row table:style-name="ro1">
          <table:table-cell office:value-type="string">
            <text:p>T Rhyno energy cost</text:p>
          </table:table-cell>
          <table:table-cell table:number-columns-repeated="1023"/>
        </table:table-row>
        <table:table-row table:style-name="ro1">
          <table:table-cell table:style-name="ce5" office:value-type="string">
            <text:p>T Rhyno zetium cost</text:p>
          </table:table-cell>
          <table:table-cell table:number-columns-repeated="1023"/>
        </table:table-row>
        <table:table-row table:style-name="ro1">
          <table:table-cell table:style-name="ce5" office:value-type="string">
            <text:p>T Rhyno scientists min</text:p>
          </table:table-cell>
          <table:table-cell table:number-columns-repeated="1023"/>
        </table:table-row>
        <table:table-row table:style-name="ro2">
          <table:table-cell table:number-columns-repeated="1024"/>
        </table:table-row>
        <table:table-row table:style-name="ro1">
          <table:table-cell office:value-type="string">
            <text:p>T Dart time</text:p>
          </table:table-cell>
          <table:table-cell table:number-columns-repeated="1023"/>
        </table:table-row>
        <table:table-row table:style-name="ro1">
          <table:table-cell office:value-type="string">
            <text:p>T Dart metal cost</text:p>
          </table:table-cell>
          <table:table-cell table:number-columns-repeated="1023"/>
        </table:table-row>
        <table:table-row table:style-name="ro1">
          <table:table-cell office:value-type="string">
            <text:p>T Dart energy cost</text:p>
          </table:table-cell>
          <table:table-cell table:number-columns-repeated="1023"/>
        </table:table-row>
        <table:table-row table:style-name="ro1">
          <table:table-cell table:style-name="ce5" office:value-type="string">
            <text:p>T Dart zetium cost</text:p>
          </table:table-cell>
          <table:table-cell table:number-columns-repeated="1023"/>
        </table:table-row>
        <table:table-row table:style-name="ro1">
          <table:table-cell table:style-name="ce5" office:value-type="string">
            <text:p>T Dart scientists min</text:p>
          </table:table-cell>
          <table:table-cell table:number-columns-repeated="1023"/>
        </table:table-row>
        <table:table-row table:style-name="ro2">
          <table:table-cell table:number-columns-repeated="1024"/>
        </table:table-row>
        <table:table-row table:style-name="ro1">
          <table:table-cell office:value-type="string">
            <text:p>T Avenger time</text:p>
          </table:table-cell>
          <table:table-cell table:number-columns-repeated="1023"/>
        </table:table-row>
        <table:table-row table:style-name="ro1">
          <table:table-cell office:value-type="string">
            <text:p>T Avenger metal cost</text:p>
          </table:table-cell>
          <table:table-cell table:number-columns-repeated="1023"/>
        </table:table-row>
        <table:table-row table:style-name="ro1">
          <table:table-cell office:value-type="string">
            <text:p>T Avenger energy cost</text:p>
          </table:table-cell>
          <table:table-cell table:number-columns-repeated="1023"/>
        </table:table-row>
        <table:table-row table:style-name="ro1">
          <table:table-cell table:style-name="ce5" office:value-type="string">
            <text:p>T Avenger zetium cost</text:p>
          </table:table-cell>
          <table:table-cell table:number-columns-repeated="1023"/>
        </table:table-row>
        <table:table-row table:style-name="ro1">
          <table:table-cell table:style-name="ce5" office:value-type="string">
            <text:p>T Avenger scientists min</text:p>
          </table:table-cell>
          <table:table-cell table:number-columns-repeated="1023"/>
        </table:table-row>
        <table:table-row table:style-name="ro2">
          <table:table-cell table:number-columns-repeated="1024"/>
        </table:table-row>
        <table:table-row table:style-name="ro1">
          <table:table-cell office:value-type="string">
            <text:p>T Ground Factory time</text:p>
          </table:table-cell>
          <table:table-cell table:number-columns-repeated="1023"/>
        </table:table-row>
        <table:table-row table:style-name="ro1">
          <table:table-cell office:value-type="string">
            <text:p>T Ground Factory metal cost</text:p>
          </table:table-cell>
          <table:table-cell table:number-columns-repeated="1023"/>
        </table:table-row>
        <table:table-row table:style-name="ro1">
          <table:table-cell office:value-type="string">
            <text:p>T Ground Factory energy cost</text:p>
          </table:table-cell>
          <table:table-cell table:number-columns-repeated="1023"/>
        </table:table-row>
        <table:table-row table:style-name="ro1">
          <table:table-cell table:style-name="ce5" office:value-type="string">
            <text:p>T Ground Factory zetium cost</text:p>
          </table:table-cell>
          <table:table-cell table:number-columns-repeated="1023"/>
        </table:table-row>
        <table:table-row table:style-name="ro1">
          <table:table-cell table:style-name="ce5" office:value-type="string">
            <text:p>T Ground Factory scientists min</text:p>
          </table:table-cell>
          <table:table-cell table:number-columns-repeated="1023"/>
        </table:table-row>
        <table:table-row table:style-name="ro2">
          <table:table-cell table:number-columns-repeated="1024"/>
        </table:table-row>
        <table:table-row table:style-name="ro1">
          <table:table-cell office:value-type="string">
            <text:p>T MDH time</text:p>
          </table:table-cell>
          <table:table-cell table:number-columns-repeated="1023"/>
        </table:table-row>
        <table:table-row table:style-name="ro1">
          <table:table-cell office:value-type="string">
            <text:p>T MDH metal cost</text:p>
          </table:table-cell>
          <table:table-cell table:number-columns-repeated="1023"/>
        </table:table-row>
        <table:table-row table:style-name="ro1">
          <table:table-cell office:value-type="string">
            <text:p>T MDH energy cost</text:p>
          </table:table-cell>
          <table:table-cell table:number-columns-repeated="1023"/>
        </table:table-row>
        <table:table-row table:style-name="ro1">
          <table:table-cell table:style-name="ce5" office:value-type="string">
            <text:p>T MDH zetium cost</text:p>
          </table:table-cell>
          <table:table-cell table:number-columns-repeated="1023"/>
        </table:table-row>
        <table:table-row table:style-name="ro1">
          <table:table-cell table:style-name="ce5" office:value-type="string">
            <text:p>T MDH scientists min</text:p>
          </table:table-cell>
          <table:table-cell table:number-columns-repeated="1023"/>
        </table:table-row>
        <table:table-row table:style-name="ro8">
          <table:table-cell table:number-columns-repeated="1024"/>
        </table:table-row>
        <table:table-row table:style-name="ro1">
          <table:table-cell office:value-type="string">
            <text:p>T Azure time</text:p>
          </table:table-cell>
          <table:table-cell table:number-columns-repeated="1023"/>
        </table:table-row>
        <table:table-row table:style-name="ro1">
          <table:table-cell office:value-type="string">
            <text:p>T Azure metal cost</text:p>
          </table:table-cell>
          <table:table-cell table:number-columns-repeated="1023"/>
        </table:table-row>
        <table:table-row table:style-name="ro1">
          <table:table-cell office:value-type="string">
            <text:p>T Azure energy cost</text:p>
          </table:table-cell>
          <table:table-cell table:number-columns-repeated="1023"/>
        </table:table-row>
        <table:table-row table:style-name="ro1">
          <table:table-cell table:style-name="ce5" office:value-type="string">
            <text:p>T Azure zetium cost</text:p>
          </table:table-cell>
          <table:table-cell table:number-columns-repeated="1023"/>
        </table:table-row>
        <table:table-row table:style-name="ro1">
          <table:table-cell table:style-name="ce5" office:value-type="string">
            <text:p>T Azure scientists min</text:p>
          </table:table-cell>
          <table:table-cell table:number-columns-repeated="1023"/>
        </table:table-row>
        <table:table-row table:style-name="ro1">
          <table:table-cell table:number-columns-repeated="9"/>
          <table:table-cell table:style-name="ce25"/>
          <table:table-cell table:number-columns-repeated="1014"/>
        </table:table-row>
        <table:table-row table:style-name="ro1">
          <table:table-cell office:value-type="string">
            <office:annotation draw:style-name="gr3" draw:text-style-name="P1" svg:width="5cm" svg:height="0.991cm" svg:x="5.523cm" svg:y="108.477cm" draw:caption-point-x="-0.61cm" draw:caption-point-y="0.924cm">
              <dc:creator>AŠ</dc:creator>
              <dc:date>2010-12-27T00:00:00</dc:date>
              <text:p text:style-name="P1"><text:span text:style-name="T1">1lvl: 2 trooperiai</text:span></text:p>
              <text:p text:style-name="P1"><text:span text:style-name="T1">Sekantys lvl: +70%</text:span></text:p>
            </office:annotation>
            <text:p>U Mule unload per tick</text:p>
          </table:table-cell>
          <table:table-cell table:formula="of:=[Units.T52]*2" office:value-type="float" office:value="40">
            <text:p>40</text:p>
          </table:table-cell>
          <table:table-cell table:formula="of:=[.B262]*0.7" office:value-type="float" office:value="28">
            <text:p>28</text:p>
          </table:table-cell>
          <table:table-cell office:value-type="float" office:value="-1">
            <text:p>-1</text:p>
          </table:table-cell>
          <table:table-cell table:number-columns-repeated="5" office:value-type="float" office:value="0">
            <text:p>0</text:p>
          </table:table-cell>
          <table:table-cell table:style-name="ce25" office:value-type="float" office:value="0">
            <text:p>0</text:p>
          </table:table-cell>
          <table:table-cell office:value-type="float" office:value="0">
            <text:p>0</text:p>
          </table:table-cell>
          <table:table-cell office:value-type="float" office:value="1">
            <text:p>1,0000</text:p>
          </table:table-cell>
          <table:table-cell table:number-columns-repeated="1012"/>
        </table:table-row>
        <table:table-row table:style-name="ro1">
          <table:table-cell table:number-columns-repeated="9"/>
          <table:table-cell table:style-name="ce25"/>
          <table:table-cell table:number-columns-repeated="1014"/>
        </table:table-row>
        <table:table-row table:style-name="ro1">
          <table:table-cell table:style-name="ce6"/>
          <table:table-cell table:style-name="ce14" table:number-columns-repeated="8"/>
          <table:table-cell table:style-name="ce25"/>
          <table:table-cell table:style-name="ce14"/>
          <table:table-cell table:style-name="ce30"/>
          <table:table-cell table:number-columns-repeated="1012"/>
        </table:table-row>
        <table:table-row table:style-name="ro2">
          <table:table-cell table:style-name="ce7" office:value-type="string">
            <text:p>table_end</text:p>
          </table:table-cell>
          <table:table-cell table:style-name="ce7" table:number-columns-repeated="9"/>
          <table:table-cell table:style-name="ce27" table:number-columns-repeated="1014"/>
        </table:table-row>
        <table:table-row table:style-name="ro9">
          <table:table-cell table:style-name="Default"/>
          <table:table-cell table:number-columns-repeated="6"/>
          <table:table-cell table:style-name="ce23" table:number-columns-repeated="5"/>
          <table:table-cell table:number-columns-repeated="1012"/>
        </table:table-row>
        <table:table-row table:style-name="ro10">
          <table:table-cell table:style-name="ce8" office:value-type="string" table:number-columns-spanned="2" table:number-rows-spanned="1">
            <text:p>Pavadinimas:</text:p>
          </table:table-cell>
          <table:covered-table-cell table:style-name="ce15"/>
          <table:table-cell table:style-name="ce19" table:content-validation-name="val1" office:value-type="string" table:number-columns-spanned="5" table:number-rows-spanned="1">
            <text:p>B Research Center zetium cost</text:p>
          </table:table-cell>
          <table:covered-table-cell table:style-name="ce20"/>
          <table:covered-table-cell table:number-columns-repeated="3"/>
          <table:table-cell table:style-name="ce23">
            <draw:frame table:end-cell-address="Main.L268" table:end-x="0.899cm" table:end-y="0.077cm" draw:z-index="1" draw:style-name="gr1" svg:width="7.52cm" svg:height="0.601cm" svg:x="0.118cm" svg:y="0.026cm">
              <draw:object xlink:href="./Object 4" xlink:type="simple" xlink:show="embed" xlink:actuate="onLoad"/>
              <draw:image xlink:href="./ObjectReplacements/Object 4" xlink:type="simple" xlink:show="embed" xlink:actuate="onLoad"/>
            </draw:frame>
          </table:table-cell>
          <table:table-cell table:style-name="ce23" table:number-columns-repeated="4"/>
          <table:table-cell table:number-columns-repeated="1012"/>
        </table:table-row>
        <table:table-row table:style-name="ro11">
          <table:table-cell table:style-name="ce9" office:value-type="string">
            <text:p>Level</text:p>
          </table:table-cell>
          <table:table-cell table:style-name="ce16" office:value-type="string">
            <text:p>const (a)</text:p>
          </table:table-cell>
          <table:table-cell table:style-name="ce16" office:value-type="string">
            <text:p>lin (b)</text:p>
          </table:table-cell>
          <table:table-cell table:style-name="ce16"/>
          <table:table-cell table:style-name="ce16" office:value-type="string">
            <text:p>pow (c)</text:p>
          </table:table-cell>
          <table:table-cell table:style-name="ce21"/>
          <table:table-cell table:style-name="ce22"/>
          <table:table-cell table:style-name="ce16" office:value-type="string">
            <text:p>exp (d)</text:p>
          </table:table-cell>
          <table:table-cell table:style-name="ce24" table:number-columns-repeated="2"/>
          <table:table-cell table:style-name="ce28" office:value-type="string">
            <text:p>seconds</text:p>
          </table:table-cell>
          <table:table-cell table:style-name="ce16" office:value-type="string">
            <text:p>minutes</text:p>
          </table:table-cell>
          <table:table-cell table:style-name="ce16" office:value-type="string">
            <text:p>val</text:p>
          </table:table-cell>
          <table:table-cell table:style-name="ce16" office:value-type="string">
            <text:p>paros</text:p>
          </table:table-cell>
          <table:table-cell office:value-type="string">
            <text:p>Rel. change</text:p>
          </table:table-cell>
          <table:table-cell table:number-columns-repeated="1009"/>
        </table:table-row>
        <table:table-row table:style-name="ro11">
          <table:table-cell table:style-name="ce9" office:value-type="string">
            <text:p>Coeficients</text:p>
          </table:table-cell>
          <table:table-cell table:style-name="ce16" table:formula="of:=VLOOKUP([.$C$267];[.$A$2:.$J$265]; 2; 0)" office:value-type="float" office:value="787.772625348452">
            <text:p>787,77</text:p>
          </table:table-cell>
          <table:table-cell table:style-name="ce16" table:formula="of:=VLOOKUP([.$C$267];[.$A$2:.$J$265]; 3; 0)" office:value-type="float" office:value="630.218100278762">
            <text:p>630,22</text:p>
          </table:table-cell>
          <table:table-cell table:style-name="ce16" table:formula="of:=VLOOKUP([.$C$267];[.$A$2:.$J$265]; 4; 0)" office:value-type="float" office:value="-1">
            <text:p>-1</text:p>
          </table:table-cell>
          <table:table-cell table:style-name="ce16" table:formula="of:=VLOOKUP([.$C$267];[.$A$2:.$J$265]; 5; 0)" office:value-type="float" office:value="0">
            <text:p>0</text:p>
          </table:table-cell>
          <table:table-cell table:style-name="ce21" table:formula="of:=VLOOKUP([.$C$267];[.$A$2:.$J$265]; 6; 0)" office:value-type="float" office:value="0">
            <text:p>0</text:p>
          </table:table-cell>
          <table:table-cell table:style-name="ce22" table:formula="of:=VLOOKUP([.$C$267];[.$A$2:.$J$265]; 7; 0)" office:value-type="float" office:value="0">
            <text:p>0</text:p>
          </table:table-cell>
          <table:table-cell table:style-name="ce16" table:formula="of:=VLOOKUP([.$C$267];[.$A$2:.$J$265]; 8; 0)" office:value-type="float" office:value="0">
            <text:p>0</text:p>
          </table:table-cell>
          <table:table-cell table:style-name="ce24" table:formula="of:=VLOOKUP([.$C$267];[.$A$2:.$J$265]; 9; 0)" office:value-type="float" office:value="0">
            <text:p>0</text:p>
          </table:table-cell>
          <table:table-cell table:style-name="ce24"/>
          <table:table-cell table:style-name="ce28"/>
          <table:table-cell table:style-name="ce16" table:formula="of:=VLOOKUP([.$C$267];[.$A$2:.$L$265]; 12; 0)" office:value-type="float" office:value="1">
            <text:p>1</text:p>
          </table:table-cell>
          <table:table-cell table:style-name="ce16" table:number-columns-repeated="2"/>
          <table:table-cell table:number-columns-repeated="1010"/>
        </table:table-row>
        <table:table-row table:style-name="ro1">
          <table:table-cell table:style-name="ce10" office:value-type="float" office:value="1">
            <text:p>1</text:p>
          </table:table-cell>
          <table:table-cell table:formula="of:=[.$B$269]/60" office:value-type="float" office:value="13.1295437558075">
            <text:p>13,13</text:p>
          </table:table-cell>
          <table:table-cell table:style-name="ce17" table:formula="of:=SFLINEAR([.$A270]; [.$C$269]; [.$D$269])/60" office:value-type="float" office:value="0">
            <text:p>0,000</text:p>
          </table:table-cell>
          <table:table-cell/>
          <table:table-cell table:formula="of:=SFPOWER([.$A270]; [.$E$269]; [.$F$269]; [.$G$269])/60" office:value-type="float" office:value="0">
            <text:p>0</text:p>
          </table:table-cell>
          <table:table-cell table:number-columns-repeated="2"/>
          <table:table-cell table:formula="of:=SFEXP([.$A270]; [.$H$269]; [.$I$269])/60" office:value-type="float" office:value="0">
            <text:p>0</text:p>
          </table:table-cell>
          <table:table-cell table:number-columns-repeated="2"/>
          <table:table-cell table:style-name="ce29" table:formula="of:=SFJOIN([.B270];[.C270];[.E270];[.H270];[.$L$269])*60" office:value-type="float" office:value="787.772625348452">
            <text:p>787,7726</text:p>
          </table:table-cell>
          <table:table-cell table:style-name="ce29" table:formula="of:=IF(VLOOKUP([.$C$267];[.$A$2:.$K$265]; 11; 0)=1; [.$K270]*60; [.$K270]/60)" office:value-type="float" office:value="13.1295437558075">
            <text:p>13,1295</text:p>
          </table:table-cell>
          <table:table-cell table:style-name="ce33" table:formula="of:=IF(VLOOKUP([.$C$267];[.$A$2:.$K$265]; 11; 0)=1; [.$K270]*60*60; [.$K270]/60/60)" office:value-type="float" office:value="0.218825729263459">
            <text:p>0,2188</text:p>
          </table:table-cell>
          <table:table-cell table:style-name="ce33" table:formula="of:=IF(VLOOKUP([.$C$267];[.$A$2:.$K$265]; 11; 0)=1; [.$K270]*60*60*24; [.$K270]/60/60/24)" office:value-type="float" office:value="0.00911773871931079">
            <text:p>0,0091</text:p>
          </table:table-cell>
          <table:table-cell table:number-columns-repeated="1010"/>
        </table:table-row>
        <table:table-row table:style-name="ro1">
          <table:table-cell table:style-name="ce10" office:value-type="float" office:value="2">
            <text:p>2</text:p>
          </table:table-cell>
          <table:table-cell table:formula="of:=[.$B$269]/60" office:value-type="float" office:value="13.1295437558075">
            <text:p>13,13</text:p>
          </table:table-cell>
          <table:table-cell table:style-name="ce17" table:formula="of:=SFLINEAR([.$A271]; [.$C$269]; [.$D$269])/60" office:value-type="float" office:value="10.503635004646">
            <text:p>10,504</text:p>
          </table:table-cell>
          <table:table-cell/>
          <table:table-cell table:formula="of:=SFPOWER([.$A271]; [.$E$269]; [.$F$269]; [.$G$269])/60" office:value-type="float" office:value="0">
            <text:p>0</text:p>
          </table:table-cell>
          <table:table-cell table:number-columns-repeated="2"/>
          <table:table-cell table:formula="of:=SFEXP([.$A271]; [.$H$269]; [.$I$269])/60" office:value-type="float" office:value="0">
            <text:p>0</text:p>
          </table:table-cell>
          <table:table-cell table:number-columns-repeated="2"/>
          <table:table-cell table:style-name="ce29" table:formula="of:=SFJOIN([.B271];[.C271];[.E271];[.H271];[.$L$269])*60" office:value-type="float" office:value="1417.99072562721">
            <text:p>1417,9907</text:p>
          </table:table-cell>
          <table:table-cell table:style-name="ce29" table:formula="of:=IF(VLOOKUP([.$C$267];[.$A$2:.$K$265]; 11; 0)=1; [.$K271]*60; [.$K271]/60)" office:value-type="float" office:value="23.6331787604536">
            <text:p>23,6332</text:p>
          </table:table-cell>
          <table:table-cell table:style-name="ce33" table:formula="of:=IF(VLOOKUP([.$C$267];[.$A$2:.$K$265]; 11; 0)=1; [.$K271]*60*60; [.$K271]/60/60)" office:value-type="float" office:value="0.393886312674226">
            <text:p>0,3939</text:p>
          </table:table-cell>
          <table:table-cell table:style-name="ce33" table:formula="of:=IF(VLOOKUP([.$C$267];[.$A$2:.$K$265]; 11; 0)=1; [.$K271]*60*60*24; [.$K271]/60/60/24)" office:value-type="float" office:value="0.0164119296947594">
            <text:p>0,0164</text:p>
          </table:table-cell>
          <table:table-cell table:formula="of:=[.K271]/[.K270]" office:value-type="float" office:value="1.8">
            <text:p>1,8</text:p>
          </table:table-cell>
          <table:table-cell table:number-columns-repeated="1009"/>
        </table:table-row>
        <table:table-row table:style-name="ro1">
          <table:table-cell table:style-name="ce10" office:value-type="float" office:value="3">
            <text:p>3</text:p>
          </table:table-cell>
          <table:table-cell table:formula="of:=[.$B$269]/60" office:value-type="float" office:value="13.1295437558075">
            <text:p>13,13</text:p>
          </table:table-cell>
          <table:table-cell table:style-name="ce17" table:formula="of:=SFLINEAR([.$A272]; [.$C$269]; [.$D$269])/60" office:value-type="float" office:value="21.0072700092921">
            <text:p>21,007</text:p>
          </table:table-cell>
          <table:table-cell/>
          <table:table-cell table:formula="of:=SFPOWER([.$A272]; [.$E$269]; [.$F$269]; [.$G$269])/60" office:value-type="float" office:value="0">
            <text:p>0</text:p>
          </table:table-cell>
          <table:table-cell table:number-columns-repeated="2"/>
          <table:table-cell table:formula="of:=SFEXP([.$A272]; [.$H$269]; [.$I$269])/60" office:value-type="float" office:value="0">
            <text:p>0</text:p>
          </table:table-cell>
          <table:table-cell table:number-columns-repeated="2"/>
          <table:table-cell table:style-name="ce29" table:formula="of:=SFJOIN([.B272];[.C272];[.E272];[.H272];[.$L$269])*60" office:value-type="float" office:value="2048.20882590598">
            <text:p>2048,2088</text:p>
          </table:table-cell>
          <table:table-cell table:style-name="ce29" table:formula="of:=IF(VLOOKUP([.$C$267];[.$A$2:.$K$265]; 11; 0)=1; [.$K272]*60; [.$K272]/60)" office:value-type="float" office:value="34.1368137650996">
            <text:p>34,1368</text:p>
          </table:table-cell>
          <table:table-cell table:style-name="ce33" table:formula="of:=IF(VLOOKUP([.$C$267];[.$A$2:.$K$265]; 11; 0)=1; [.$K272]*60*60; [.$K272]/60/60)" office:value-type="float" office:value="0.568946896084993">
            <text:p>0,5689</text:p>
          </table:table-cell>
          <table:table-cell table:style-name="ce33" table:formula="of:=IF(VLOOKUP([.$C$267];[.$A$2:.$K$265]; 11; 0)=1; [.$K272]*60*60*24; [.$K272]/60/60/24)" office:value-type="float" office:value="0.0237061206702081">
            <text:p>0,0237</text:p>
          </table:table-cell>
          <table:table-cell table:formula="of:=[.K272]/[.K271]" office:value-type="float" office:value="1.44444444444444">
            <text:p>1,44</text:p>
          </table:table-cell>
          <table:table-cell table:number-columns-repeated="1009"/>
        </table:table-row>
        <table:table-row table:style-name="ro1">
          <table:table-cell table:style-name="ce10" office:value-type="float" office:value="4">
            <text:p>4</text:p>
          </table:table-cell>
          <table:table-cell table:formula="of:=[.$B$269]/60" office:value-type="float" office:value="13.1295437558075">
            <text:p>13,13</text:p>
          </table:table-cell>
          <table:table-cell table:style-name="ce17" table:formula="of:=SFLINEAR([.$A273]; [.$C$269]; [.$D$269])/60" office:value-type="float" office:value="31.5109050139381">
            <text:p>31,511</text:p>
          </table:table-cell>
          <table:table-cell/>
          <table:table-cell table:formula="of:=SFPOWER([.$A273]; [.$E$269]; [.$F$269]; [.$G$269])/60" office:value-type="float" office:value="0">
            <text:p>0</text:p>
          </table:table-cell>
          <table:table-cell table:number-columns-repeated="2"/>
          <table:table-cell table:formula="of:=SFEXP([.$A273]; [.$H$269]; [.$I$269])/60" office:value-type="float" office:value="0">
            <text:p>0</text:p>
          </table:table-cell>
          <table:table-cell table:number-columns-repeated="2"/>
          <table:table-cell table:style-name="ce29" table:formula="of:=SFJOIN([.B273];[.C273];[.E273];[.H273];[.$L$269])*60" office:value-type="float" office:value="2678.42692618474">
            <text:p>2678,4269</text:p>
          </table:table-cell>
          <table:table-cell table:style-name="ce29" table:formula="of:=IF(VLOOKUP([.$C$267];[.$A$2:.$K$265]; 11; 0)=1; [.$K273]*60; [.$K273]/60)" office:value-type="float" office:value="44.6404487697456">
            <text:p>44,6404</text:p>
          </table:table-cell>
          <table:table-cell table:style-name="ce33" table:formula="of:=IF(VLOOKUP([.$C$267];[.$A$2:.$K$265]; 11; 0)=1; [.$K273]*60*60; [.$K273]/60/60)" office:value-type="float" office:value="0.744007479495761">
            <text:p>0,7440</text:p>
          </table:table-cell>
          <table:table-cell table:style-name="ce33" table:formula="of:=IF(VLOOKUP([.$C$267];[.$A$2:.$K$265]; 11; 0)=1; [.$K273]*60*60*24; [.$K273]/60/60/24)" office:value-type="float" office:value="0.0310003116456567">
            <text:p>0,0310</text:p>
          </table:table-cell>
          <table:table-cell table:formula="of:=[.K273]/[.K272]" office:value-type="float" office:value="1.30769230769231">
            <text:p>1,31</text:p>
          </table:table-cell>
          <table:table-cell table:number-columns-repeated="1009"/>
        </table:table-row>
        <table:table-row table:style-name="ro1">
          <table:table-cell table:style-name="ce10" office:value-type="float" office:value="5">
            <text:p>5</text:p>
          </table:table-cell>
          <table:table-cell table:formula="of:=[.$B$269]/60" office:value-type="float" office:value="13.1295437558075">
            <text:p>13,13</text:p>
          </table:table-cell>
          <table:table-cell table:style-name="ce17" table:formula="of:=SFLINEAR([.$A274]; [.$C$269]; [.$D$269])/60" office:value-type="float" office:value="42.0145400185841">
            <text:p>42,015</text:p>
          </table:table-cell>
          <table:table-cell/>
          <table:table-cell table:formula="of:=SFPOWER([.$A274]; [.$E$269]; [.$F$269]; [.$G$269])/60" office:value-type="float" office:value="0">
            <text:p>0</text:p>
          </table:table-cell>
          <table:table-cell table:number-columns-repeated="2"/>
          <table:table-cell table:formula="of:=SFEXP([.$A274]; [.$H$269]; [.$I$269])/60" office:value-type="float" office:value="0">
            <text:p>0</text:p>
          </table:table-cell>
          <table:table-cell table:number-columns-repeated="2"/>
          <table:table-cell table:style-name="ce29" table:formula="of:=SFJOIN([.B274];[.C274];[.E274];[.H274];[.$L$269])*60" office:value-type="float" office:value="3308.6450264635">
            <text:p>3308,6450</text:p>
          </table:table-cell>
          <table:table-cell table:style-name="ce29" table:formula="of:=IF(VLOOKUP([.$C$267];[.$A$2:.$K$265]; 11; 0)=1; [.$K274]*60; [.$K274]/60)" office:value-type="float" office:value="55.1440837743917">
            <text:p>55,1441</text:p>
          </table:table-cell>
          <table:table-cell table:style-name="ce33" table:formula="of:=IF(VLOOKUP([.$C$267];[.$A$2:.$K$265]; 11; 0)=1; [.$K274]*60*60; [.$K274]/60/60)" office:value-type="float" office:value="0.919068062906528">
            <text:p>0,9191</text:p>
          </table:table-cell>
          <table:table-cell table:style-name="ce33" table:formula="of:=IF(VLOOKUP([.$C$267];[.$A$2:.$K$265]; 11; 0)=1; [.$K274]*60*60*24; [.$K274]/60/60/24)" office:value-type="float" office:value="0.0382945026211053">
            <text:p>0,0383</text:p>
          </table:table-cell>
          <table:table-cell table:formula="of:=[.K274]/[.K273]" office:value-type="float" office:value="1.23529411764706">
            <text:p>1,24</text:p>
          </table:table-cell>
          <table:table-cell table:number-columns-repeated="1009"/>
        </table:table-row>
        <table:table-row table:style-name="ro1">
          <table:table-cell table:style-name="ce10" office:value-type="float" office:value="6">
            <text:p>6</text:p>
          </table:table-cell>
          <table:table-cell table:formula="of:=[.$B$269]/60" office:value-type="float" office:value="13.1295437558075">
            <text:p>13,13</text:p>
          </table:table-cell>
          <table:table-cell table:style-name="ce17" table:formula="of:=SFLINEAR([.$A275]; [.$C$269]; [.$D$269])/60" office:value-type="float" office:value="52.5181750232302">
            <text:p>52,518</text:p>
          </table:table-cell>
          <table:table-cell/>
          <table:table-cell table:formula="of:=SFPOWER([.$A275]; [.$E$269]; [.$F$269]; [.$G$269])/60" office:value-type="float" office:value="0">
            <text:p>0</text:p>
          </table:table-cell>
          <table:table-cell table:number-columns-repeated="2"/>
          <table:table-cell table:formula="of:=SFEXP([.$A275]; [.$H$269]; [.$I$269])/60" office:value-type="float" office:value="0">
            <text:p>0</text:p>
          </table:table-cell>
          <table:table-cell table:number-columns-repeated="2"/>
          <table:table-cell table:style-name="ce29" table:formula="of:=SFJOIN([.B275];[.C275];[.E275];[.H275];[.$L$269])*60" office:value-type="float" office:value="3938.86312674226">
            <text:p>3938,8631</text:p>
          </table:table-cell>
          <table:table-cell table:style-name="ce29" table:formula="of:=IF(VLOOKUP([.$C$267];[.$A$2:.$K$265]; 11; 0)=1; [.$K275]*60; [.$K275]/60)" office:value-type="float" office:value="65.6477187790377">
            <text:p>65,6477</text:p>
          </table:table-cell>
          <table:table-cell table:style-name="ce33" table:formula="of:=IF(VLOOKUP([.$C$267];[.$A$2:.$K$265]; 11; 0)=1; [.$K275]*60*60; [.$K275]/60/60)" office:value-type="float" office:value="1.09412864631729">
            <text:p>1,0941</text:p>
          </table:table-cell>
          <table:table-cell table:style-name="ce33" table:formula="of:=IF(VLOOKUP([.$C$267];[.$A$2:.$K$265]; 11; 0)=1; [.$K275]*60*60*24; [.$K275]/60/60/24)" office:value-type="float" office:value="0.045588693596554">
            <text:p>0,0456</text:p>
          </table:table-cell>
          <table:table-cell table:formula="of:=[.K275]/[.K274]" office:value-type="float" office:value="1.19047619047619">
            <text:p>1,19</text:p>
          </table:table-cell>
          <table:table-cell table:number-columns-repeated="1009"/>
        </table:table-row>
        <table:table-row table:style-name="ro1">
          <table:table-cell table:style-name="ce10" office:value-type="float" office:value="7">
            <text:p>7</text:p>
          </table:table-cell>
          <table:table-cell table:formula="of:=[.$B$269]/60" office:value-type="float" office:value="13.1295437558075">
            <text:p>13,13</text:p>
          </table:table-cell>
          <table:table-cell table:style-name="ce17" table:formula="of:=SFLINEAR([.$A276]; [.$C$269]; [.$D$269])/60" office:value-type="float" office:value="63.0218100278762">
            <text:p>63,022</text:p>
          </table:table-cell>
          <table:table-cell/>
          <table:table-cell table:formula="of:=SFPOWER([.$A276]; [.$E$269]; [.$F$269]; [.$G$269])/60" office:value-type="float" office:value="0">
            <text:p>0</text:p>
          </table:table-cell>
          <table:table-cell table:number-columns-repeated="2"/>
          <table:table-cell table:formula="of:=SFEXP([.$A276]; [.$H$269]; [.$I$269])/60" office:value-type="float" office:value="0">
            <text:p>0</text:p>
          </table:table-cell>
          <table:table-cell table:number-columns-repeated="2"/>
          <table:table-cell table:style-name="ce29" table:formula="of:=SFJOIN([.B276];[.C276];[.E276];[.H276];[.$L$269])*60" office:value-type="float" office:value="4569.08122702102">
            <text:p>4569,0812</text:p>
          </table:table-cell>
          <table:table-cell table:style-name="ce29" table:formula="of:=IF(VLOOKUP([.$C$267];[.$A$2:.$K$265]; 11; 0)=1; [.$K276]*60; [.$K276]/60)" office:value-type="float" office:value="76.1513537836837">
            <text:p>76,1514</text:p>
          </table:table-cell>
          <table:table-cell table:style-name="ce33" table:formula="of:=IF(VLOOKUP([.$C$267];[.$A$2:.$K$265]; 11; 0)=1; [.$K276]*60*60; [.$K276]/60/60)" office:value-type="float" office:value="1.26918922972806">
            <text:p>1,2692</text:p>
          </table:table-cell>
          <table:table-cell table:style-name="ce33" table:formula="of:=IF(VLOOKUP([.$C$267];[.$A$2:.$K$265]; 11; 0)=1; [.$K276]*60*60*24; [.$K276]/60/60/24)" office:value-type="float" office:value="0.0528828845720026">
            <text:p>0,0529</text:p>
          </table:table-cell>
          <table:table-cell table:formula="of:=[.K276]/[.K275]" office:value-type="float" office:value="1.16">
            <text:p>1,16</text:p>
          </table:table-cell>
          <table:table-cell table:number-columns-repeated="1009"/>
        </table:table-row>
        <table:table-row table:style-name="ro1">
          <table:table-cell table:style-name="ce10" office:value-type="float" office:value="8">
            <text:p>8</text:p>
          </table:table-cell>
          <table:table-cell table:formula="of:=[.$B$269]/60" office:value-type="float" office:value="13.1295437558075">
            <text:p>13,13</text:p>
          </table:table-cell>
          <table:table-cell table:style-name="ce17" table:formula="of:=SFLINEAR([.$A277]; [.$C$269]; [.$D$269])/60" office:value-type="float" office:value="73.5254450325222">
            <text:p>73,525</text:p>
          </table:table-cell>
          <table:table-cell/>
          <table:table-cell table:formula="of:=SFPOWER([.$A277]; [.$E$269]; [.$F$269]; [.$G$269])/60" office:value-type="float" office:value="0">
            <text:p>0</text:p>
          </table:table-cell>
          <table:table-cell table:number-columns-repeated="2"/>
          <table:table-cell table:formula="of:=SFEXP([.$A277]; [.$H$269]; [.$I$269])/60" office:value-type="float" office:value="0">
            <text:p>0</text:p>
          </table:table-cell>
          <table:table-cell table:number-columns-repeated="2"/>
          <table:table-cell table:style-name="ce29" table:formula="of:=SFJOIN([.B277];[.C277];[.E277];[.H277];[.$L$269])*60" office:value-type="float" office:value="5199.29932729978">
            <text:p>5199,2993</text:p>
          </table:table-cell>
          <table:table-cell table:style-name="ce29" table:formula="of:=IF(VLOOKUP([.$C$267];[.$A$2:.$K$265]; 11; 0)=1; [.$K277]*60; [.$K277]/60)" office:value-type="float" office:value="86.6549887883297">
            <text:p>86,6550</text:p>
          </table:table-cell>
          <table:table-cell table:style-name="ce33" table:formula="of:=IF(VLOOKUP([.$C$267];[.$A$2:.$K$265]; 11; 0)=1; [.$K277]*60*60; [.$K277]/60/60)" office:value-type="float" office:value="1.44424981313883">
            <text:p>1,4442</text:p>
          </table:table-cell>
          <table:table-cell table:style-name="ce33" table:formula="of:=IF(VLOOKUP([.$C$267];[.$A$2:.$K$265]; 11; 0)=1; [.$K277]*60*60*24; [.$K277]/60/60/24)" office:value-type="float" office:value="0.0601770755474512">
            <text:p>0,0602</text:p>
          </table:table-cell>
          <table:table-cell table:formula="of:=[.K277]/[.K276]" office:value-type="float" office:value="1.13793103448276">
            <text:p>1,14</text:p>
          </table:table-cell>
          <table:table-cell table:number-columns-repeated="1009"/>
        </table:table-row>
        <table:table-row table:style-name="ro1">
          <table:table-cell table:style-name="ce10" office:value-type="float" office:value="9">
            <text:p>9</text:p>
          </table:table-cell>
          <table:table-cell table:formula="of:=[.$B$269]/60" office:value-type="float" office:value="13.1295437558075">
            <text:p>13,13</text:p>
          </table:table-cell>
          <table:table-cell table:style-name="ce17" table:formula="of:=SFLINEAR([.$A278]; [.$C$269]; [.$D$269])/60" office:value-type="float" office:value="84.0290800371683">
            <text:p>84,029</text:p>
          </table:table-cell>
          <table:table-cell/>
          <table:table-cell table:formula="of:=SFPOWER([.$A278]; [.$E$269]; [.$F$269]; [.$G$269])/60" office:value-type="float" office:value="0">
            <text:p>0</text:p>
          </table:table-cell>
          <table:table-cell table:number-columns-repeated="2"/>
          <table:table-cell table:formula="of:=SFEXP([.$A278]; [.$H$269]; [.$I$269])/60" office:value-type="float" office:value="0">
            <text:p>0</text:p>
          </table:table-cell>
          <table:table-cell table:number-columns-repeated="2"/>
          <table:table-cell table:style-name="ce29" table:formula="of:=SFJOIN([.B278];[.C278];[.E278];[.H278];[.$L$269])*60" office:value-type="float" office:value="5829.51742757855">
            <text:p>5829,5174</text:p>
          </table:table-cell>
          <table:table-cell table:style-name="ce29" table:formula="of:=IF(VLOOKUP([.$C$267];[.$A$2:.$K$265]; 11; 0)=1; [.$K278]*60; [.$K278]/60)" office:value-type="float" office:value="97.1586237929758">
            <text:p>97,1586</text:p>
          </table:table-cell>
          <table:table-cell table:style-name="ce33" table:formula="of:=IF(VLOOKUP([.$C$267];[.$A$2:.$K$265]; 11; 0)=1; [.$K278]*60*60; [.$K278]/60/60)" office:value-type="float" office:value="1.6193103965496">
            <text:p>1,6193</text:p>
          </table:table-cell>
          <table:table-cell table:style-name="ce33" table:formula="of:=IF(VLOOKUP([.$C$267];[.$A$2:.$K$265]; 11; 0)=1; [.$K278]*60*60*24; [.$K278]/60/60/24)" office:value-type="float" office:value="0.0674712665228999">
            <text:p>0,0675</text:p>
          </table:table-cell>
          <table:table-cell table:formula="of:=[.K278]/[.K277]" office:value-type="float" office:value="1.12121212121212">
            <text:p>1,12</text:p>
          </table:table-cell>
          <table:table-cell table:number-columns-repeated="1009"/>
        </table:table-row>
        <table:table-row table:style-name="ro1">
          <table:table-cell table:style-name="ce10" office:value-type="float" office:value="10">
            <text:p>10</text:p>
          </table:table-cell>
          <table:table-cell table:formula="of:=[.$B$269]/60" office:value-type="float" office:value="13.1295437558075">
            <text:p>13,13</text:p>
          </table:table-cell>
          <table:table-cell table:style-name="ce17" table:formula="of:=SFLINEAR([.$A279]; [.$C$269]; [.$D$269])/60" office:value-type="float" office:value="94.5327150418143">
            <text:p>94,533</text:p>
          </table:table-cell>
          <table:table-cell/>
          <table:table-cell table:formula="of:=SFPOWER([.$A279]; [.$E$269]; [.$F$269]; [.$G$269])/60" office:value-type="float" office:value="0">
            <text:p>0</text:p>
          </table:table-cell>
          <table:table-cell table:number-columns-repeated="2"/>
          <table:table-cell table:formula="of:=SFEXP([.$A279]; [.$H$269]; [.$I$269])/60" office:value-type="float" office:value="0">
            <text:p>0</text:p>
          </table:table-cell>
          <table:table-cell table:number-columns-repeated="2"/>
          <table:table-cell table:style-name="ce29" table:formula="of:=SFJOIN([.B279];[.C279];[.E279];[.H279];[.$L$269])*60" office:value-type="float" office:value="6459.73552785731">
            <text:p>6459,7355</text:p>
          </table:table-cell>
          <table:table-cell table:style-name="ce29" table:formula="of:=IF(VLOOKUP([.$C$267];[.$A$2:.$K$265]; 11; 0)=1; [.$K279]*60; [.$K279]/60)" office:value-type="float" office:value="107.662258797622">
            <text:p>107,6623</text:p>
          </table:table-cell>
          <table:table-cell table:style-name="ce33" table:formula="of:=IF(VLOOKUP([.$C$267];[.$A$2:.$K$265]; 11; 0)=1; [.$K279]*60*60; [.$K279]/60/60)" office:value-type="float" office:value="1.79437097996036">
            <text:p>1,7944</text:p>
          </table:table-cell>
          <table:table-cell table:style-name="ce33" table:formula="of:=IF(VLOOKUP([.$C$267];[.$A$2:.$K$265]; 11; 0)=1; [.$K279]*60*60*24; [.$K279]/60/60/24)" office:value-type="float" office:value="0.0747654574983485">
            <text:p>0,0748</text:p>
          </table:table-cell>
          <table:table-cell table:formula="of:=[.K279]/[.K278]" office:value-type="float" office:value="1.10810810810811">
            <text:p>1,11</text:p>
          </table:table-cell>
          <table:table-cell table:number-columns-repeated="1009"/>
        </table:table-row>
        <table:table-row table:style-name="ro1">
          <table:table-cell table:style-name="Default"/>
          <table:table-cell table:number-columns-repeated="10"/>
          <table:table-cell table:style-name="Default"/>
          <table:table-cell table:number-columns-repeated="1012"/>
        </table:table-row>
        <table:table-row table:style-name="ro6">
          <table:table-cell table:style-name="ce8" office:value-type="string" table:number-columns-spanned="2" table:number-rows-spanned="1">
            <text:p>Pavadinimas:</text:p>
          </table:table-cell>
          <table:covered-table-cell table:style-name="ce15"/>
          <table:table-cell table:style-name="ce19" table:content-validation-name="val2" office:value-type="string" table:number-columns-spanned="5" table:number-rows-spanned="1">
            <text:p>B Research Center scientists</text:p>
          </table:table-cell>
          <table:covered-table-cell table:style-name="ce20"/>
          <table:covered-table-cell table:number-columns-repeated="3"/>
          <table:table-cell table:style-name="ce23" table:number-columns-repeated="5"/>
          <table:table-cell table:number-columns-repeated="1012"/>
        </table:table-row>
        <table:table-row table:style-name="ro12">
          <table:table-cell table:style-name="ce9" office:value-type="string">
            <text:p>Level</text:p>
          </table:table-cell>
          <table:table-cell table:style-name="ce16" office:value-type="string">
            <text:p>const (a)</text:p>
          </table:table-cell>
          <table:table-cell table:style-name="ce16" office:value-type="string">
            <text:p>lin (b)</text:p>
          </table:table-cell>
          <table:table-cell table:style-name="ce16"/>
          <table:table-cell table:style-name="ce16" office:value-type="string">
            <text:p>pow (c)</text:p>
          </table:table-cell>
          <table:table-cell table:style-name="ce21"/>
          <table:table-cell table:style-name="ce22"/>
          <table:table-cell table:style-name="ce16" office:value-type="string">
            <text:p>exp (d)</text:p>
          </table:table-cell>
          <table:table-cell table:style-name="ce24" table:number-columns-repeated="2"/>
          <table:table-cell table:style-name="ce28" office:value-type="string">
            <text:p>seconds</text:p>
          </table:table-cell>
          <table:table-cell table:style-name="ce16" office:value-type="string">
            <text:p>minutes</text:p>
          </table:table-cell>
          <table:table-cell table:style-name="ce16" office:value-type="string">
            <text:p>val</text:p>
          </table:table-cell>
          <table:table-cell table:style-name="ce16" office:value-type="string">
            <text:p>paros</text:p>
          </table:table-cell>
          <table:table-cell office:value-type="string">
            <text:p>Rel. change</text:p>
          </table:table-cell>
          <table:table-cell table:number-columns-repeated="1009"/>
        </table:table-row>
        <table:table-row table:style-name="ro1">
          <table:table-cell table:style-name="ce9" office:value-type="string">
            <text:p>Coeficients</text:p>
          </table:table-cell>
          <table:table-cell table:style-name="ce16" table:formula="of:=VLOOKUP([.$C$281];[.$A$2:.$J$265]; 2; 0)" office:value-type="float" office:value="36">
            <text:p>36</text:p>
          </table:table-cell>
          <table:table-cell table:style-name="ce16" table:formula="of:=VLOOKUP([.$C$281];[.$A$2:.$J$265]; 3; 0)" office:value-type="float" office:value="14">
            <text:p>14</text:p>
          </table:table-cell>
          <table:table-cell table:style-name="ce16" table:formula="of:=VLOOKUP([.$C$281];[.$A$2:.$J$265]; 4; 0)" office:value-type="float" office:value="-1">
            <text:p>-1</text:p>
          </table:table-cell>
          <table:table-cell table:style-name="ce16" table:formula="of:=VLOOKUP([.$C$281];[.$A$2:.$J$265]; 5; 0)" office:value-type="float" office:value="1">
            <text:p>1</text:p>
          </table:table-cell>
          <table:table-cell table:style-name="ce21" table:formula="of:=VLOOKUP([.$C$281];[.$A$2:.$J$265]; 6; 0)" office:value-type="float" office:value="0">
            <text:p>0</text:p>
          </table:table-cell>
          <table:table-cell table:style-name="ce22" table:formula="of:=VLOOKUP([.$C$281];[.$A$2:.$J$265]; 7; 0)" office:value-type="float" office:value="1">
            <text:p>1</text:p>
          </table:table-cell>
          <table:table-cell table:style-name="ce16" table:formula="of:=VLOOKUP([.$C$281];[.$A$2:.$J$265]; 8; 0)" office:value-type="float" office:value="2">
            <text:p>2</text:p>
          </table:table-cell>
          <table:table-cell table:style-name="ce24" table:formula="of:=VLOOKUP([.$C$281];[.$A$2:.$J$265]; 9; 0)" office:value-type="float" office:value="1">
            <text:p>1</text:p>
          </table:table-cell>
          <table:table-cell table:style-name="ce24"/>
          <table:table-cell table:style-name="ce28"/>
          <table:table-cell table:style-name="ce16" table:formula="of:=VLOOKUP([.$C$281];[.$A$2:.$L$265]; 12; 0)" office:value-type="float" office:value="1">
            <text:p>1</text:p>
          </table:table-cell>
          <table:table-cell table:style-name="ce16" table:number-columns-repeated="2"/>
          <table:table-cell table:number-columns-repeated="1010"/>
        </table:table-row>
        <table:table-row table:style-name="ro1">
          <table:table-cell table:style-name="ce10" office:value-type="float" office:value="1">
            <text:p>1</text:p>
          </table:table-cell>
          <table:table-cell table:formula="of:=[.$B$283]/60" office:value-type="float" office:value="0.6">
            <text:p>0,6</text:p>
          </table:table-cell>
          <table:table-cell table:style-name="ce17" table:formula="of:=SFLINEAR([.$A284]; [.$C$283]; [.$D$283])/60" office:value-type="float" office:value="0">
            <text:p>0,000</text:p>
          </table:table-cell>
          <table:table-cell/>
          <table:table-cell table:formula="of:=SFPOWER([.$A284]; [.$E$283]; [.$F$283]; [.$G$283])/60" office:value-type="float" office:value="0.0166666666666667">
            <text:p>0,02</text:p>
          </table:table-cell>
          <table:table-cell table:number-columns-repeated="2"/>
          <table:table-cell table:formula="of:=SFEXP([.$A284]; [.$H$283]; [.$I$283])/60" office:value-type="float" office:value="0.0666666666666667">
            <text:p>0,07</text:p>
          </table:table-cell>
          <table:table-cell table:number-columns-repeated="2"/>
          <table:table-cell table:style-name="ce29" table:formula="of:=SFJOIN([.B284];[.C284];[.E284];[.H284];[.$L$283])*60" office:value-type="float" office:value="41">
            <text:p>41,0000</text:p>
          </table:table-cell>
          <table:table-cell table:style-name="ce29" table:formula="of:=IF(VLOOKUP([.$C$281];[.$A$2:.$K$265]; 11; 0)=1; [.$K284]*60; [.$K284]/60)" office:value-type="float" office:value="0.683333333333333">
            <text:p>0,6833</text:p>
          </table:table-cell>
          <table:table-cell table:style-name="ce33" table:formula="of:=IF(VLOOKUP([.$C$281];[.$A$2:.$K$265]; 11; 0)=1; [.$K284]*60*60; [.$K284]/60/60)" office:value-type="float" office:value="0.0113888888888889">
            <text:p>0,0114</text:p>
          </table:table-cell>
          <table:table-cell table:style-name="ce33" table:formula="of:=IF(VLOOKUP([.$C$281];[.$A$2:.$K$265]; 11; 0)=1; [.$K284]*60*60*24; [.$K284]/60/60/24)" office:value-type="float" office:value="0.000474537037037037">
            <text:p>0,0005</text:p>
          </table:table-cell>
          <table:table-cell table:number-columns-repeated="1010"/>
        </table:table-row>
        <table:table-row table:style-name="ro1">
          <table:table-cell table:style-name="ce10" office:value-type="float" office:value="2">
            <text:p>2</text:p>
          </table:table-cell>
          <table:table-cell table:formula="of:=[.$B$283]/60" office:value-type="float" office:value="0.6">
            <text:p>0,6</text:p>
          </table:table-cell>
          <table:table-cell table:style-name="ce17" table:formula="of:=SFLINEAR([.$A285]; [.$C$283]; [.$D$283])/60" office:value-type="float" office:value="0.233333333333333">
            <text:p>0,233</text:p>
          </table:table-cell>
          <table:table-cell/>
          <table:table-cell table:formula="of:=SFPOWER([.$A285]; [.$E$283]; [.$F$283]; [.$G$283])/60" office:value-type="float" office:value="0.0333333333333333">
            <text:p>0,03</text:p>
          </table:table-cell>
          <table:table-cell table:number-columns-repeated="2"/>
          <table:table-cell table:formula="of:=SFEXP([.$A285]; [.$H$283]; [.$I$283])/60" office:value-type="float" office:value="0.133333333333333">
            <text:p>0,13</text:p>
          </table:table-cell>
          <table:table-cell table:number-columns-repeated="2"/>
          <table:table-cell table:style-name="ce29" table:formula="of:=SFJOIN([.B285];[.C285];[.E285];[.H285];[.$L$283])*60" office:value-type="float" office:value="60">
            <text:p>60,0000</text:p>
          </table:table-cell>
          <table:table-cell table:style-name="ce29" table:formula="of:=IF(VLOOKUP([.$C$281];[.$A$2:.$K$265]; 11; 0)=1; [.$K285]*60; [.$K285]/60)" office:value-type="float" office:value="1">
            <text:p>1,0000</text:p>
          </table:table-cell>
          <table:table-cell table:style-name="ce33" table:formula="of:=IF(VLOOKUP([.$C$281];[.$A$2:.$K$265]; 11; 0)=1; [.$K285]*60*60; [.$K285]/60/60)" office:value-type="float" office:value="0.0166666666666667">
            <text:p>0,0167</text:p>
          </table:table-cell>
          <table:table-cell table:style-name="ce33" table:formula="of:=IF(VLOOKUP([.$C$281];[.$A$2:.$K$265]; 11; 0)=1; [.$K285]*60*60*24; [.$K285]/60/60/24)" office:value-type="float" office:value="0.000694444444444444">
            <text:p>0,0007</text:p>
          </table:table-cell>
          <table:table-cell table:formula="of:=[.K285]/[.K284]" office:value-type="float" office:value="1.46341463414634">
            <text:p>1,46</text:p>
          </table:table-cell>
          <table:table-cell table:number-columns-repeated="1009"/>
        </table:table-row>
        <table:table-row table:style-name="ro1">
          <table:table-cell table:style-name="ce10" office:value-type="float" office:value="3">
            <text:p>3</text:p>
          </table:table-cell>
          <table:table-cell table:formula="of:=[.$B$283]/60" office:value-type="float" office:value="0.6">
            <text:p>0,6</text:p>
          </table:table-cell>
          <table:table-cell table:style-name="ce17" table:formula="of:=SFLINEAR([.$A286]; [.$C$283]; [.$D$283])/60" office:value-type="float" office:value="0.466666666666667">
            <text:p>0,467</text:p>
          </table:table-cell>
          <table:table-cell/>
          <table:table-cell table:formula="of:=SFPOWER([.$A286]; [.$E$283]; [.$F$283]; [.$G$283])/60" office:value-type="float" office:value="0.05">
            <text:p>0,05</text:p>
          </table:table-cell>
          <table:table-cell table:number-columns-repeated="2"/>
          <table:table-cell table:formula="of:=SFEXP([.$A286]; [.$H$283]; [.$I$283])/60" office:value-type="float" office:value="0.266666666666667">
            <text:p>0,27</text:p>
          </table:table-cell>
          <table:table-cell table:number-columns-repeated="2"/>
          <table:table-cell table:style-name="ce29" table:formula="of:=SFJOIN([.B286];[.C286];[.E286];[.H286];[.$L$283])*60" office:value-type="float" office:value="83">
            <text:p>83,0000</text:p>
          </table:table-cell>
          <table:table-cell table:style-name="ce29" table:formula="of:=IF(VLOOKUP([.$C$281];[.$A$2:.$K$265]; 11; 0)=1; [.$K286]*60; [.$K286]/60)" office:value-type="float" office:value="1.38333333333333">
            <text:p>1,3833</text:p>
          </table:table-cell>
          <table:table-cell table:style-name="ce33" table:formula="of:=IF(VLOOKUP([.$C$281];[.$A$2:.$K$265]; 11; 0)=1; [.$K286]*60*60; [.$K286]/60/60)" office:value-type="float" office:value="0.0230555555555556">
            <text:p>0,0231</text:p>
          </table:table-cell>
          <table:table-cell table:style-name="ce33" table:formula="of:=IF(VLOOKUP([.$C$281];[.$A$2:.$K$265]; 11; 0)=1; [.$K286]*60*60*24; [.$K286]/60/60/24)" office:value-type="float" office:value="0.000960648148148148">
            <text:p>0,0010</text:p>
          </table:table-cell>
          <table:table-cell table:formula="of:=[.K286]/[.K285]" office:value-type="float" office:value="1.38333333333333">
            <text:p>1,38</text:p>
          </table:table-cell>
          <table:table-cell table:number-columns-repeated="1009"/>
        </table:table-row>
        <table:table-row table:style-name="ro1">
          <table:table-cell table:style-name="ce10" office:value-type="float" office:value="4">
            <text:p>4</text:p>
          </table:table-cell>
          <table:table-cell table:formula="of:=[.$B$283]/60" office:value-type="float" office:value="0.6">
            <text:p>0,6</text:p>
          </table:table-cell>
          <table:table-cell table:style-name="ce17" table:formula="of:=SFLINEAR([.$A287]; [.$C$283]; [.$D$283])/60" office:value-type="float" office:value="0.7">
            <text:p>0,700</text:p>
          </table:table-cell>
          <table:table-cell/>
          <table:table-cell table:formula="of:=SFPOWER([.$A287]; [.$E$283]; [.$F$283]; [.$G$283])/60" office:value-type="float" office:value="0.0666666666666667">
            <text:p>0,07</text:p>
          </table:table-cell>
          <table:table-cell table:number-columns-repeated="2"/>
          <table:table-cell table:formula="of:=SFEXP([.$A287]; [.$H$283]; [.$I$283])/60" office:value-type="float" office:value="0.533333333333333">
            <text:p>0,53</text:p>
          </table:table-cell>
          <table:table-cell table:number-columns-repeated="2"/>
          <table:table-cell table:style-name="ce29" table:formula="of:=SFJOIN([.B287];[.C287];[.E287];[.H287];[.$L$283])*60" office:value-type="float" office:value="114">
            <text:p>114,0000</text:p>
          </table:table-cell>
          <table:table-cell table:style-name="ce29" table:formula="of:=IF(VLOOKUP([.$C$281];[.$A$2:.$K$265]; 11; 0)=1; [.$K287]*60; [.$K287]/60)" office:value-type="float" office:value="1.9">
            <text:p>1,9000</text:p>
          </table:table-cell>
          <table:table-cell table:style-name="ce33" table:formula="of:=IF(VLOOKUP([.$C$281];[.$A$2:.$K$265]; 11; 0)=1; [.$K287]*60*60; [.$K287]/60/60)" office:value-type="float" office:value="0.0316666666666667">
            <text:p>0,0317</text:p>
          </table:table-cell>
          <table:table-cell table:style-name="ce33" table:formula="of:=IF(VLOOKUP([.$C$281];[.$A$2:.$K$265]; 11; 0)=1; [.$K287]*60*60*24; [.$K287]/60/60/24)" office:value-type="float" office:value="0.00131944444444444">
            <text:p>0,0013</text:p>
          </table:table-cell>
          <table:table-cell table:formula="of:=[.K287]/[.K286]" office:value-type="float" office:value="1.37349397590361">
            <text:p>1,37</text:p>
          </table:table-cell>
          <table:table-cell table:number-columns-repeated="1009"/>
        </table:table-row>
        <table:table-row table:style-name="ro1">
          <table:table-cell table:style-name="ce10" office:value-type="float" office:value="5">
            <text:p>5</text:p>
          </table:table-cell>
          <table:table-cell table:formula="of:=[.$B$283]/60" office:value-type="float" office:value="0.6">
            <text:p>0,6</text:p>
          </table:table-cell>
          <table:table-cell table:style-name="ce17" table:formula="of:=SFLINEAR([.$A288]; [.$C$283]; [.$D$283])/60" office:value-type="float" office:value="0.933333333333333">
            <text:p>0,933</text:p>
          </table:table-cell>
          <table:table-cell/>
          <table:table-cell table:formula="of:=SFPOWER([.$A288]; [.$E$283]; [.$F$283]; [.$G$283])/60" office:value-type="float" office:value="0.0833333333333333">
            <text:p>0,08</text:p>
          </table:table-cell>
          <table:table-cell table:number-columns-repeated="2"/>
          <table:table-cell table:formula="of:=SFEXP([.$A288]; [.$H$283]; [.$I$283])/60" office:value-type="float" office:value="1.06666666666667">
            <text:p>1,07</text:p>
          </table:table-cell>
          <table:table-cell table:number-columns-repeated="2"/>
          <table:table-cell table:style-name="ce29" table:formula="of:=SFJOIN([.B288];[.C288];[.E288];[.H288];[.$L$283])*60" office:value-type="float" office:value="161">
            <text:p>161,0000</text:p>
          </table:table-cell>
          <table:table-cell table:style-name="ce29" table:formula="of:=IF(VLOOKUP([.$C$281];[.$A$2:.$K$265]; 11; 0)=1; [.$K288]*60; [.$K288]/60)" office:value-type="float" office:value="2.68333333333333">
            <text:p>2,6833</text:p>
          </table:table-cell>
          <table:table-cell table:style-name="ce33" table:formula="of:=IF(VLOOKUP([.$C$281];[.$A$2:.$K$265]; 11; 0)=1; [.$K288]*60*60; [.$K288]/60/60)" office:value-type="float" office:value="0.0447222222222222">
            <text:p>0,0447</text:p>
          </table:table-cell>
          <table:table-cell table:style-name="ce33" table:formula="of:=IF(VLOOKUP([.$C$281];[.$A$2:.$K$265]; 11; 0)=1; [.$K288]*60*60*24; [.$K288]/60/60/24)" office:value-type="float" office:value="0.00186342592592593">
            <text:p>0,0019</text:p>
          </table:table-cell>
          <table:table-cell table:formula="of:=[.K288]/[.K287]" office:value-type="float" office:value="1.41228070175439">
            <text:p>1,41</text:p>
          </table:table-cell>
          <table:table-cell table:number-columns-repeated="1009"/>
        </table:table-row>
        <table:table-row table:style-name="ro1">
          <table:table-cell table:style-name="ce10" office:value-type="float" office:value="6">
            <text:p>6</text:p>
          </table:table-cell>
          <table:table-cell table:formula="of:=[.$B$283]/60" office:value-type="float" office:value="0.6">
            <text:p>0,6</text:p>
          </table:table-cell>
          <table:table-cell table:style-name="ce17" table:formula="of:=SFLINEAR([.$A289]; [.$C$283]; [.$D$283])/60" office:value-type="float" office:value="1.16666666666667">
            <text:p>1,167</text:p>
          </table:table-cell>
          <table:table-cell/>
          <table:table-cell table:formula="of:=SFPOWER([.$A289]; [.$E$283]; [.$F$283]; [.$G$283])/60" office:value-type="float" office:value="0.1">
            <text:p>0,1</text:p>
          </table:table-cell>
          <table:table-cell table:number-columns-repeated="2"/>
          <table:table-cell table:formula="of:=SFEXP([.$A289]; [.$H$283]; [.$I$283])/60" office:value-type="float" office:value="2.13333333333333">
            <text:p>2,13</text:p>
          </table:table-cell>
          <table:table-cell table:number-columns-repeated="2"/>
          <table:table-cell table:style-name="ce29" table:formula="of:=SFJOIN([.B289];[.C289];[.E289];[.H289];[.$L$283])*60" office:value-type="float" office:value="240">
            <text:p>240,0000</text:p>
          </table:table-cell>
          <table:table-cell table:style-name="ce29" table:formula="of:=IF(VLOOKUP([.$C$281];[.$A$2:.$K$265]; 11; 0)=1; [.$K289]*60; [.$K289]/60)" office:value-type="float" office:value="4">
            <text:p>4,0000</text:p>
          </table:table-cell>
          <table:table-cell table:style-name="ce33" table:formula="of:=IF(VLOOKUP([.$C$281];[.$A$2:.$K$265]; 11; 0)=1; [.$K289]*60*60; [.$K289]/60/60)" office:value-type="float" office:value="0.0666666666666667">
            <text:p>0,0667</text:p>
          </table:table-cell>
          <table:table-cell table:style-name="ce33" table:formula="of:=IF(VLOOKUP([.$C$281];[.$A$2:.$K$265]; 11; 0)=1; [.$K289]*60*60*24; [.$K289]/60/60/24)" office:value-type="float" office:value="0.00277777777777778">
            <text:p>0,0028</text:p>
          </table:table-cell>
          <table:table-cell table:formula="of:=[.K289]/[.K288]" office:value-type="float" office:value="1.49068322981366">
            <text:p>1,49</text:p>
          </table:table-cell>
          <table:table-cell table:number-columns-repeated="1009"/>
        </table:table-row>
        <table:table-row table:style-name="ro1">
          <table:table-cell table:style-name="ce10" office:value-type="float" office:value="7">
            <text:p>7</text:p>
          </table:table-cell>
          <table:table-cell table:formula="of:=[.$B$283]/60" office:value-type="float" office:value="0.6">
            <text:p>0,6</text:p>
          </table:table-cell>
          <table:table-cell table:style-name="ce17" table:formula="of:=SFLINEAR([.$A290]; [.$C$283]; [.$D$283])/60" office:value-type="float" office:value="1.4">
            <text:p>1,400</text:p>
          </table:table-cell>
          <table:table-cell/>
          <table:table-cell table:formula="of:=SFPOWER([.$A290]; [.$E$283]; [.$F$283]; [.$G$283])/60" office:value-type="float" office:value="0.116666666666667">
            <text:p>0,12</text:p>
          </table:table-cell>
          <table:table-cell table:number-columns-repeated="2"/>
          <table:table-cell table:formula="of:=SFEXP([.$A290]; [.$H$283]; [.$I$283])/60" office:value-type="float" office:value="4.26666666666667">
            <text:p>4,27</text:p>
          </table:table-cell>
          <table:table-cell table:number-columns-repeated="2"/>
          <table:table-cell table:style-name="ce29" table:formula="of:=SFJOIN([.B290];[.C290];[.E290];[.H290];[.$L$283])*60" office:value-type="float" office:value="383">
            <text:p>383,0000</text:p>
          </table:table-cell>
          <table:table-cell table:style-name="ce29" table:formula="of:=IF(VLOOKUP([.$C$281];[.$A$2:.$K$265]; 11; 0)=1; [.$K290]*60; [.$K290]/60)" office:value-type="float" office:value="6.38333333333333">
            <text:p>6,3833</text:p>
          </table:table-cell>
          <table:table-cell table:style-name="ce33" table:formula="of:=IF(VLOOKUP([.$C$281];[.$A$2:.$K$265]; 11; 0)=1; [.$K290]*60*60; [.$K290]/60/60)" office:value-type="float" office:value="0.106388888888889">
            <text:p>0,1064</text:p>
          </table:table-cell>
          <table:table-cell table:style-name="ce33" table:formula="of:=IF(VLOOKUP([.$C$281];[.$A$2:.$K$265]; 11; 0)=1; [.$K290]*60*60*24; [.$K290]/60/60/24)" office:value-type="float" office:value="0.00443287037037037">
            <text:p>0,0044</text:p>
          </table:table-cell>
          <table:table-cell table:formula="of:=[.K290]/[.K289]" office:value-type="float" office:value="1.59583333333333">
            <text:p>1,6</text:p>
          </table:table-cell>
          <table:table-cell table:number-columns-repeated="1009"/>
        </table:table-row>
        <table:table-row table:style-name="ro1">
          <table:table-cell table:style-name="ce10" office:value-type="float" office:value="8">
            <text:p>8</text:p>
          </table:table-cell>
          <table:table-cell table:formula="of:=[.$B$283]/60" office:value-type="float" office:value="0.6">
            <text:p>0,6</text:p>
          </table:table-cell>
          <table:table-cell table:style-name="ce17" table:formula="of:=SFLINEAR([.$A291]; [.$C$283]; [.$D$283])/60" office:value-type="float" office:value="1.63333333333333">
            <text:p>1,633</text:p>
          </table:table-cell>
          <table:table-cell/>
          <table:table-cell table:formula="of:=SFPOWER([.$A291]; [.$E$283]; [.$F$283]; [.$G$283])/60" office:value-type="float" office:value="0.133333333333333">
            <text:p>0,13</text:p>
          </table:table-cell>
          <table:table-cell table:number-columns-repeated="2"/>
          <table:table-cell table:formula="of:=SFEXP([.$A291]; [.$H$283]; [.$I$283])/60" office:value-type="float" office:value="8.53333333333333">
            <text:p>8,53</text:p>
          </table:table-cell>
          <table:table-cell table:number-columns-repeated="2"/>
          <table:table-cell table:style-name="ce29" table:formula="of:=SFJOIN([.B291];[.C291];[.E291];[.H291];[.$L$283])*60" office:value-type="float" office:value="654">
            <text:p>654,0000</text:p>
          </table:table-cell>
          <table:table-cell table:style-name="ce29" table:formula="of:=IF(VLOOKUP([.$C$281];[.$A$2:.$K$265]; 11; 0)=1; [.$K291]*60; [.$K291]/60)" office:value-type="float" office:value="10.9">
            <text:p>10,9000</text:p>
          </table:table-cell>
          <table:table-cell table:style-name="ce33" table:formula="of:=IF(VLOOKUP([.$C$281];[.$A$2:.$K$265]; 11; 0)=1; [.$K291]*60*60; [.$K291]/60/60)" office:value-type="float" office:value="0.181666666666667">
            <text:p>0,1817</text:p>
          </table:table-cell>
          <table:table-cell table:style-name="ce33" table:formula="of:=IF(VLOOKUP([.$C$281];[.$A$2:.$K$265]; 11; 0)=1; [.$K291]*60*60*24; [.$K291]/60/60/24)" office:value-type="float" office:value="0.00756944444444444">
            <text:p>0,0076</text:p>
          </table:table-cell>
          <table:table-cell table:formula="of:=[.K291]/[.K290]" office:value-type="float" office:value="1.70757180156658">
            <text:p>1,71</text:p>
          </table:table-cell>
          <table:table-cell table:number-columns-repeated="1009"/>
        </table:table-row>
        <table:table-row table:style-name="ro1">
          <table:table-cell table:style-name="ce10" office:value-type="float" office:value="9">
            <text:p>9</text:p>
          </table:table-cell>
          <table:table-cell table:formula="of:=[.$B$283]/60" office:value-type="float" office:value="0.6">
            <text:p>0,6</text:p>
          </table:table-cell>
          <table:table-cell table:style-name="ce17" table:formula="of:=SFLINEAR([.$A292]; [.$C$283]; [.$D$283])/60" office:value-type="float" office:value="1.86666666666667">
            <text:p>1,867</text:p>
          </table:table-cell>
          <table:table-cell/>
          <table:table-cell table:formula="of:=SFPOWER([.$A292]; [.$E$283]; [.$F$283]; [.$G$283])/60" office:value-type="float" office:value="0.15">
            <text:p>0,15</text:p>
          </table:table-cell>
          <table:table-cell table:number-columns-repeated="2"/>
          <table:table-cell table:formula="of:=SFEXP([.$A292]; [.$H$283]; [.$I$283])/60" office:value-type="float" office:value="17.0666666666667">
            <text:p>17,07</text:p>
          </table:table-cell>
          <table:table-cell table:number-columns-repeated="2"/>
          <table:table-cell table:style-name="ce29" table:formula="of:=SFJOIN([.B292];[.C292];[.E292];[.H292];[.$L$283])*60" office:value-type="float" office:value="1181">
            <text:p>1181,0000</text:p>
          </table:table-cell>
          <table:table-cell table:style-name="ce29" table:formula="of:=IF(VLOOKUP([.$C$281];[.$A$2:.$K$265]; 11; 0)=1; [.$K292]*60; [.$K292]/60)" office:value-type="float" office:value="19.6833333333333">
            <text:p>19,6833</text:p>
          </table:table-cell>
          <table:table-cell table:style-name="ce33" table:formula="of:=IF(VLOOKUP([.$C$281];[.$A$2:.$K$265]; 11; 0)=1; [.$K292]*60*60; [.$K292]/60/60)" office:value-type="float" office:value="0.328055555555556">
            <text:p>0,3281</text:p>
          </table:table-cell>
          <table:table-cell table:style-name="ce33" table:formula="of:=IF(VLOOKUP([.$C$281];[.$A$2:.$K$265]; 11; 0)=1; [.$K292]*60*60*24; [.$K292]/60/60/24)" office:value-type="float" office:value="0.0136689814814815">
            <text:p>0,0137</text:p>
          </table:table-cell>
          <table:table-cell table:formula="of:=[.K292]/[.K291]" office:value-type="float" office:value="1.80581039755352">
            <text:p>1,81</text:p>
          </table:table-cell>
          <table:table-cell table:number-columns-repeated="1009"/>
        </table:table-row>
        <table:table-row table:style-name="ro1">
          <table:table-cell table:style-name="ce10" office:value-type="float" office:value="10">
            <text:p>10</text:p>
          </table:table-cell>
          <table:table-cell table:formula="of:=[.$B$283]/60" office:value-type="float" office:value="0.6">
            <text:p>0,6</text:p>
          </table:table-cell>
          <table:table-cell table:style-name="ce17" table:formula="of:=SFLINEAR([.$A293]; [.$C$283]; [.$D$283])/60" office:value-type="float" office:value="2.1">
            <text:p>2,100</text:p>
          </table:table-cell>
          <table:table-cell/>
          <table:table-cell table:formula="of:=SFPOWER([.$A293]; [.$E$283]; [.$F$283]; [.$G$283])/60" office:value-type="float" office:value="0.166666666666667">
            <text:p>0,17</text:p>
          </table:table-cell>
          <table:table-cell table:number-columns-repeated="2"/>
          <table:table-cell table:formula="of:=SFEXP([.$A293]; [.$H$283]; [.$I$283])/60" office:value-type="float" office:value="34.1333333333333">
            <text:p>34,13</text:p>
          </table:table-cell>
          <table:table-cell table:number-columns-repeated="2"/>
          <table:table-cell table:style-name="ce29" table:formula="of:=SFJOIN([.B293];[.C293];[.E293];[.H293];[.$L$283])*60" office:value-type="float" office:value="2220">
            <text:p>2220,0000</text:p>
          </table:table-cell>
          <table:table-cell table:style-name="ce29" table:formula="of:=IF(VLOOKUP([.$C$281];[.$A$2:.$K$265]; 11; 0)=1; [.$K293]*60; [.$K293]/60)" office:value-type="float" office:value="37">
            <text:p>37,0000</text:p>
          </table:table-cell>
          <table:table-cell table:style-name="ce33" table:formula="of:=IF(VLOOKUP([.$C$281];[.$A$2:.$K$265]; 11; 0)=1; [.$K293]*60*60; [.$K293]/60/60)" office:value-type="float" office:value="0.616666666666667">
            <text:p>0,6167</text:p>
          </table:table-cell>
          <table:table-cell table:style-name="ce33" table:formula="of:=IF(VLOOKUP([.$C$281];[.$A$2:.$K$265]; 11; 0)=1; [.$K293]*60*60*24; [.$K293]/60/60/24)" office:value-type="float" office:value="0.0256944444444444">
            <text:p>0,0257</text:p>
          </table:table-cell>
          <table:table-cell table:formula="of:=[.K293]/[.K292]" office:value-type="float" office:value="1.87976291278577">
            <text:p>1,88</text:p>
          </table:table-cell>
          <table:table-cell table:number-columns-repeated="1009"/>
        </table:table-row>
      </table:table>
      <table:table table:name="Variables" table:style-name="ta1" table:print="false">
        <office:forms form:automatic-focus="false" form:apply-design-mode="false"/>
        <table:table-column table:style-name="co14" table:default-cell-style-name="Default"/>
        <table:table-column table:style-name="co13" table:number-columns-repeated="2" table:default-cell-style-name="Default"/>
        <table:table-column table:style-name="co15" table:default-cell-style-name="Default"/>
        <table:table-column table:style-name="co16" table:default-cell-style-name="Default"/>
        <table:table-row table:style-name="ro1">
          <table:table-cell office:value-type="string">
            <text:p>Base Metal</text:p>
          </table:table-cell>
          <table:table-cell table:style-name="ce31" office:value-type="float" office:value="0.005">
            <text:p>0,00500</text:p>
          </table:table-cell>
          <table:table-cell table:number-columns-repeated="3"/>
        </table:table-row>
        <table:table-row table:style-name="ro1">
          <table:table-cell office:value-type="string">
            <text:p>Base Energy</text:p>
          </table:table-cell>
          <table:table-cell table:style-name="ce31" office:value-type="float" office:value="0.02">
            <text:p>0,02000</text:p>
          </table:table-cell>
          <table:table-cell table:number-columns-repeated="3"/>
        </table:table-row>
        <table:table-row table:style-name="ro1">
          <table:table-cell office:value-type="string">
            <text:p>Base Zetium</text:p>
          </table:table-cell>
          <table:table-cell table:style-name="ce31"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18" office:value-type="float" office:value="20">
            <text:p>20</text:p>
          </table:table-cell>
          <table:table-cell table:number-columns-repeated="3"/>
        </table:table-row>
        <table:table-row table:style-name="ro1">
          <table:table-cell office:value-type="string">
            <text:p>Energy volume div</text:p>
          </table:table-cell>
          <table:table-cell table:formula="of:=[.B11]*3" office:value-type="float" office:value="60">
            <text:p>60</text:p>
          </table:table-cell>
          <table:table-cell table:number-columns-repeated="3"/>
        </table:table-row>
        <table:table-row table:style-name="ro1">
          <table:table-cell office:value-type="string">
            <text:p>Zetium volume div</text:p>
          </table:table-cell>
          <table:table-cell table:formula="of:=[.B11]/2" office:value-type="float" office:value="10">
            <text:p>10</text:p>
          </table:table-cell>
          <table:table-cell table:number-columns-repeated="3"/>
        </table:table-row>
        <table:table-row table:style-name="ro1">
          <table:table-cell office:value-type="string">
            <text:p>Storage mod</text:p>
          </table:table-cell>
          <table:table-cell office:value-type="float" office:value="0.8">
            <text:p>0,8</text:p>
          </table:table-cell>
          <table:table-cell table:number-columns-repeated="3"/>
        </table:table-row>
      </table:table>
      <table:table table:name="Units" table:style-name="ta1" table:print="false">
        <office:forms form:automatic-focus="false" form:apply-design-mode="false"/>
        <table:table-column table:style-name="co13" table:default-cell-style-name="Default"/>
        <table:table-column table:style-name="co21" table:default-cell-style-name="Default"/>
        <table:table-column table:style-name="co10" table:default-cell-style-name="Default"/>
        <table:table-column table:style-name="co22" table:default-cell-style-name="Default"/>
        <table:table-column table:style-name="co23" table:default-cell-style-name="Default"/>
        <table:table-column table:style-name="co22" table:default-cell-style-name="Default"/>
        <table:table-column table:style-name="co24" table:default-cell-style-name="Default"/>
        <table:table-column table:style-name="co25" table:default-cell-style-name="Default"/>
        <table:table-column table:style-name="co26" table:default-cell-style-name="Default"/>
        <table:table-column table:style-name="co21" table:default-cell-style-name="Default"/>
        <table:table-column table:style-name="co27" table:default-cell-style-name="Default"/>
        <table:table-column table:style-name="co12" table:default-cell-style-name="ce50"/>
        <table:table-column table:style-name="co28" table:default-cell-style-name="Default"/>
        <table:table-column table:style-name="co29" table:number-columns-repeated="2" table:default-cell-style-name="Default"/>
        <table:table-column table:style-name="co30" table:default-cell-style-name="Default"/>
        <table:table-column table:style-name="co17" table:default-cell-style-name="Default"/>
        <table:table-column table:style-name="co31" table:default-cell-style-name="Default"/>
        <table:table-column table:style-name="co32" table:default-cell-style-name="Default"/>
        <table:table-column table:style-name="co33" table:default-cell-style-name="ce67"/>
        <table:table-column table:style-name="co25" table:default-cell-style-name="ce67"/>
        <table:table-column table:style-name="co34" table:default-cell-style-name="ce67"/>
        <table:table-column table:style-name="co13" table:number-columns-repeated="1002" table:default-cell-style-name="ce67"/>
        <table:table-row table:style-name="ro13">
          <table:table-cell table:style-name="ce34" office:value-type="string">
            <text:p>Tier name</text:p>
          </table:table-cell>
          <table:table-cell table:style-name="ce44" office:value-type="string" table:number-columns-spanned="2" table:number-rows-spanned="1">
            <text:p>Metal mod</text:p>
          </table:table-cell>
          <table:covered-table-cell table:style-name="ce44"/>
          <table:table-cell table:style-name="ce44" office:value-type="string" table:number-columns-spanned="2" table:number-rows-spanned="1">
            <text:p>Energy mod</text:p>
          </table:table-cell>
          <table:covered-table-cell table:style-name="ce44"/>
          <table:table-cell table:style-name="ce58" office:value-type="string" table:number-columns-spanned="3" table:number-rows-spanned="1">
            <text:p>Zetium mod</text:p>
          </table:table-cell>
          <table:covered-table-cell table:style-name="ce60"/>
          <table:covered-table-cell table:style-name="ce60"/>
          <table:table-cell table:style-name="ce58" office:value-type="string">
            <text:p>Time HP mod.</text:p>
          </table:table-cell>
          <table:table-cell table:style-name="ce62" office:value-type="string">
            <text:p>Time dmg mod.</text:p>
          </table:table-cell>
          <table:table-cell table:style-name="ce62" office:value-type="string">
            <text:p>HP mod.</text:p>
          </table:table-cell>
          <table:table-cell table:style-name="ce62" office:value-type="string">
            <text:p>Dmg mod.</text:p>
          </table:table-cell>
          <table:table-cell table:style-name="ce64" office:value-type="string">
            <text:p>Init. diff %</text:p>
          </table:table-cell>
          <table:table-cell table:number-columns-repeated="2"/>
          <table:table-cell table:style-name="ce67" table:number-columns-repeated="4"/>
          <table:table-cell table:number-columns-repeated="1005"/>
        </table:table-row>
        <table:table-row table:style-name="ro14">
          <table:table-cell table:style-name="ce4" office:value-type="string">
            <text:p>T1</text:p>
          </table:table-cell>
          <table:table-cell table:style-name="ce45" office:value-type="float" office:value="2" table:number-columns-spanned="2" table:number-rows-spanned="1">
            <text:p>2</text:p>
          </table:table-cell>
          <table:covered-table-cell/>
          <table:table-cell table:style-name="ce54" office:value-type="float" office:value="4" table:number-columns-spanned="2" table:number-rows-spanned="1">
            <text:p>4</text:p>
          </table:table-cell>
          <table:covered-table-cell table:style-name="ce57"/>
          <table:table-cell table:style-name="ce59" office:value-type="float" office:value="0" table:number-columns-spanned="3" table:number-rows-spanned="1">
            <text:p>0</text:p>
          </table:table-cell>
          <table:covered-table-cell table:style-name="ce59"/>
          <table:covered-table-cell table:style-name="ce25"/>
          <table:table-cell table:style-name="ce17" office:value-type="float" office:value="0.05">
            <text:p>0,050</text:p>
          </table:table-cell>
          <table:table-cell table:style-name="ce63" office:value-type="float" office:value="0.3">
            <text:p>0,3</text:p>
          </table:table-cell>
          <table:table-cell table:style-name="ce63" office:value-type="float" office:value="0.5">
            <text:p>0,5</text:p>
          </table:table-cell>
          <table:table-cell table:style-name="ce25" office:value-type="float" office:value="1.9">
            <text:p>1,9</text:p>
          </table:table-cell>
          <table:table-cell table:style-name="ce65" office:value-type="float" office:value="7">
            <text:p>7</text:p>
          </table:table-cell>
          <table:table-cell table:number-columns-repeated="1011"/>
        </table:table-row>
        <table:table-row table:style-name="ro14">
          <table:table-cell table:style-name="ce4" office:value-type="string">
            <text:p>T1,5</text:p>
          </table:table-cell>
          <table:table-cell table:style-name="ce45" table:formula="of:=[.B2]*0.8" office:value-type="float" office:value="1.6" table:number-columns-spanned="2" table:number-rows-spanned="1">
            <text:p>1,6</text:p>
          </table:table-cell>
          <table:covered-table-cell/>
          <table:table-cell table:style-name="ce54" table:formula="of:=[.D2]*0.8" office:value-type="float" office:value="3.2" table:number-columns-spanned="2" table:number-rows-spanned="1">
            <text:p>3,2</text:p>
          </table:table-cell>
          <table:covered-table-cell table:style-name="ce57"/>
          <table:table-cell table:style-name="ce59" office:value-type="float" office:value="0.05" table:number-columns-spanned="3" table:number-rows-spanned="1">
            <text:p>0,05</text:p>
          </table:table-cell>
          <table:covered-table-cell table:style-name="ce59"/>
          <table:covered-table-cell table:style-name="ce25"/>
          <table:table-cell table:style-name="ce17" office:value-type="float" office:value="0.05">
            <text:p>0,050</text:p>
          </table:table-cell>
          <table:table-cell table:style-name="ce25" office:value-type="float" office:value="0.3">
            <text:p>0,3</text:p>
          </table:table-cell>
          <table:table-cell office:value-type="float" office:value="0.5">
            <text:p>0,5</text:p>
          </table:table-cell>
          <table:table-cell table:style-name="ce25" office:value-type="float" office:value="1.9">
            <text:p>1,9</text:p>
          </table:table-cell>
          <table:table-cell table:style-name="ce65" office:value-type="float" office:value="7">
            <text:p>7</text:p>
          </table:table-cell>
          <table:table-cell table:number-columns-repeated="1011"/>
        </table:table-row>
        <table:table-row table:style-name="ro14">
          <table:table-cell table:style-name="ce4" office:value-type="string">
            <text:p>T2</text:p>
          </table:table-cell>
          <table:table-cell table:style-name="ce45" office:value-type="float" office:value="1.5" table:number-columns-spanned="2" table:number-rows-spanned="1">
            <text:p>1,5</text:p>
          </table:table-cell>
          <table:covered-table-cell/>
          <table:table-cell table:style-name="ce45" office:value-type="float" office:value="3" table:number-columns-spanned="2" table:number-rows-spanned="1">
            <text:p>3</text:p>
          </table:table-cell>
          <table:covered-table-cell/>
          <table:table-cell table:style-name="ce59" office:value-type="float" office:value="0.1" table:number-columns-spanned="3" table:number-rows-spanned="1">
            <text:p>0,1</text:p>
          </table:table-cell>
          <table:covered-table-cell table:style-name="ce59"/>
          <table:covered-table-cell table:style-name="ce25"/>
          <table:table-cell table:style-name="ce17" office:value-type="float" office:value="0.05">
            <text:p>0,050</text:p>
          </table:table-cell>
          <table:table-cell table:style-name="ce25" office:value-type="float" office:value="0.3">
            <text:p>0,3</text:p>
          </table:table-cell>
          <table:table-cell office:value-type="float" office:value="0.5">
            <text:p>0,5</text:p>
          </table:table-cell>
          <table:table-cell table:style-name="ce25" office:value-type="float" office:value="1.9">
            <text:p>1,9</text:p>
          </table:table-cell>
          <table:table-cell table:style-name="ce65" office:value-type="float" office:value="7">
            <text:p>7</text:p>
          </table:table-cell>
          <table:table-cell table:number-columns-repeated="1011"/>
        </table:table-row>
        <table:table-row table:style-name="ro14">
          <table:table-cell table:style-name="ce4" office:value-type="string">
            <text:p>T3</text:p>
          </table:table-cell>
          <table:table-cell table:style-name="ce45" office:value-type="float" office:value="0.6" table:number-columns-spanned="2" table:number-rows-spanned="1">
            <text:p>0,6</text:p>
          </table:table-cell>
          <table:covered-table-cell/>
          <table:table-cell table:style-name="ce45" office:value-type="float" office:value="0.6" table:number-columns-spanned="2" table:number-rows-spanned="1">
            <text:p>0,6</text:p>
          </table:table-cell>
          <table:covered-table-cell/>
          <table:table-cell table:style-name="ce59" office:value-type="float" office:value="0.3" table:number-columns-spanned="3" table:number-rows-spanned="1">
            <text:p>0,3</text:p>
          </table:table-cell>
          <table:covered-table-cell table:style-name="ce59"/>
          <table:covered-table-cell table:style-name="ce25"/>
          <table:table-cell table:style-name="ce17" office:value-type="float" office:value="0.05">
            <text:p>0,050</text:p>
          </table:table-cell>
          <table:table-cell table:style-name="ce25" office:value-type="float" office:value="0.3">
            <text:p>0,3</text:p>
          </table:table-cell>
          <table:table-cell office:value-type="float" office:value="0.5">
            <text:p>0,5</text:p>
          </table:table-cell>
          <table:table-cell table:style-name="ce25" office:value-type="float" office:value="1.9">
            <text:p>1,9</text:p>
          </table:table-cell>
          <table:table-cell table:style-name="ce65" office:value-type="float" office:value="7">
            <text:p>7</text:p>
          </table:table-cell>
          <table:table-cell table:number-columns-repeated="1011"/>
        </table:table-row>
        <table:table-row table:style-name="ro14">
          <table:table-cell table:style-name="ce4" office:value-type="string">
            <office:annotation draw:style-name="gr4" draw:text-style-name="P1" svg:width="2.899cm" svg:height="0.596cm" svg:x="2.858cm" svg:y="1.646cm" draw:caption-point-x="-0.61cm" draw:caption-point-y="1.518cm">
              <dc:creator>AŠ</dc:creator>
              <dc:date>2010-12-24T00:00:00</dc:date>
              <text:p text:style-name="P1"><text:span text:style-name="T1">Space Tier 1</text:span></text:p>
            </office:annotation>
            <text:p>ST1</text:p>
          </table:table-cell>
          <table:table-cell table:style-name="ce46" office:value-type="float" office:value="2.5" table:number-columns-spanned="2" table:number-rows-spanned="1">
            <text:p>2,5</text:p>
          </table:table-cell>
          <table:covered-table-cell/>
          <table:table-cell table:style-name="ce45" office:value-type="float" office:value="3.5" table:number-columns-spanned="2" table:number-rows-spanned="1">
            <text:p>3,5</text:p>
          </table:table-cell>
          <table:covered-table-cell/>
          <table:table-cell table:style-name="ce59" table:formula="of:=0.35/2" office:value-type="float" office:value="0.175" table:number-columns-spanned="3" table:number-rows-spanned="1">
            <text:p>0,18</text:p>
          </table:table-cell>
          <table:covered-table-cell table:style-name="ce59"/>
          <table:covered-table-cell table:style-name="ce25"/>
          <table:table-cell table:style-name="ce17" office:value-type="float" office:value="0.025">
            <text:p>0,025</text:p>
          </table:table-cell>
          <table:table-cell table:style-name="ce25" office:value-type="float" office:value="0.3">
            <text:p>0,3</text:p>
          </table:table-cell>
          <table:table-cell office:value-type="float" office:value="0.25">
            <text:p>0,25</text:p>
          </table:table-cell>
          <table:table-cell table:style-name="ce25" office:value-type="float" office:value="3.9">
            <text:p>3,9</text:p>
          </table:table-cell>
          <table:table-cell table:style-name="ce65" office:value-type="float" office:value="7">
            <text:p>7</text:p>
          </table:table-cell>
          <table:table-cell table:number-columns-repeated="1011"/>
        </table:table-row>
        <table:table-row table:style-name="ro14">
          <table:table-cell table:style-name="ce4" office:value-type="string">
            <text:p>ST2</text:p>
          </table:table-cell>
          <table:table-cell table:style-name="ce45" table:formula="of:=5.5/2" office:value-type="float" office:value="2.75" table:number-columns-spanned="2" table:number-rows-spanned="1">
            <text:p>2,75</text:p>
          </table:table-cell>
          <table:covered-table-cell/>
          <table:table-cell table:style-name="ce45" table:formula="of:=7.2/2" office:value-type="float" office:value="3.6" table:number-columns-spanned="2" table:number-rows-spanned="1">
            <text:p>3,6</text:p>
          </table:table-cell>
          <table:covered-table-cell/>
          <table:table-cell table:style-name="ce59" table:formula="of:=0.45/2" office:value-type="float" office:value="0.225" table:number-columns-spanned="3" table:number-rows-spanned="1">
            <text:p>0,23</text:p>
          </table:table-cell>
          <table:covered-table-cell table:style-name="ce59"/>
          <table:covered-table-cell table:style-name="ce25"/>
          <table:table-cell table:style-name="ce17" office:value-type="float" office:value="0.025">
            <text:p>0,025</text:p>
          </table:table-cell>
          <table:table-cell table:style-name="ce25" office:value-type="float" office:value="0.3">
            <text:p>0,3</text:p>
          </table:table-cell>
          <table:table-cell office:value-type="float" office:value="0.25">
            <text:p>0,25</text:p>
          </table:table-cell>
          <table:table-cell table:style-name="ce25" office:value-type="float" office:value="3.9">
            <text:p>3,9</text:p>
          </table:table-cell>
          <table:table-cell table:style-name="ce65" office:value-type="float" office:value="7">
            <text:p>7</text:p>
          </table:table-cell>
          <table:table-cell table:number-columns-repeated="1011"/>
        </table:table-row>
        <table:table-row table:style-name="ro14">
          <table:table-cell table:style-name="ce4" office:value-type="string">
            <text:p>ST3</text:p>
          </table:table-cell>
          <table:table-cell table:style-name="ce45" table:formula="of:=4.4/2" office:value-type="float" office:value="2.2" table:number-columns-spanned="2" table:number-rows-spanned="1">
            <text:p>2,2</text:p>
          </table:table-cell>
          <table:covered-table-cell/>
          <table:table-cell table:style-name="ce45" office:value-type="float" office:value="3.1" table:number-columns-spanned="2" table:number-rows-spanned="1">
            <text:p>3,1</text:p>
          </table:table-cell>
          <table:covered-table-cell/>
          <table:table-cell table:style-name="ce59" office:value-type="float" office:value="0.2" table:number-columns-spanned="3" table:number-rows-spanned="1">
            <text:p>0,2</text:p>
          </table:table-cell>
          <table:covered-table-cell table:style-name="ce59"/>
          <table:covered-table-cell table:style-name="ce25"/>
          <table:table-cell table:style-name="ce17" office:value-type="float" office:value="0.025">
            <text:p>0,025</text:p>
          </table:table-cell>
          <table:table-cell table:style-name="ce25" office:value-type="float" office:value="0.3">
            <text:p>0,3</text:p>
          </table:table-cell>
          <table:table-cell office:value-type="float" office:value="0.25">
            <text:p>0,25</text:p>
          </table:table-cell>
          <table:table-cell table:style-name="ce25" office:value-type="float" office:value="3.9">
            <text:p>3,9</text:p>
          </table:table-cell>
          <table:table-cell table:style-name="ce65" office:value-type="float" office:value="7">
            <text:p>7</text:p>
          </table:table-cell>
          <table:table-cell table:number-columns-repeated="1011"/>
        </table:table-row>
        <table:table-row table:style-name="ro14">
          <table:table-cell table:style-name="ce4" office:value-type="string">
            <text:p>Special</text:p>
          </table:table-cell>
          <table:table-cell table:style-name="ce45" office:value-type="float" office:value="7" table:number-columns-spanned="2" table:number-rows-spanned="1">
            <text:p>7</text:p>
          </table:table-cell>
          <table:covered-table-cell/>
          <table:table-cell table:style-name="ce45" office:value-type="float" office:value="10" table:number-columns-spanned="2" table:number-rows-spanned="1">
            <text:p>10</text:p>
          </table:table-cell>
          <table:covered-table-cell/>
          <table:table-cell table:style-name="ce59" office:value-type="float" office:value="0.6" table:number-columns-spanned="3" table:number-rows-spanned="1">
            <text:p>0,6</text:p>
          </table:table-cell>
          <table:covered-table-cell table:style-name="ce59"/>
          <table:covered-table-cell table:style-name="ce25"/>
          <table:table-cell table:style-name="ce17" office:value-type="float" office:value="0.1">
            <text:p>0,100</text:p>
          </table:table-cell>
          <table:table-cell table:style-name="ce25" office:value-type="float" office:value="0">
            <text:p>0</text:p>
          </table:table-cell>
          <table:table-cell office:value-type="float" office:value="0.3">
            <text:p>0,3</text:p>
          </table:table-cell>
          <table:table-cell table:style-name="ce25" office:value-type="float" office:value="0">
            <text:p>0</text:p>
          </table:table-cell>
          <table:table-cell table:style-name="ce65" office:value-type="float" office:value="0">
            <text:p>0</text:p>
          </table:table-cell>
          <table:table-cell table:number-columns-repeated="1011"/>
        </table:table-row>
        <table:table-row table:style-name="ro14">
          <table:table-cell table:style-name="ce4" office:value-type="string">
            <text:p>Towers</text:p>
          </table:table-cell>
          <table:table-cell table:style-name="ce45" office:value-type="float" office:value="5.2" table:number-columns-spanned="2" table:number-rows-spanned="1">
            <text:p>5,2</text:p>
          </table:table-cell>
          <table:covered-table-cell/>
          <table:table-cell table:style-name="ce45" office:value-type="float" office:value="6.4" table:number-columns-spanned="2" table:number-rows-spanned="1">
            <text:p>6,4</text:p>
          </table:table-cell>
          <table:covered-table-cell/>
          <table:table-cell table:style-name="ce59" office:value-type="float" office:value="0.5" table:number-columns-spanned="3" table:number-rows-spanned="1">
            <text:p>0,5</text:p>
          </table:table-cell>
          <table:covered-table-cell table:style-name="ce59"/>
          <table:covered-table-cell table:style-name="ce25"/>
          <table:table-cell table:style-name="ce17" office:value-type="float" office:value="0.05">
            <text:p>0,050</text:p>
          </table:table-cell>
          <table:table-cell table:style-name="ce25" office:value-type="float" office:value="0.3">
            <text:p>0,3</text:p>
          </table:table-cell>
          <table:table-cell office:value-type="float" office:value="0.5">
            <text:p>0,5</text:p>
          </table:table-cell>
          <table:table-cell table:style-name="ce25" office:value-type="float" office:value="2">
            <text:p>2</text:p>
          </table:table-cell>
          <table:table-cell table:style-name="ce65" office:value-type="float" office:value="7">
            <text:p>7</text:p>
          </table:table-cell>
          <table:table-cell table:number-columns-repeated="1011"/>
        </table:table-row>
        <table:table-row table:style-name="ro14" table:number-rows-repeated="15">
          <table:table-cell table:style-name="ce4"/>
          <table:table-cell table:style-name="ce45"/>
          <table:table-cell/>
          <table:table-cell table:style-name="ce45"/>
          <table:table-cell/>
          <table:table-cell table:style-name="ce59" table:number-columns-repeated="2"/>
          <table:table-cell table:style-name="ce25"/>
          <table:table-cell table:style-name="ce17"/>
          <table:table-cell table:style-name="ce25"/>
          <table:table-cell/>
          <table:table-cell table:style-name="ce25"/>
          <table:table-cell table:style-name="ce65"/>
          <table:table-cell table:number-columns-repeated="1011"/>
        </table:table-row>
        <table:table-row table:style-name="ro14">
          <table:table-cell table:style-name="ce4"/>
          <table:table-cell table:style-name="ce45" table:number-columns-spanned="2" table:number-rows-spanned="1"/>
          <table:covered-table-cell/>
          <table:table-cell table:style-name="ce45" table:number-columns-spanned="2" table:number-rows-spanned="1"/>
          <table:covered-table-cell/>
          <table:table-cell table:number-columns-repeated="2"/>
          <table:table-cell table:style-name="ce59" table:number-columns-spanned="3" table:number-rows-spanned="1"/>
          <table:covered-table-cell table:style-name="ce59"/>
          <table:covered-table-cell table:style-name="ce25"/>
          <table:table-cell/>
          <table:table-cell table:style-name="ce25"/>
          <table:table-cell/>
          <table:table-cell table:style-name="ce25"/>
          <table:table-cell table:style-name="ce65"/>
          <table:table-cell table:number-columns-repeated="1009"/>
        </table:table-row>
        <table:table-row table:style-name="ro14">
          <table:table-cell table:style-name="ce6"/>
          <table:table-cell table:style-name="ce47" table:number-columns-spanned="2" table:number-rows-spanned="1"/>
          <table:covered-table-cell table:style-name="ce14"/>
          <table:table-cell table:style-name="ce47" table:number-columns-spanned="2" table:number-rows-spanned="1"/>
          <table:covered-table-cell table:style-name="ce14"/>
          <table:table-cell table:style-name="ce14" table:number-columns-repeated="2"/>
          <table:table-cell table:style-name="ce47" table:number-columns-spanned="3" table:number-rows-spanned="1"/>
          <table:covered-table-cell table:style-name="ce47"/>
          <table:covered-table-cell table:style-name="ce14"/>
          <table:table-cell table:style-name="ce14" table:number-columns-repeated="4"/>
          <table:table-cell table:style-name="ce66"/>
          <table:table-cell table:number-columns-repeated="1009"/>
        </table:table-row>
        <table:table-row table:style-name="ro2">
          <table:table-cell table:style-name="ce27" office:value-type="string">
            <text:p>damages_start</text:p>
          </table:table-cell>
          <table:table-cell table:style-name="ce27" table:number-columns-repeated="18"/>
          <table:table-cell table:style-name="ce68" table:number-columns-repeated="1005"/>
        </table:table-row>
        <table:table-row table:style-name="ro15">
          <table:table-cell table:style-name="ce10" office:value-type="string">
            <text:p>Damage</text:p>
          </table:table-cell>
          <table:table-cell table:style-name="ce10" office:value-type="string">
            <text:p>Armor</text:p>
          </table:table-cell>
          <table:table-cell table:style-name="ce10" office:value-type="string">
            <text:p>Coef.</text:p>
          </table:table-cell>
          <table:table-cell table:number-columns-repeated="4"/>
          <table:table-cell table:style-name="ce61" table:number-columns-repeated="4"/>
          <table:table-cell table:style-name="Default"/>
          <table:table-cell table:number-columns-repeated="2"/>
          <table:table-cell table:style-name="ce61" table:number-columns-repeated="5"/>
          <table:table-cell table:number-columns-repeated="1005"/>
        </table:table-row>
        <table:table-row table:style-name="ro14">
          <table:table-cell office:value-type="string">
            <text:p>Piercing</text:p>
          </table:table-cell>
          <table:table-cell office:value-type="string">
            <text:p>Light</text:p>
          </table:table-cell>
          <table:table-cell table:style-name="ce18" office:value-type="float" office:value="1.6">
            <text:p>1,6</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Light</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1012"/>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Normal</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Heavy</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Fortified</text:p>
          </table:table-cell>
          <table:table-cell office:value-type="float" office:value="0.1">
            <text:p>0,1</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Fortified</text:p>
          </table:table-cell>
          <table:table-cell office:value-type="float" office:value="0.3">
            <text:p>0,3</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Fortified</text:p>
          </table:table-cell>
          <table:table-cell office:value-type="float" office:value="0.6">
            <text:p>0,6</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Fortified</text:p>
          </table:table-cell>
          <table:table-cell office:value-type="float" office:value="2">
            <text:p>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2">
          <table:table-cell table:style-name="ce27" office:value-type="string">
            <text:p>units_start</text:p>
          </table:table-cell>
          <table:table-cell table:style-name="ce27" table:number-columns-repeated="18"/>
          <table:table-cell table:style-name="ce68" table:number-columns-repeated="1005"/>
        </table:table-row>
        <table:table-row table:style-name="ro16">
          <table:table-cell table:style-name="ce35" office:value-type="string">
            <text:p>Unit name</text:p>
          </table:table-cell>
          <table:table-cell table:style-name="ce35" office:value-type="string">
            <text:p>Tier</text:p>
          </table:table-cell>
          <table:table-cell table:style-name="ce35" office:value-type="string">
            <text:p>HP</text:p>
          </table:table-cell>
          <table:table-cell table:style-name="ce35" office:value-type="string">
            <text:p>Init.</text:p>
          </table:table-cell>
          <table:table-cell table:style-name="ce35" office:value-type="string">
            <text:p>Dmg / Gun</text:p>
          </table:table-cell>
          <table:table-cell table:style-name="ce35" office:value-type="string">
            <text:p>cldn</text:p>
          </table:table-cell>
          <table:table-cell table:style-name="ce35" office:value-type="string">
            <text:p>Gun reach</text:p>
          </table:table-cell>
          <table:table-cell table:style-name="ce35" office:value-type="string">
            <text:p>Gun cnt</text:p>
          </table:table-cell>
          <table:table-cell table:style-name="ce35" office:value-type="string">
            <text:p>Dmg type</text:p>
          </table:table-cell>
          <table:table-cell table:style-name="ce35" office:value-type="string">
            <text:p>Build Time min</text:p>
          </table:table-cell>
          <table:table-cell table:style-name="ce35" office:value-type="string">
            <text:p>XP mod.</text:p>
          </table:table-cell>
          <table:table-cell table:style-name="ce35" office:value-type="string">
            <text:p>XP <text:s/>for level</text:p>
          </table:table-cell>
          <table:table-cell table:style-name="ce35" office:value-type="string">
            <text:p>Armor type</text:p>
          </table:table-cell>
          <table:table-cell table:style-name="ce35" office:value-type="string">
            <text:p>Dmg mod</text:p>
          </table:table-cell>
          <table:table-cell table:style-name="ce35" office:value-type="string">
            <text:p>Arm mod</text:p>
          </table:table-cell>
          <table:table-cell table:style-name="ce35" office:value-type="string">
            <text:p>Base cost</text:p>
          </table:table-cell>
          <table:table-cell table:style-name="ce35" office:value-type="string">
            <text:p>Metal</text:p>
          </table:table-cell>
          <table:table-cell table:style-name="ce35" office:value-type="string">
            <text:p>Energy</text:p>
          </table:table-cell>
          <table:table-cell table:style-name="ce35" office:value-type="string">
            <text:p>Zetium</text:p>
          </table:table-cell>
          <table:table-cell table:style-name="ce35" office:value-type="string">
            <text:p>Volume</text:p>
          </table:table-cell>
          <table:table-cell table:style-name="ce35" office:value-type="string">
            <text:p>Storage</text:p>
          </table:table-cell>
          <table:table-cell table:style-name="ce35" table:number-columns-repeated="1003"/>
        </table:table-row>
        <table:table-row table:style-name="ro1">
          <table:table-cell table:style-name="ce36" office:value-type="string">
            <text:p>Trooper</text:p>
          </table:table-cell>
          <table:table-cell table:style-name="ce48" table:content-validation-name="val5" office:value-type="string">
            <text:p>T1</text:p>
          </table:table-cell>
          <table:table-cell table:style-name="ce50"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C52]*[Variables.$B$5]" office:value-type="float" office:value="240">
            <text:p>24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50" table:formula="of:=([.C52]*VLOOKUP([.$B52];[.$A$2:.$N27];11;0)+[.E52]*[.H52]*VLOOKUP([.$B52];[.$A$2:.$N27];12;0))*(1 + ([.D52]-[Variables.$B$6])*VLOOKUP([.$B52];[.$A$2:.$O27];13;0)/100)" office:value-type="float" office:value="113">
            <text:p>113</text:p>
          </table:table-cell>
          <table:table-cell table:style-name="ce50" table:formula="of:=VLOOKUP([.$B52];[.$A$2:.$H5];2;0)*[.$P52]" office:value-type="float" office:value="226">
            <text:p>226</text:p>
          </table:table-cell>
          <table:table-cell table:style-name="ce50" table:formula="of:=VLOOKUP([.$B52];[.$A$2:.$H5];4;0)*[.$P52]" office:value-type="float" office:value="452">
            <text:p>452</text:p>
          </table:table-cell>
          <table:table-cell table:style-name="ce50" table:formula="of:=VLOOKUP([.$B52];[.$A$2:.$H5];6;0)*[.$P52]" office:value-type="float" office:value="0">
            <text:p>0</text:p>
          </table:table-cell>
          <table:table-cell table:style-name="Default" table:formula="of:=CEILING([.Q52]/[Variables.$B$11];1)+CEILING([.R52]/[Variables.$B$12];1)+CEILING([.S52]/[Variables.$B$13];1)" office:value-type="float" office:value="20">
            <text:p>20</text:p>
          </table:table-cell>
          <table:table-cell table:style-name="Default" table:number-columns-repeated="1004"/>
        </table:table-row>
        <table:table-row table:style-name="ro1">
          <table:table-cell table:style-name="ce36" office:value-type="string">
            <text:p>Shocker</text:p>
          </table:table-cell>
          <table:table-cell table:style-name="ce48" table:content-validation-name="val5" office:value-type="string">
            <text:p>T1,5</text:p>
          </table:table-cell>
          <table:table-cell table:style-name="ce50" office:value-type="float" office:value="370">
            <text:p>370</text:p>
          </table:table-cell>
          <table:table-cell office:value-type="float" office:value="8">
            <office:annotation draw:style-name="gr3" draw:text-style-name="P1" svg:width="7.811cm" svg:height="0.991cm" svg:x="6.204cm" svg:y="23.689cm" draw:caption-point-x="-0.61cm" draw:caption-point-y="1.52cm">
              <dc:creator>AŠ</dc:creator>
              <dc:date>2010-12-18T00:00:00</dc:date>
              <text:p text:style-name="P1"><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C53]*[Variables.$B$5]" office:value-type="float" office:value="592">
            <text:p>592</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table:style-name="ce50" table:formula="of:=([.C53]*VLOOKUP([.$B53];[.$A$2:.$N28];11;0)+[.E53]*[.H53]*VLOOKUP([.$B53];[.$A$2:.$N28];12;0))*(1 + ([.D53]-[Variables.$B$6])*VLOOKUP([.$B53];[.$A$2:.$O28];13;0)/100)" office:value-type="float" office:value="333.938">
            <text:p>333,94</text:p>
          </table:table-cell>
          <table:table-cell table:style-name="ce50" table:formula="of:=VLOOKUP([.$B53];[.$A$2:.$H26];2;0)*[.$P53]" office:value-type="float" office:value="534.3008">
            <text:p>534,3</text:p>
          </table:table-cell>
          <table:table-cell table:style-name="ce50" table:formula="of:=VLOOKUP([.$B53];[.$A$2:.$H26];4;0)*[.$P53]" office:value-type="float" office:value="1068.6016">
            <text:p>1068,6</text:p>
          </table:table-cell>
          <table:table-cell table:style-name="ce50" table:formula="of:=VLOOKUP([.$B53];[.$A$2:.$H26];6;0)*[.$P53]" office:value-type="float" office:value="16.6969">
            <text:p>16,7</text:p>
          </table:table-cell>
          <table:table-cell table:style-name="Default" table:formula="of:=CEILING([.Q53]/[Variables.$B$11];1)+CEILING([.R53]/[Variables.$B$12];1)+CEILING([.S53]/[Variables.$B$13];1)" office:value-type="float" office:value="47">
            <text:p>47</text:p>
          </table:table-cell>
          <table:table-cell table:style-name="Default" table:number-columns-repeated="1004"/>
        </table:table-row>
        <table:table-row table:style-name="ro1">
          <table:table-cell table:style-name="ce36" office:value-type="string">
            <text:p>Seeker</text:p>
          </table:table-cell>
          <table:table-cell table:style-name="ce48" table:content-validation-name="val5" office:value-type="string">
            <text:p>T1</text:p>
          </table:table-cell>
          <table:table-cell table:style-name="ce50" office:value-type="float" office:value="90">
            <text:p>90</text:p>
          </table:table-cell>
          <table:table-cell office:value-type="float" office:value="9">
            <office:annotation draw:style-name="gr3" draw:text-style-name="P1" svg:width="6.821cm" svg:height="0.991cm" svg:x="6.204cm" svg:y="24.144cm" draw:caption-point-x="-0.61cm" draw:caption-point-y="1.52cm">
              <dc:creator>AŠ</dc:creator>
              <dc:date>2010-12-18T00:00:00</dc:date>
              <text:p text:style-name="P1"><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C54]*[Variables.$B$5]" office:value-type="float" office:value="144">
            <text:p>144</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50" table:formula="of:=([.C54]*VLOOKUP([.$B54];[.$A$2:.$N29];11;0)+[.E54]*[.H54]*VLOOKUP([.$B54];[.$A$2:.$N29];12;0))*(1 + ([.D54]-[Variables.$B$6])*VLOOKUP([.$B54];[.$A$2:.$O29];13;0)/100)" office:value-type="float" office:value="165.54">
            <text:p>165,54</text:p>
          </table:table-cell>
          <table:table-cell table:style-name="ce50" table:formula="of:=VLOOKUP([.$B54];[.$A$2:.$H27];2;0)*[.$P54]" office:value-type="float" office:value="331.08">
            <text:p>331,08</text:p>
          </table:table-cell>
          <table:table-cell table:style-name="ce50" table:formula="of:=VLOOKUP([.$B54];[.$A$2:.$H27];4;0)*[.$P54]" office:value-type="float" office:value="662.16">
            <text:p>662,16</text:p>
          </table:table-cell>
          <table:table-cell table:style-name="ce50" table:formula="of:=VLOOKUP([.$B54];[.$A$2:.$H27];6;0)*[.$P54]" office:value-type="float" office:value="0">
            <text:p>0</text:p>
          </table:table-cell>
          <table:table-cell table:style-name="Default" table:formula="of:=CEILING([.Q54]/[Variables.$B$11];1)+CEILING([.R54]/[Variables.$B$12];1)+CEILING([.S54]/[Variables.$B$13];1)" office:value-type="float" office:value="29">
            <text:p>29</text:p>
          </table:table-cell>
          <table:table-cell table:style-name="Default" table:number-columns-repeated="1004"/>
        </table:table-row>
        <table:table-row table:style-name="ro1">
          <table:table-cell table:style-name="ce36"/>
          <table:table-cell table:style-name="ce48" table:content-validation-name="val5" office:value-type="string">
            <text:p>T1</text:p>
          </table:table-cell>
          <table:table-cell table:style-name="ce50"/>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50" table:formula="of:=([.C55]*VLOOKUP([.$B55];[.$A$2:.$N30];11;0)+[.E55]*[.H55]*VLOOKUP([.$B55];[.$A$2:.$N30];12;0))*(1 + ([.D55]-[Variables.$B$6])*VLOOKUP([.$B55];[.$A$2:.$O30];13;0)/100)" office:value-type="float" office:value="0">
            <text:p>0</text:p>
          </table:table-cell>
          <table:table-cell table:style-name="ce50"/>
          <table:table-cell table:style-name="ce50"/>
          <table:table-cell table:style-name="ce50"/>
          <table:table-cell table:style-name="Default" table:formula="of:=CEILING([.Q55]/[Variables.$B$11];1)+CEILING([.R55]/[Variables.$B$12];1)+CEILING([.S55]/[Variables.$B$13];1)" office:value-type="float" office:value="0">
            <text:p>0</text:p>
          </table:table-cell>
          <table:table-cell table:style-name="Default" table:number-columns-repeated="1004"/>
        </table:table-row>
        <table:table-row table:style-name="ro1">
          <table:table-cell office:value-type="string">
            <text:p>Scorpion</text:p>
          </table:table-cell>
          <table:table-cell table:style-name="ce48" table:content-validation-name="val5" office:value-type="string">
            <text:p>T2</text:p>
          </table:table-cell>
          <table:table-cell table:style-name="ce50"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C56]*[Variables.$B$5]" office:value-type="float" office:value="1520">
            <text:p>1520</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table:style-name="ce50" table:formula="of:=([.C56]*VLOOKUP([.$B56];[.$A$2:.$N31];11;0)+[.E56]*[.H56]*VLOOKUP([.$B56];[.$A$2:.$N31];12;0))*(1 + ([.D56]-[Variables.$B$6])*VLOOKUP([.$B56];[.$A$2:.$O31];13;0)/100)" office:value-type="float" office:value="547.865">
            <text:p>547,87</text:p>
          </table:table-cell>
          <table:table-cell table:style-name="ce50" table:formula="of:=VLOOKUP([.$B56];[.$A$2:.$H28];2;0)*[.$P56]" office:value-type="float" office:value="821.7975">
            <text:p>821,8</text:p>
          </table:table-cell>
          <table:table-cell table:style-name="ce50" table:formula="of:=VLOOKUP([.$B56];[.$A$2:.$H28];4;0)*[.$P56]" office:value-type="float" office:value="1643.595">
            <text:p>1643,6</text:p>
          </table:table-cell>
          <table:table-cell table:style-name="ce50" table:formula="of:=VLOOKUP([.$B56];[.$A$2:.$H28];6;0)*[.$P56]" office:value-type="float" office:value="54.7865">
            <text:p>54,79</text:p>
          </table:table-cell>
          <table:table-cell table:style-name="Default" table:formula="of:=CEILING([.Q56]/[Variables.$B$11];1)+CEILING([.R56]/[Variables.$B$12];1)+CEILING([.S56]/[Variables.$B$13];1)" office:value-type="float" office:value="76">
            <text:p>76</text:p>
          </table:table-cell>
          <table:table-cell table:style-name="Default" table:number-columns-repeated="1004"/>
        </table:table-row>
        <table:table-row table:style-name="ro1">
          <table:table-cell office:value-type="string">
            <text:p>Azure</text:p>
          </table:table-cell>
          <table:table-cell table:style-name="ce48" table:content-validation-name="val5" office:value-type="string">
            <text:p>T2</text:p>
          </table:table-cell>
          <table:table-cell table:style-name="ce50"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C57]*[Variables.$B$5]" office:value-type="float" office:value="928">
            <text:p>928</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table:style-name="ce50" table:formula="of:=([.C57]*VLOOKUP([.$B57];[.$A$2:.$N32];11;0)+[.E57]*[.H57]*VLOOKUP([.$B57];[.$A$2:.$N32];12;0))*(1 + ([.D57]-[Variables.$B$6])*VLOOKUP([.$B57];[.$A$2:.$O32];13;0)/100)" office:value-type="float" office:value="746">
            <text:p>746</text:p>
          </table:table-cell>
          <table:table-cell table:style-name="ce50" table:formula="of:=VLOOKUP([.$B57];[.$A$2:.$H29];2;0)*[.$P57]" office:value-type="float" office:value="1119">
            <text:p>1119</text:p>
          </table:table-cell>
          <table:table-cell table:style-name="ce50" table:formula="of:=VLOOKUP([.$B57];[.$A$2:.$H29];4;0)*[.$P57]" office:value-type="float" office:value="2238">
            <text:p>2238</text:p>
          </table:table-cell>
          <table:table-cell table:style-name="ce50" table:formula="of:=VLOOKUP([.$B57];[.$A$2:.$H29];6;0)*[.$P57]" office:value-type="float" office:value="74.6">
            <text:p>74,6</text:p>
          </table:table-cell>
          <table:table-cell table:style-name="Default" table:formula="of:=CEILING([.Q57]/[Variables.$B$11];1)+CEILING([.R57]/[Variables.$B$12];1)+CEILING([.S57]/[Variables.$B$13];1)" office:value-type="float" office:value="102">
            <text:p>102</text:p>
          </table:table-cell>
          <table:table-cell table:style-name="Default" table:number-columns-repeated="1004"/>
        </table:table-row>
        <table:table-row table:style-name="ro1">
          <table:table-cell office:value-type="string">
            <text:p>MDH</text:p>
          </table:table-cell>
          <table:table-cell table:style-name="ce48" table:content-validation-name="val6" office:value-type="string">
            <text:p>Special</text:p>
          </table:table-cell>
          <table:table-cell table:style-name="ce50" office:value-type="float" office:value="3000">
            <text:p>30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300">
            <text:p>300</text:p>
          </table:table-cell>
          <table:table-cell office:value-type="float" office:value="1">
            <text:p>1</text:p>
          </table:table-cell>
          <table:table-cell table:formula="of:=[.C58]*[Variables.$B$5]" office:value-type="float" office:value="4800">
            <text:p>4800</text:p>
          </table:table-cell>
          <table:table-cell table:content-validation-name="val10" office:value-type="string">
            <text:p>Light</text:p>
          </table:table-cell>
          <table:table-cell/>
          <table:table-cell office:value-type="float" office:value="0">
            <text:p>0</text:p>
          </table:table-cell>
          <table:table-cell table:style-name="ce50" table:formula="of:=([.C58]*VLOOKUP([.$B58];[.$A$2:.$N33];11;0)+[.E58]*[.H58]*VLOOKUP([.$B58];[.$A$2:.$N33];12;0))*(1 + ([.D58]-[Variables.$B$6])*VLOOKUP([.$B58];[.$A$2:.$O33];13;0)/100)" office:value-type="float" office:value="900">
            <text:p>900</text:p>
          </table:table-cell>
          <table:table-cell table:style-name="ce50" table:formula="of:=VLOOKUP([.$B58];[.$A$2:.$H30];2;0)*[.$P58]" office:value-type="float" office:value="6300">
            <text:p>6300</text:p>
          </table:table-cell>
          <table:table-cell table:style-name="ce50" table:formula="of:=VLOOKUP([.$B58];[.$A$2:.$H30];4;0)*[.$P58]" office:value-type="float" office:value="9000">
            <text:p>9000</text:p>
          </table:table-cell>
          <table:table-cell table:style-name="ce50" table:formula="of:=VLOOKUP([.$B58];[.$A$2:.$H30];6;0)*[.$P58]" office:value-type="float" office:value="540">
            <text:p>540</text:p>
          </table:table-cell>
          <table:table-cell table:style-name="Default" table:number-columns-repeated="1005"/>
        </table:table-row>
        <table:table-row table:style-name="ro1">
          <table:table-cell office:value-type="string">
            <text:p>Mule</text:p>
          </table:table-cell>
          <table:table-cell table:style-name="ce48" table:content-validation-name="val6" office:value-type="string">
            <text:p>Special</text:p>
          </table:table-cell>
          <table:table-cell table:style-name="ce50"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C59]*[Variables.$B$5]" office:value-type="float" office:value="4800">
            <text:p>4800</text:p>
          </table:table-cell>
          <table:table-cell table:content-validation-name="val10" office:value-type="string">
            <text:p>Heavy</text:p>
          </table:table-cell>
          <table:table-cell office:value-type="float" office:value="40">
            <text:p>40</text:p>
          </table:table-cell>
          <table:table-cell office:value-type="float" office:value="20">
            <text:p>20</text:p>
          </table:table-cell>
          <table:table-cell table:style-name="ce50" table:formula="of:=([.C59]*VLOOKUP([.$B59];[.$A$2:.$N34];11;0)+[.E59]*[.H59]*VLOOKUP([.$B59];[.$A$2:.$N34];12;0))*(1 + ([.D59]-[Variables.$B$6])*VLOOKUP([.$B59];[.$A$2:.$O34];13;0)/100)" office:value-type="float" office:value="900">
            <text:p>900</text:p>
          </table:table-cell>
          <table:table-cell table:style-name="ce50" table:formula="of:=VLOOKUP([.$B59];[.$A$2:.$H31];2;0)*[.$P59]" office:value-type="float" office:value="6300">
            <text:p>6300</text:p>
          </table:table-cell>
          <table:table-cell table:style-name="ce50" table:formula="of:=VLOOKUP([.$B59];[.$A$2:.$H31];4;0)*[.$P59]" office:value-type="float" office:value="9000">
            <text:p>9000</text:p>
          </table:table-cell>
          <table:table-cell table:style-name="ce50" table:formula="of:=VLOOKUP([.$B59];[.$A$2:.$H31];6;0)*[.$P59]" office:value-type="float" office:value="540">
            <text:p>540</text:p>
          </table:table-cell>
          <table:table-cell table:style-name="Default"/>
          <table:table-cell table:style-name="ce13" table:formula="of:=ROUND((CEILING([.Q59]/[Variables.$B$11];1)+CEILING([.R59]/[Variables.$B$12];1)+CEILING([.S59]/[Variables.$B$13];1))*[Variables.$B$14])" office:value-type="float" office:value="415">
            <text:p>415</text:p>
          </table:table-cell>
          <table:table-cell table:style-name="Default" table:number-columns-repeated="1003"/>
        </table:table-row>
        <table:table-row table:style-name="ro1">
          <table:table-cell office:value-type="string">
            <text:p>Crow</text:p>
          </table:table-cell>
          <table:table-cell table:style-name="ce48" table:content-validation-name="val5" office:value-type="string">
            <text:p>ST1</text:p>
          </table:table-cell>
          <table:table-cell table:style-name="ce51" office:value-type="float" office:value="2250">
            <text:p>2250</text:p>
          </table:table-cell>
          <table:table-cell office:value-type="float" office:value="10">
            <text:p>10</text:p>
          </table:table-cell>
          <table:table-cell office:value-type="float" office:value="150">
            <text:p>1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5];9;0)+[.E60]*[.H60]*VLOOKUP([.$B60];[.$A$2:.$N35];10;0)" office:value-type="float" office:value="101.25">
            <text:p>101,25</text:p>
          </table:table-cell>
          <table:table-cell office:value-type="float" office:value="1">
            <text:p>1</text:p>
          </table:table-cell>
          <table:table-cell table:formula="of:=[.C60]*[Variables.$B$5]" office:value-type="float" office:value="3600">
            <text:p>360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50" table:formula="of:=([.C60]*VLOOKUP([.$B60];[.$A$2:.$N35];11;0)+[.E60]*[.H60]*VLOOKUP([.$B60];[.$A$2:.$N35];12;0))*(1 + ([.D60]-[Variables.$B$6])*VLOOKUP([.$B60];[.$A$2:.$O35];13;0)/100)" office:value-type="float" office:value="1147.5">
            <text:p>1147,5</text:p>
          </table:table-cell>
          <table:table-cell table:style-name="ce50" table:formula="of:=VLOOKUP([.$B60];[.$A$2:.$H50];2;0)*[.$P60]" office:value-type="float" office:value="2868.75">
            <text:p>2868,75</text:p>
          </table:table-cell>
          <table:table-cell table:style-name="ce50" table:formula="of:=VLOOKUP([.$B60];[.$A$2:.$H50];4;0)*[.$P60]" office:value-type="float" office:value="4016.25">
            <text:p>4016,25</text:p>
          </table:table-cell>
          <table:table-cell table:style-name="ce50" table:formula="of:=VLOOKUP([.$B60];[.$A$2:.$H50];6;0)*[.$P60]" office:value-type="float" office:value="200.8125">
            <text:p>200,81</text:p>
          </table:table-cell>
          <table:table-cell table:style-name="Default" table:number-columns-repeated="1005"/>
        </table:table-row>
        <table:table-row table:style-name="ro1">
          <table:table-cell table:style-name="ce37" office:value-type="string">
            <text:p>Cyrix</text:p>
          </table:table-cell>
          <table:table-cell table:style-name="ce48" table:content-validation-name="val5" office:value-type="string">
            <text:p>ST2</text:p>
          </table:table-cell>
          <table:table-cell table:style-name="ce52" office:value-type="float" office:value="3580">
            <text:p>3580</text:p>
          </table:table-cell>
          <table:table-cell office:value-type="float" office:value="8">
            <text:p>8</text:p>
          </table:table-cell>
          <table:table-cell office:value-type="float" office:value="220">
            <text:p>2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6];9;0)+[.E61]*[.H61]*VLOOKUP([.$B61];[.$A$2:.$N36];10;0)" office:value-type="float" office:value="155.5">
            <text:p>155,5</text:p>
          </table:table-cell>
          <table:table-cell office:value-type="float" office:value="1">
            <text:p>1</text:p>
          </table:table-cell>
          <table:table-cell table:formula="of:=[.C61]*[Variables.$B$5]" office:value-type="float" office:value="5728">
            <text:p>5728</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table:style-name="ce50" table:formula="of:=([.C61]*VLOOKUP([.$B61];[.$A$2:.$N36];11;0)+[.E61]*[.H61]*VLOOKUP([.$B61];[.$A$2:.$N36];12;0))*(1 + ([.D61]-[Variables.$B$6])*VLOOKUP([.$B61];[.$A$2:.$O36];13;0)/100)" office:value-type="float" office:value="1507.58">
            <text:p>1507,58</text:p>
          </table:table-cell>
          <table:table-cell table:style-name="ce50" table:formula="of:=VLOOKUP([.$B61];[.$A$2:.$H51];2;0)*[.$P61]" office:value-type="float" office:value="4145.845">
            <text:p>4145,85</text:p>
          </table:table-cell>
          <table:table-cell table:style-name="ce50" table:formula="of:=VLOOKUP([.$B61];[.$A$2:.$H51];4;0)*[.$P61]" office:value-type="float" office:value="5427.288">
            <text:p>5427,29</text:p>
          </table:table-cell>
          <table:table-cell table:style-name="ce50" table:formula="of:=VLOOKUP([.$B61];[.$A$2:.$H51];6;0)*[.$P61]" office:value-type="float" office:value="339.2055">
            <text:p>339,21</text:p>
          </table:table-cell>
          <table:table-cell table:style-name="Default" table:number-columns-repeated="1005"/>
        </table:table-row>
        <table:table-row table:style-name="ro1">
          <table:table-cell table:style-name="ce37" office:value-type="string">
            <text:p>Rhyno</text:p>
          </table:table-cell>
          <table:table-cell table:style-name="ce48" table:content-validation-name="val5" office:value-type="string">
            <text:p>ST3</text:p>
          </table:table-cell>
          <table:table-cell table:style-name="ce52" office:value-type="float" office:value="21500">
            <text:p>21500</text:p>
          </table:table-cell>
          <table:table-cell office:value-type="float" office:value="6">
            <office:annotation draw:style-name="gr2" draw:text-style-name="P1" svg:width="4.754cm" svg:height="0.596cm" svg:x="6.204cm" svg:y="27.786cm" draw:caption-point-x="-0.61cm" draw:caption-point-y="1.519cm">
              <dc:creator>AŠ</dc:creator>
              <dc:date>2010-12-22T00:00:00</dc:date>
              <text:p text:style-name="P1"><text:span text:style-name="T1">Lėčiausiai, bet galingiausias.</text:span></text:p>
            </office:annotation>
            <text:p>6</text:p>
          </table:table-cell>
          <table:table-cell table:formula="of:=AVERAGE([.E63:.E65])" office:value-type="float" office:value="273.333333333333">
            <text:p>273,33</text:p>
          </table:table-cell>
          <table:table-cell table:number-columns-repeated="2"/>
          <table:table-cell office:value-type="float" office:value="3">
            <text:p>3</text:p>
          </table:table-cell>
          <table:table-cell table:content-validation-name="val9"/>
          <table:table-cell table:formula="of:=[.C62]*VLOOKUP([.$B62];[.$A$2:.$N37];9;0)+[.E62]*[.H62]*VLOOKUP([.$B62];[.$A$2:.$N37];10;0)" office:value-type="float" office:value="783.5">
            <text:p>783,5</text:p>
          </table:table-cell>
          <table:table-cell office:value-type="float" office:value="1">
            <text:p>1</text:p>
          </table:table-cell>
          <table:table-cell table:formula="of:=[.C62]*[Variables.$B$5]" office:value-type="float" office:value="34400">
            <text:p>34400</text:p>
          </table:table-cell>
          <table:table-cell table:content-validation-name="val10" office:value-type="string">
            <text:p>Heavy</text:p>
          </table:table-cell>
          <table:table-cell/>
          <table:table-cell office:value-type="float" office:value="40">
            <text:p>40</text:p>
          </table:table-cell>
          <table:table-cell table:style-name="ce50" table:formula="of:=([.C62]*VLOOKUP([.$B62];[.$A$2:.$N37];11;0)+[.E62]*[.H62]*VLOOKUP([.$B62];[.$A$2:.$N37];12;0))*(1 + ([.D62]-[Variables.$B$6])*VLOOKUP([.$B62];[.$A$2:.$O37];13;0)/100)" office:value-type="float" office:value="6172.56">
            <text:p>6172,56</text:p>
          </table:table-cell>
          <table:table-cell table:style-name="ce50" table:formula="of:=VLOOKUP([.$B62];[.$A$2:.$H52];2;0)*[.$P62]" office:value-type="float" office:value="13579.632">
            <text:p>13579,63</text:p>
          </table:table-cell>
          <table:table-cell table:style-name="ce50" table:formula="of:=VLOOKUP([.$B62];[.$A$2:.$H52];4;0)*[.$P62]" office:value-type="float" office:value="19134.936">
            <text:p>19134,94</text:p>
          </table:table-cell>
          <table:table-cell table:style-name="ce50" table:formula="of:=VLOOKUP([.$B62];[.$A$2:.$H52];6;0)*[.$P62]" office:value-type="float" office:value="1234.512">
            <text:p>1234,51</text:p>
          </table:table-cell>
          <table:table-cell table:style-name="Default" table:number-columns-repeated="1005"/>
        </table:table-row>
        <table:table-row table:style-name="ro1">
          <table:table-cell table:style-name="ce37" office:value-type="string">
            <text:p>Rhyno Gun1</text:p>
          </table:table-cell>
          <table:table-cell table:style-name="ce48" table:content-validation-name="val5" table:formula="of:=[.B$62]" office:value-type="string" office:string-value="ST3">
            <text:p>ST3</text:p>
          </table:table-cell>
          <table:table-cell table:style-name="ce52" table:formula="of:=[.C$62]" office:value-type="float" office:value="21500">
            <text:p>21500</text:p>
          </table:table-cell>
          <table:table-cell table:style-name="ce55" table:formula="of:=[.D$62]" office:value-type="float" office:value="6">
            <text:p>6</text:p>
          </table:table-cell>
          <table:table-cell office:value-type="float" office:value="320">
            <text:p>3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8];9;0)+[.E63]*[.H63]*VLOOKUP([.$B63];[.$A$2:.$N38];10;0)" office:value-type="float" office:value="633.5">
            <text:p>633,5</text:p>
          </table:table-cell>
          <table:table-cell table:number-columns-repeated="2"/>
          <table:table-cell table:content-validation-name="val10" office:value-type="string">
            <text:p>Heavy</text:p>
          </table:table-cell>
          <table:table-cell office:value-type="float" office:value="120">
            <text:p>120</text:p>
          </table:table-cell>
          <table:table-cell/>
          <table:table-cell table:style-name="ce50" table:formula="of:=([.C63]*VLOOKUP([.$B63];[.$A$2:.$N38];11;0)+[.E63]*[.H63]*VLOOKUP([.$B63];[.$A$2:.$N38];12;0))*(1 + ([.D63]-[Variables.$B$6])*VLOOKUP([.$B63];[.$A$2:.$O38];13;0)/100)" office:value-type="float" office:value="4768.56">
            <text:p>4768,56</text:p>
          </table:table-cell>
          <table:table-cell table:style-name="ce50" table:number-columns-repeated="3"/>
          <table:table-cell table:style-name="Default" table:number-columns-repeated="1005"/>
        </table:table-row>
        <table:table-row table:style-name="ro1">
          <table:table-cell table:style-name="ce37" office:value-type="string">
            <text:p>Rhyno Gun2</text:p>
          </table:table-cell>
          <table:table-cell table:style-name="ce48" table:content-validation-name="val5" table:formula="of:=[.B$62]" office:value-type="string" office:string-value="ST3">
            <text:p>ST3</text:p>
          </table:table-cell>
          <table:table-cell table:style-name="ce52" table:formula="of:=[.C$62]" office:value-type="float" office:value="21500">
            <text:p>21500</text:p>
          </table:table-cell>
          <table:table-cell table:style-name="ce55" table:formula="of:=[.D$62]" office:value-type="float" office:value="6">
            <text:p>6</text:p>
          </table:table-cell>
          <table:table-cell office:value-type="float" office:value="300">
            <text:p>3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4]*VLOOKUP([.$B64];[.$A$2:.$N39];9;0)+[.E64]*[.H64]*VLOOKUP([.$B64];[.$A$2:.$N39];10;0)" office:value-type="float" office:value="627.5">
            <text:p>627,5</text:p>
          </table:table-cell>
          <table:table-cell table:number-columns-repeated="2"/>
          <table:table-cell table:content-validation-name="val10" office:value-type="string">
            <text:p>Heavy</text:p>
          </table:table-cell>
          <table:table-cell office:value-type="float" office:value="80">
            <text:p>80</text:p>
          </table:table-cell>
          <table:table-cell/>
          <table:table-cell table:style-name="ce50" table:formula="of:=([.C64]*VLOOKUP([.$B64];[.$A$2:.$N39];11;0)+[.E64]*[.H64]*VLOOKUP([.$B64];[.$A$2:.$N39];12;0))*(1 + ([.D64]-[Variables.$B$6])*VLOOKUP([.$B64];[.$A$2:.$O39];13;0)/100)" office:value-type="float" office:value="4712.4">
            <text:p>4712,4</text:p>
          </table:table-cell>
          <table:table-cell table:style-name="ce50" table:number-columns-repeated="3"/>
          <table:table-cell table:style-name="Default" table:number-columns-repeated="1005"/>
        </table:table-row>
        <table:table-row table:style-name="ro1">
          <table:table-cell table:style-name="ce37" office:value-type="string">
            <text:p>Rhyno Gun3</text:p>
          </table:table-cell>
          <table:table-cell table:style-name="ce48" table:content-validation-name="val5" table:formula="of:=[.B$62]" office:value-type="string" office:string-value="ST3">
            <text:p>ST3</text:p>
          </table:table-cell>
          <table:table-cell table:style-name="ce52" table:formula="of:=[.C$62]" office:value-type="float" office:value="21500">
            <text:p>21500</text:p>
          </table:table-cell>
          <table:table-cell table:style-name="ce55" table:formula="of:=[.D$62]" office:value-type="float" office:value="6">
            <text:p>6</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5]*VLOOKUP([.$B65];[.$A$2:.$N40];9;0)+[.E65]*[.H65]*VLOOKUP([.$B65];[.$A$2:.$N40];10;0)" office:value-type="float" office:value="597.5">
            <text:p>597,5</text:p>
          </table:table-cell>
          <table:table-cell table:number-columns-repeated="2"/>
          <table:table-cell table:content-validation-name="val10" office:value-type="string">
            <text:p>Heavy</text:p>
          </table:table-cell>
          <table:table-cell office:value-type="float" office:value="150">
            <text:p>150</text:p>
          </table:table-cell>
          <table:table-cell/>
          <table:table-cell table:style-name="ce50" table:formula="of:=([.C65]*VLOOKUP([.$B65];[.$A$2:.$N40];11;0)+[.E65]*[.H65]*VLOOKUP([.$B65];[.$A$2:.$N40];12;0))*(1 + ([.D65]-[Variables.$B$6])*VLOOKUP([.$B65];[.$A$2:.$O40];13;0)/100)" office:value-type="float" office:value="4431.6">
            <text:p>4431,6</text:p>
          </table:table-cell>
          <table:table-cell table:style-name="ce50" table:number-columns-repeated="3"/>
          <table:table-cell table:style-name="Default" table:number-columns-repeated="1005"/>
        </table:table-row>
        <table:table-row table:style-name="ro1">
          <table:table-cell table:style-name="ce37" office:value-type="string">
            <office:annotation draw:style-name="gr2" draw:text-style-name="P1" svg:width="4.768cm" svg:height="0.596cm" svg:x="2.858cm" svg:y="29.607cm" draw:caption-point-x="-0.61cm" draw:caption-point-y="1.519cm">
              <dc:creator>AŠ</dc:creator>
              <dc:date>2010-12-22T00:00:00</dc:date>
              <text:p text:style-name="P1"><text:span text:style-name="T1">Counteris Crow ir Avenger.</text:span></text:p>
            </office:annotation>
            <text:p>Dart</text:p>
          </table:table-cell>
          <table:table-cell table:style-name="ce48" table:content-validation-name="val5" office:value-type="string">
            <text:p>ST2</text:p>
          </table:table-cell>
          <table:table-cell table:style-name="ce52" office:value-type="float" office:value="2300">
            <text:p>2300</text:p>
          </table:table-cell>
          <table:table-cell office:value-type="float" office:value="14">
            <office:annotation draw:style-name="gr3" draw:text-style-name="P1" svg:width="6.439cm" svg:height="0.991cm" svg:x="6.204cm" svg:y="29.607cm" draw:caption-point-x="-0.61cm" draw:caption-point-y="1.519cm">
              <dc:creator>AŠ</dc:creator>
              <dc:date>2010-12-22T00:00:00</dc:date>
              <text:p text:style-name="P1"><text:span text:style-name="T1">Didesnis nei Crow, kad efektyiai counterinų.</text:span></text:p>
            </office:annotation>
            <text:p>14</text:p>
          </table:table-cell>
          <table:table-cell office:value-type="float" office:value="100">
            <text:p>1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6]*VLOOKUP([.$B66];[.$A$2:.$N41];9;0)+[.E66]*[.H66]*VLOOKUP([.$B66];[.$A$2:.$N41];10;0)" office:value-type="float" office:value="147.5">
            <text:p>147,5</text:p>
          </table:table-cell>
          <table:table-cell office:value-type="float" office:value="1">
            <text:p>1</text:p>
          </table:table-cell>
          <table:table-cell table:formula="of:=[.C66]*[Variables.$B$5]" office:value-type="float" office:value="3680">
            <text:p>368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50" table:formula="of:=([.C66]*VLOOKUP([.$B66];[.$A$2:.$N41];11;0)+[.E66]*[.H66]*VLOOKUP([.$B66];[.$A$2:.$N41];12;0))*(1 + ([.D66]-[Variables.$B$6])*VLOOKUP([.$B66];[.$A$2:.$O41];13;0)/100)" office:value-type="float" office:value="2233.6">
            <text:p>2233,6</text:p>
          </table:table-cell>
          <table:table-cell table:style-name="ce50" table:formula="of:=VLOOKUP([.$B66];[.$A$2:.$H53];2;0)*[.$P66]" office:value-type="float" office:value="6142.4">
            <text:p>6142,4</text:p>
          </table:table-cell>
          <table:table-cell table:style-name="ce50" table:formula="of:=VLOOKUP([.$B66];[.$A$2:.$H53];4;0)*[.$P66]" office:value-type="float" office:value="8040.96">
            <text:p>8040,96</text:p>
          </table:table-cell>
          <table:table-cell table:style-name="ce50" table:formula="of:=VLOOKUP([.$B66];[.$A$2:.$H53];6;0)*[.$P66]" office:value-type="float" office:value="502.56">
            <text:p>502,56</text:p>
          </table:table-cell>
          <table:table-cell table:style-name="Default" table:number-columns-repeated="1005"/>
        </table:table-row>
        <table:table-row table:style-name="ro1">
          <table:table-cell table:style-name="ce38" office:value-type="string">
            <office:annotation draw:style-name="gr2" draw:text-style-name="P1" svg:width="5.677cm" svg:height="0.596cm" svg:x="2.858cm" svg:y="30.062cm" draw:caption-point-x="-0.61cm" draw:caption-point-y="1.519cm">
              <dc:creator>AŠ</dc:creator>
              <dc:date>2010-12-22T00:00:00</dc:date>
              <text:p text:style-name="P1"><text:span text:style-name="T1">Counteris Cyrix ir Rhyno.</text:span></text:p>
            </office:annotation>
            <text:p>Avenger</text:p>
          </table:table-cell>
          <table:table-cell table:style-name="ce48" table:content-validation-name="val5" office:value-type="string">
            <text:p>ST2</text:p>
          </table:table-cell>
          <table:table-cell table:style-name="ce51" office:value-type="float" office:value="2000">
            <text:p>2000</text:p>
          </table:table-cell>
          <table:table-cell office:value-type="float" office:value="8">
            <office:annotation draw:style-name="gr4" draw:text-style-name="P1" svg:width="2.899cm" svg:height="1.386cm" svg:x="6.204cm" svg:y="30.062cm" draw:caption-point-x="-0.61cm" draw:caption-point-y="1.519cm">
              <dc:creator>AŠ</dc:creator>
              <dc:date>2010-12-22T00:00:00</dc:date>
              <text:p text:style-name="P1"><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7]*VLOOKUP([.$B67];[.$A$2:.$N42];9;0)+[.E67]*[.H67]*VLOOKUP([.$B67];[.$A$2:.$N42];10;0)" office:value-type="float" office:value="299">
            <text:p>299</text:p>
          </table:table-cell>
          <table:table-cell office:value-type="float" office:value="1">
            <text:p>1</text:p>
          </table:table-cell>
          <table:table-cell table:formula="of:=[.C67]*[Variables.$B$5]" office:value-type="float" office:value="3200">
            <text:p>320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50" table:formula="of:=([.C67]*VLOOKUP([.$B67];[.$A$2:.$N42];11;0)+[.E67]*[.H67]*VLOOKUP([.$B67];[.$A$2:.$N42];12;0))*(1 + ([.D67]-[Variables.$B$6])*VLOOKUP([.$B67];[.$A$2:.$O42];13;0)/100)" office:value-type="float" office:value="3213.82">
            <text:p>3213,82</text:p>
          </table:table-cell>
          <table:table-cell table:style-name="ce50" table:formula="of:=VLOOKUP([.$B67];[.$A$2:.$H54];2;0)*[.$P67]" office:value-type="float" office:value="8838.005">
            <text:p>8838,01</text:p>
          </table:table-cell>
          <table:table-cell table:style-name="ce50" table:formula="of:=VLOOKUP([.$B67];[.$A$2:.$H54];4;0)*[.$P67]" office:value-type="float" office:value="11569.752">
            <text:p>11569,75</text:p>
          </table:table-cell>
          <table:table-cell table:style-name="ce50" table:formula="of:=VLOOKUP([.$B67];[.$A$2:.$H54];6;0)*[.$P67]" office:value-type="float" office:value="723.1095">
            <text:p>723,11</text:p>
          </table:table-cell>
          <table:table-cell table:style-name="Default" table:number-columns-repeated="1005"/>
        </table:table-row>
        <table:table-row table:style-name="ro1">
          <table:table-cell office:value-type="string">
            <text:p>Gnat</text:p>
          </table:table-cell>
          <table:table-cell table:style-name="ce48" table:content-validation-name="val5" office:value-type="string">
            <text:p>T1</text:p>
          </table:table-cell>
          <table:table-cell table:style-name="ce51" office:value-type="float" office:value="125">
            <text:p>125</text:p>
          </table:table-cell>
          <table:table-cell office:value-type="float" office:value="10">
            <office:annotation draw:style-name="gr2" draw:text-style-name="P1" svg:width="3.796cm" svg:height="0.596cm" svg:x="6.204cm" svg:y="30.517cm" draw:caption-point-x="-0.61cm" draw:caption-point-y="1.519cm">
              <dc:creator>AŠ</dc:creator>
              <dc:date>2010-12-22T00:00:00</dc:date>
              <text:p text:style-name="P1"><text:span text:style-name="T1">Tokia pati kaip Trooper</text:span></text:p>
            </office:annotation>
            <text:p>10</text:p>
          </table:table-cell>
          <table:table-cell table:style-name="ce36" office:value-type="float" office:value="15">
            <text:p>15</text:p>
          </table:table-cell>
          <table:table-cell table:style-name="ce36" office:value-type="float" office:value="1">
            <text:p>1</text:p>
          </table:table-cell>
          <table:table-cell table:style-name="ce36" office:value-type="string">
            <text:p>ground</text:p>
          </table:table-cell>
          <table:table-cell office:value-type="float" office:value="1">
            <text:p>1</text:p>
          </table:table-cell>
          <table:table-cell table:content-validation-name="val9" office:value-type="string">
            <text:p>Normal</text:p>
          </table:table-cell>
          <table:table-cell table:formula="of:=[.C68]*VLOOKUP([.$B68];[.$A$2:.$N43];9;0)+[.E68]*[.H68]*VLOOKUP([.$B68];[.$A$2:.$N43];10;0)" office:value-type="float" office:value="10.75">
            <text:p>10,75</text:p>
          </table:table-cell>
          <table:table-cell office:value-type="float" office:value="1">
            <text:p>1</text:p>
          </table:table-cell>
          <table:table-cell table:formula="of:=[.C68]*[Variables.$B$5]" office:value-type="float" office:value="200">
            <text:p>200</text:p>
          </table:table-cell>
          <table:table-cell table:content-validation-name="val10" office:value-type="string">
            <text:p>Normal</text:p>
          </table:table-cell>
          <table:table-cell/>
          <table:table-cell office:value-type="float" office:value="20">
            <text:p>20</text:p>
          </table:table-cell>
          <table:table-cell table:style-name="ce50" table:formula="of:=([.C68]*VLOOKUP([.$B68];[.$A$2:.$N43];11;0)+[.E68]*[.H68]*VLOOKUP([.$B68];[.$A$2:.$N43];12;0))*(1 + ([.D68]-[Variables.$B$6])*VLOOKUP([.$B68];[.$A$2:.$O43];13;0)/100)" office:value-type="float" office:value="91">
            <text:p>91</text:p>
          </table:table-cell>
          <table:table-cell table:style-name="ce50" table:formula="of:=VLOOKUP([.$B68];[.$A$2:.$H56];2;0)*[.$P68]" office:value-type="float" office:value="182">
            <text:p>182</text:p>
          </table:table-cell>
          <table:table-cell table:style-name="ce50" table:formula="of:=VLOOKUP([.$B68];[.$A$2:.$H56];4;0)*[.$P68]" office:value-type="float" office:value="364">
            <text:p>364</text:p>
          </table:table-cell>
          <table:table-cell table:style-name="ce50" table:formula="of:=VLOOKUP([.$B68];[.$A$2:.$H56];6;0)*[.$P68]" office:value-type="float" office:value="0">
            <text:p>0</text:p>
          </table:table-cell>
          <table:table-cell table:style-name="Default" table:formula="of:=CEILING([.Q68]/[Variables.$B$11];1)+CEILING([.R68]/[Variables.$B$12];1)+CEILING([.S68]/[Variables.$B$13];1)" office:value-type="float" office:value="17">
            <text:p>17</text:p>
          </table:table-cell>
          <table:table-cell table:style-name="Default" table:number-columns-repeated="1004"/>
        </table:table-row>
        <table:table-row table:style-name="ro1">
          <table:table-cell office:value-type="string">
            <text:p>Glancer</text:p>
          </table:table-cell>
          <table:table-cell table:style-name="ce48" table:content-validation-name="val5" office:value-type="string">
            <text:p>T1,5</text:p>
          </table:table-cell>
          <table:table-cell table:style-name="ce52" office:value-type="float" office:value="90">
            <text:p>90</text:p>
          </table:table-cell>
          <table:table-cell office:value-type="float" office:value="8">
            <text:p>8</text:p>
          </table:table-cell>
          <table:table-cell table:style-name="ce55" office:value-type="float" office:value="120">
            <text:p>120</text:p>
          </table:table-cell>
          <table:table-cell table:style-name="ce55" office:value-type="float" office:value="1">
            <text:p>1</text:p>
          </table:table-cell>
          <table:table-cell table:style-name="ce36" office:value-type="string">
            <text:p>ground</text:p>
          </table:table-cell>
          <table:table-cell office:value-type="float" office:value="1">
            <text:p>1</text:p>
          </table:table-cell>
          <table:table-cell table:content-validation-name="val9" office:value-type="string">
            <text:p>Piercing</text:p>
          </table:table-cell>
          <table:table-cell table:formula="of:=[.C69]*VLOOKUP([.$B69];[.$A$2:.$N44];9;0)+[.E69]*[.H69]*VLOOKUP([.$B69];[.$A$2:.$N44];10;0)" office:value-type="float" office:value="40.5">
            <text:p>40,5</text:p>
          </table:table-cell>
          <table:table-cell office:value-type="float" office:value="2">
            <text:p>2</text:p>
          </table:table-cell>
          <table:table-cell table:formula="of:=[.C69]*[Variables.$B$5]" office:value-type="float" office:value="144">
            <text:p>144</text:p>
          </table:table-cell>
          <table:table-cell table:content-validation-name="val10" office:value-type="string">
            <text:p>Light</text:p>
          </table:table-cell>
          <table:table-cell/>
          <table:table-cell office:value-type="float" office:value="20">
            <text:p>20</text:p>
          </table:table-cell>
          <table:table-cell table:style-name="ce50" table:formula="of:=([.C69]*VLOOKUP([.$B69];[.$A$2:.$N44];11;0)+[.E69]*[.H69]*VLOOKUP([.$B69];[.$A$2:.$N44];12;0))*(1 + ([.D69]-[Variables.$B$6])*VLOOKUP([.$B69];[.$A$2:.$O44];13;0)/100)" office:value-type="float" office:value="234.78">
            <text:p>234,78</text:p>
          </table:table-cell>
          <table:table-cell table:style-name="ce50" table:formula="of:=VLOOKUP([.$B69];[.$A$2:.$H57];2;0)*[.$P69]" office:value-type="float" office:value="375.648">
            <text:p>375,65</text:p>
          </table:table-cell>
          <table:table-cell table:style-name="ce50" table:formula="of:=VLOOKUP([.$B69];[.$A$2:.$H57];4;0)*[.$P69]" office:value-type="float" office:value="751.296">
            <text:p>751,3</text:p>
          </table:table-cell>
          <table:table-cell table:style-name="ce50" table:formula="of:=VLOOKUP([.$B69];[.$A$2:.$H57];6;0)*[.$P69]" office:value-type="float" office:value="11.739">
            <text:p>11,74</text:p>
          </table:table-cell>
          <table:table-cell table:style-name="Default" table:formula="of:=CEILING([.Q69]/[Variables.$B$11];1)+CEILING([.R69]/[Variables.$B$12];1)+CEILING([.S69]/[Variables.$B$13];1)" office:value-type="float" office:value="34">
            <text:p>34</text:p>
          </table:table-cell>
          <table:table-cell table:style-name="Default" table:number-columns-repeated="1004"/>
        </table:table-row>
        <table:table-row table:style-name="ro1">
          <table:table-cell office:value-type="string">
            <text:p>Spudder</text:p>
          </table:table-cell>
          <table:table-cell table:style-name="ce48" table:content-validation-name="val5" office:value-type="string">
            <text:p>T2</text:p>
          </table:table-cell>
          <table:table-cell table:style-name="ce52" office:value-type="float" office:value="500">
            <text:p>500</text:p>
          </table:table-cell>
          <table:table-cell office:value-type="float" office:value="9">
            <text:p>9</text:p>
          </table:table-cell>
          <table:table-cell table:style-name="ce55" office:value-type="float" office:value="60">
            <text:p>60</text:p>
          </table:table-cell>
          <table:table-cell table:style-name="ce55" office:value-type="float" office:value="1">
            <text:p>1</text:p>
          </table:table-cell>
          <table:table-cell table:style-name="ce36" office:value-type="string">
            <text:p>ground</text:p>
          </table:table-cell>
          <table:table-cell office:value-type="float" office:value="1">
            <text:p>1</text:p>
          </table:table-cell>
          <table:table-cell table:content-validation-name="val9" office:value-type="string">
            <text:p>Explosive</text:p>
          </table:table-cell>
          <table:table-cell table:formula="of:=[.C70]*VLOOKUP([.$B70];[.$A$2:.$N45];9;0)+[.E70]*[.H70]*VLOOKUP([.$B70];[.$A$2:.$N45];10;0)" office:value-type="float" office:value="43">
            <text:p>43</text:p>
          </table:table-cell>
          <table:table-cell office:value-type="float" office:value="1">
            <text:p>1</text:p>
          </table:table-cell>
          <table:table-cell table:formula="of:=[.C70]*[Variables.$B$5]" office:value-type="float" office:value="800">
            <text:p>800</text:p>
          </table:table-cell>
          <table:table-cell table:content-validation-name="val10" office:value-type="string">
            <text:p>Normal</text:p>
          </table:table-cell>
          <table:table-cell/>
          <table:table-cell office:value-type="float" office:value="20">
            <text:p>20</text:p>
          </table:table-cell>
          <table:table-cell table:style-name="ce50" table:formula="of:=([.C70]*VLOOKUP([.$B70];[.$A$2:.$N45];11;0)+[.E70]*[.H70]*VLOOKUP([.$B70];[.$A$2:.$N45];12;0))*(1 + ([.D70]-[Variables.$B$6])*VLOOKUP([.$B70];[.$A$2:.$O45];13;0)/100)" office:value-type="float" office:value="338.52">
            <text:p>338,52</text:p>
          </table:table-cell>
          <table:table-cell table:style-name="ce50" table:formula="of:=VLOOKUP([.$B70];[.$A$2:.$H58];2;0)*[.$P70]" office:value-type="float" office:value="507.78">
            <text:p>507,78</text:p>
          </table:table-cell>
          <table:table-cell table:style-name="ce50" table:formula="of:=VLOOKUP([.$B70];[.$A$2:.$H58];4;0)*[.$P70]" office:value-type="float" office:value="1015.56">
            <text:p>1015,56</text:p>
          </table:table-cell>
          <table:table-cell table:style-name="ce50" table:formula="of:=VLOOKUP([.$B70];[.$A$2:.$H58];6;0)*[.$P70]" office:value-type="float" office:value="33.852">
            <text:p>33,85</text:p>
          </table:table-cell>
          <table:table-cell table:style-name="Default" table:formula="of:=CEILING([.Q70]/[Variables.$B$11];1)+CEILING([.R70]/[Variables.$B$12];1)+CEILING([.S70]/[Variables.$B$13];1)" office:value-type="float" office:value="47">
            <text:p>47</text:p>
          </table:table-cell>
          <table:table-cell table:style-name="Default" table:number-columns-repeated="1004"/>
        </table:table-row>
        <table:table-row table:style-name="ro1">
          <table:table-cell office:value-type="string">
            <text:p>Gnawer</text:p>
          </table:table-cell>
          <table:table-cell table:style-name="ce48" table:content-validation-name="val5" office:value-type="string">
            <text:p>T2</text:p>
          </table:table-cell>
          <table:table-cell table:style-name="ce52" office:value-type="float" office:value="900">
            <text:p>900</text:p>
          </table:table-cell>
          <table:table-cell office:value-type="float" office:value="7">
            <text:p>7</text:p>
          </table:table-cell>
          <table:table-cell table:style-name="ce55" office:value-type="float" office:value="125">
            <text:p>125</text:p>
          </table:table-cell>
          <table:table-cell table:style-name="ce55" office:value-type="float" office:value="2">
            <text:p>2</text:p>
          </table:table-cell>
          <table:table-cell table:style-name="ce36" office:value-type="string">
            <text:p>ground</text:p>
          </table:table-cell>
          <table:table-cell office:value-type="float" office:value="1">
            <text:p>1</text:p>
          </table:table-cell>
          <table:table-cell table:content-validation-name="val9" office:value-type="string">
            <text:p>Explosive</text:p>
          </table:table-cell>
          <table:table-cell table:formula="of:=[.C71]*VLOOKUP([.$B71];[.$A$2:.$N46];9;0)+[.E71]*[.H71]*VLOOKUP([.$B71];[.$A$2:.$N46];10;0)" office:value-type="float" office:value="82.5">
            <text:p>82,5</text:p>
          </table:table-cell>
          <table:table-cell office:value-type="float" office:value="1">
            <text:p>1</text:p>
          </table:table-cell>
          <table:table-cell table:formula="of:=[.C71]*[Variables.$B$5]" office:value-type="float" office:value="1440">
            <text:p>1440</text:p>
          </table:table-cell>
          <table:table-cell table:content-validation-name="val10" office:value-type="string">
            <text:p>Heavy</text:p>
          </table:table-cell>
          <table:table-cell/>
          <table:table-cell office:value-type="float" office:value="20">
            <text:p>20</text:p>
          </table:table-cell>
          <table:table-cell table:style-name="ce50" table:formula="of:=([.C71]*VLOOKUP([.$B71];[.$A$2:.$N46];11;0)+[.E71]*[.H71]*VLOOKUP([.$B71];[.$A$2:.$N46];12;0))*(1 + ([.D71]-[Variables.$B$6])*VLOOKUP([.$B71];[.$A$2:.$O46];13;0)/100)" office:value-type="float" office:value="543.125">
            <text:p>543,13</text:p>
          </table:table-cell>
          <table:table-cell table:style-name="ce50" table:formula="of:=VLOOKUP([.$B71];[.$A$2:.$H60];2;0)*[.$P71]" office:value-type="float" office:value="814.6875">
            <text:p>814,69</text:p>
          </table:table-cell>
          <table:table-cell table:style-name="ce50" table:formula="of:=VLOOKUP([.$B71];[.$A$2:.$H60];4;0)*[.$P71]" office:value-type="float" office:value="1629.375">
            <text:p>1629,38</text:p>
          </table:table-cell>
          <table:table-cell table:style-name="ce50" table:formula="of:=VLOOKUP([.$B71];[.$A$2:.$H60];6;0)*[.$P71]" office:value-type="float" office:value="54.3125">
            <text:p>54,31</text:p>
          </table:table-cell>
          <table:table-cell table:style-name="Default" table:formula="of:=CEILING([.Q71]/[Variables.$B$11];1)+CEILING([.R71]/[Variables.$B$12];1)+CEILING([.S71]/[Variables.$B$13];1)" office:value-type="float" office:value="75">
            <text:p>75</text:p>
          </table:table-cell>
          <table:table-cell table:style-name="Default" table:number-columns-repeated="1004"/>
        </table:table-row>
        <table:table-row table:style-name="ro1">
          <table:table-cell office:value-type="string">
            <office:annotation draw:style-name="gr2" draw:text-style-name="P1" svg:width="3.37cm" svg:height="0.596cm" svg:x="2.858cm" svg:y="32.339cm" draw:caption-point-x="-0.61cm" draw:caption-point-y="1.518cm">
              <dc:creator>AŠ</dc:creator>
              <dc:date>2010-12-24T00:00:00</dc:date>
              <text:p text:style-name="P1"><text:span text:style-name="T1">NPC Battlecruiser</text:span></text:p>
            </office:annotation>
            <text:p>Demosis</text:p>
          </table:table-cell>
          <table:table-cell table:style-name="ce48" table:content-validation-name="val5" office:value-type="string">
            <text:p>ST3</text:p>
          </table:table-cell>
          <table:table-cell table:style-name="ce52" table:formula="of:=[.C62]*1.25" office:value-type="float" office:value="26875">
            <text:p>26875</text:p>
          </table:table-cell>
          <table:table-cell table:formula="of:=[.D62]+1" office:value-type="float" office:value="7">
            <text:p>7</text:p>
          </table:table-cell>
          <table:table-cell table:style-name="ce55" table:formula="of:=[.E63]*0.7" office:value-type="float" office:value="224">
            <text:p>224</text:p>
          </table:table-cell>
          <table:table-cell table:style-name="ce55" office:value-type="float" office:value="2">
            <text:p>2</text:p>
          </table:table-cell>
          <table:table-cell table:style-name="ce55" office:value-type="string">
            <text:p>space</text:p>
          </table:table-cell>
          <table:table-cell office:value-type="float" office:value="1">
            <text:p>1</text:p>
          </table:table-cell>
          <table:table-cell table:content-validation-name="val9" office:value-type="string">
            <text:p>Explosive</text:p>
          </table:table-cell>
          <table:table-cell table:formula="of:=[.C72]*VLOOKUP([.$B72];[.$A$2:.$N47];9;0)+[.E72]*[.H72]*VLOOKUP([.$B72];[.$A$2:.$N47];10;0)" office:value-type="float" office:value="739.075">
            <text:p>739,08</text:p>
          </table:table-cell>
          <table:table-cell office:value-type="float" office:value="1">
            <text:p>1</text:p>
          </table:table-cell>
          <table:table-cell table:formula="of:=[.C72]*[Variables.$B$5]" office:value-type="float" office:value="43000">
            <text:p>43000</text:p>
          </table:table-cell>
          <table:table-cell table:content-validation-name="val10" office:value-type="string">
            <text:p>Heavy</text:p>
          </table:table-cell>
          <table:table-cell/>
          <table:table-cell office:value-type="float" office:value="20">
            <text:p>20</text:p>
          </table:table-cell>
          <table:table-cell table:style-name="ce50" table:formula="of:=([.C72]*VLOOKUP([.$B72];[.$A$2:.$N47];11;0)+[.E72]*[.H72]*VLOOKUP([.$B72];[.$A$2:.$N47];12;0))*(1 + ([.D72]-[Variables.$B$6])*VLOOKUP([.$B72];[.$A$2:.$O47];13;0)/100)" office:value-type="float" office:value="5997.9565">
            <text:p>5997,96</text:p>
          </table:table-cell>
          <table:table-cell table:style-name="ce50" table:formula="of:=VLOOKUP([.$B72];[.$A$2:.$H61];2;0)*[.$P72]" office:value-type="float" office:value="13195.5043">
            <text:p>13195,5</text:p>
          </table:table-cell>
          <table:table-cell table:style-name="ce50" table:formula="of:=VLOOKUP([.$B72];[.$A$2:.$H61];4;0)*[.$P72]" office:value-type="float" office:value="18593.66515">
            <text:p>18593,67</text:p>
          </table:table-cell>
          <table:table-cell table:style-name="ce50" table:formula="of:=VLOOKUP([.$B72];[.$A$2:.$H61];6;0)*[.$P72]" office:value-type="float" office:value="1199.5913">
            <text:p>1199,59</text:p>
          </table:table-cell>
          <table:table-cell table:style-name="Default" table:number-columns-repeated="1005"/>
        </table:table-row>
        <table:table-row table:style-name="ro1">
          <table:table-cell office:value-type="string">
            <office:annotation draw:style-name="gr4" draw:text-style-name="P1" svg:width="2.899cm" svg:height="0.596cm" svg:x="2.858cm" svg:y="32.794cm" draw:caption-point-x="-0.61cm" draw:caption-point-y="1.518cm">
              <dc:creator>AŠ</dc:creator>
              <dc:date>2010-12-24T00:00:00</dc:date>
              <text:p text:style-name="P1"><text:span text:style-name="T1">NPC Scoutas</text:span></text:p>
            </office:annotation>
            <text:p>Dirac</text:p>
          </table:table-cell>
          <table:table-cell table:style-name="ce48" table:content-validation-name="val5" office:value-type="string">
            <text:p>ST1</text:p>
          </table:table-cell>
          <table:table-cell table:style-name="ce52" table:formula="of:=[.C60]*1.25" office:value-type="float" office:value="2812.5">
            <text:p>2812,5</text:p>
          </table:table-cell>
          <table:table-cell table:formula="of:=[.D60]+1" office:value-type="float" office:value="11">
            <text:p>11</text:p>
          </table:table-cell>
          <table:table-cell table:style-name="ce55" table:formula="of:=[.E60]*0.7" office:value-type="float" office:value="105">
            <text:p>105</text:p>
          </table:table-cell>
          <table:table-cell table:style-name="ce55" office:value-type="float" office:value="1">
            <text:p>1</text:p>
          </table:table-cell>
          <table:table-cell table:style-name="ce55" office:value-type="string">
            <text:p>space</text:p>
          </table:table-cell>
          <table:table-cell office:value-type="float" office:value="1">
            <text:p>1</text:p>
          </table:table-cell>
          <table:table-cell table:content-validation-name="val9" office:value-type="string">
            <text:p>Normal</text:p>
          </table:table-cell>
          <table:table-cell table:formula="of:=[.C73]*VLOOKUP([.$B73];[.$A$2:.$N48];9;0)+[.E73]*[.H73]*VLOOKUP([.$B73];[.$A$2:.$N48];10;0)" office:value-type="float" office:value="101.8125">
            <text:p>101,81</text:p>
          </table:table-cell>
          <table:table-cell office:value-type="float" office:value="1">
            <text:p>1</text:p>
          </table:table-cell>
          <table:table-cell table:formula="of:=[.C73]*[Variables.$B$5]" office:value-type="float" office:value="4500">
            <text:p>4500</text:p>
          </table:table-cell>
          <table:table-cell table:content-validation-name="val10" office:value-type="string">
            <text:p>Light</text:p>
          </table:table-cell>
          <table:table-cell/>
          <table:table-cell office:value-type="float" office:value="20">
            <text:p>20</text:p>
          </table:table-cell>
          <table:table-cell table:style-name="ce50" table:formula="of:=([.C73]*VLOOKUP([.$B73];[.$A$2:.$N48];11;0)+[.E73]*[.H73]*VLOOKUP([.$B73];[.$A$2:.$N48];12;0))*(1 + ([.D73]-[Variables.$B$6])*VLOOKUP([.$B73];[.$A$2:.$O48];13;0)/100)" office:value-type="float" office:value="1190.50875">
            <text:p>1190,51</text:p>
          </table:table-cell>
          <table:table-cell table:style-name="ce50" table:formula="of:=VLOOKUP([.$B73];[.$A$2:.$H62];2;0)*[.$P73]" office:value-type="float" office:value="2976.271875">
            <text:p>2976,27</text:p>
          </table:table-cell>
          <table:table-cell table:style-name="ce50" table:formula="of:=VLOOKUP([.$B73];[.$A$2:.$H62];4;0)*[.$P73]" office:value-type="float" office:value="4166.780625">
            <text:p>4166,78</text:p>
          </table:table-cell>
          <table:table-cell table:style-name="ce50" table:formula="of:=VLOOKUP([.$B73];[.$A$2:.$H62];6;0)*[.$P73]" office:value-type="float" office:value="208.33903125">
            <text:p>208,34</text:p>
          </table:table-cell>
          <table:table-cell table:style-name="Default" table:number-columns-repeated="1005"/>
        </table:table-row>
        <table:table-row table:style-name="ro1">
          <table:table-cell office:value-type="string">
            <office:annotation draw:style-name="gr2" draw:text-style-name="P1" svg:width="3.591cm" svg:height="0.596cm" svg:x="2.858cm" svg:y="33.249cm" draw:caption-point-x="-0.61cm" draw:caption-point-y="1.518cm">
              <dc:creator>AŠ</dc:creator>
              <dc:date>2010-12-24T00:00:00</dc:date>
              <text:p text:style-name="P1"><text:span text:style-name="T1">NPC Middle Class</text:span></text:p>
            </office:annotation>
            <text:p>Thor</text:p>
          </table:table-cell>
          <table:table-cell table:style-name="ce48" table:content-validation-name="val5" office:value-type="string">
            <text:p>ST2</text:p>
          </table:table-cell>
          <table:table-cell table:style-name="ce50" table:formula="of:=[.C61]*1.25" office:value-type="float" office:value="4475">
            <text:p>4475</text:p>
          </table:table-cell>
          <table:table-cell table:formula="of:=[.D61]+1" office:value-type="float" office:value="9">
            <text:p>9</text:p>
          </table:table-cell>
          <table:table-cell table:style-name="ce36" table:formula="of:=[.E61]*0.7" office:value-type="float" office:value="154">
            <text:p>154</text:p>
          </table:table-cell>
          <table:table-cell table:style-name="ce36" office:value-type="float" office:value="1">
            <text:p>1</text:p>
          </table:table-cell>
          <table:table-cell table:style-name="ce55" office:value-type="string">
            <text:p>space</text:p>
          </table:table-cell>
          <table:table-cell office:value-type="float" office:value="1">
            <text:p>1</text:p>
          </table:table-cell>
          <table:table-cell table:content-validation-name="val9" office:value-type="string">
            <text:p>Piercing</text:p>
          </table:table-cell>
          <table:table-cell table:formula="of:=[.C74]*VLOOKUP([.$B74];[.$A$2:.$N49];9;0)+[.E74]*[.H74]*VLOOKUP([.$B74];[.$A$2:.$N49];10;0)" office:value-type="float" office:value="158.075">
            <text:p>158,08</text:p>
          </table:table-cell>
          <table:table-cell office:value-type="float" office:value="1">
            <text:p>1</text:p>
          </table:table-cell>
          <table:table-cell table:formula="of:=[.C74]*[Variables.$B$5]" office:value-type="float" office:value="7160">
            <text:p>7160</text:p>
          </table:table-cell>
          <table:table-cell table:content-validation-name="val10" office:value-type="string">
            <text:p>Normal</text:p>
          </table:table-cell>
          <table:table-cell/>
          <table:table-cell office:value-type="float" office:value="20">
            <text:p>20</text:p>
          </table:table-cell>
          <table:table-cell table:style-name="ce50" table:formula="of:=([.C74]*VLOOKUP([.$B74];[.$A$2:.$N49];11;0)+[.E74]*[.H74]*VLOOKUP([.$B74];[.$A$2:.$N49];12;0))*(1 + ([.D74]-[Variables.$B$6])*VLOOKUP([.$B74];[.$A$2:.$O49];13;0)/100)" office:value-type="float" office:value="1598.9955">
            <text:p>1599</text:p>
          </table:table-cell>
          <table:table-cell table:style-name="ce50" table:formula="of:=VLOOKUP([.$B74];[.$A$2:.$H66];2;0)*[.$P74]" office:value-type="float" office:value="4397.237625">
            <text:p>4397,24</text:p>
          </table:table-cell>
          <table:table-cell table:style-name="ce50" table:formula="of:=VLOOKUP([.$B74];[.$A$2:.$H66];4;0)*[.$P74]" office:value-type="float" office:value="5756.3838">
            <text:p>5756,38</text:p>
          </table:table-cell>
          <table:table-cell table:style-name="ce50" table:formula="of:=VLOOKUP([.$B74];[.$A$2:.$H66];6;0)*[.$P74]" office:value-type="float" office:value="359.7739875">
            <text:p>359,77</text:p>
          </table:table-cell>
          <table:table-cell table:style-name="Default" table:number-columns-repeated="1005"/>
        </table:table-row>
        <table:table-row table:style-name="ro1">
          <table:table-cell office:value-type="string">
            <office:annotation draw:style-name="gr4" draw:text-style-name="P1" svg:width="2.899cm" svg:height="0.991cm" svg:x="2.858cm" svg:y="33.707cm" draw:caption-point-x="-0.61cm" draw:caption-point-y="1.515cm">
              <dc:creator>AŠ</dc:creator>
              <dc:date>2010-12-25T00:00:00</dc:date>
              <text:p text:style-name="P1"><text:span text:style-name="T1">Anti-infanty (Light) tower</text:span></text:p>
            </office:annotation>
            <text:p>Vulcan</text:p>
          </table:table-cell>
          <table:table-cell table:style-name="ce48" table:content-validation-name="val7" office:value-type="string">
            <text:p>Towers</text:p>
          </table:table-cell>
          <table:table-cell table:style-name="ce50" office:value-type="float" office:value="1000">
            <text:p>1000</text:p>
          </table:table-cell>
          <table:table-cell office:value-type="float" office:value="7">
            <text:p>7</text:p>
          </table:table-cell>
          <table:table-cell office:value-type="float" office:value="23">
            <text:p>23</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75]*VLOOKUP([.$B75];[.$A$2:.$N49];9;0)+[.E75]*[.H75]*VLOOKUP([.$B75];[.$A$2:.$N49];10;0)" office:value-type="float" office:value="91.4">
            <text:p>91,4</text:p>
          </table:table-cell>
          <table:table-cell office:value-type="float" office:value="1">
            <text:p>1</text:p>
          </table:table-cell>
          <table:table-cell table:formula="of:=[.C75]*[Variables.$B$5]" office:value-type="float" office:value="1600">
            <text:p>1600</text:p>
          </table:table-cell>
          <table:table-cell table:content-validation-name="val10" office:value-type="string">
            <text:p>Fortified</text:p>
          </table:table-cell>
          <table:table-cell table:number-columns-repeated="2"/>
          <table:table-cell table:style-name="ce50" table:formula="of:=([.C75]*VLOOKUP([.$B75];[.$A$2:.$N50];11;0)+[.E75]*[.H75]*VLOOKUP([.$B75];[.$A$2:.$N50];12;0))*(1 + ([.D75]-[Variables.$B$6])*VLOOKUP([.$B75];[.$A$2:.$O50];13;0)/100)" office:value-type="float" office:value="613.04">
            <text:p>613,04</text:p>
          </table:table-cell>
          <table:table-cell table:style-name="ce50" table:formula="of:=VLOOKUP([.$B75];[.$A$2:.$H67];2;0)*[.$P75]" office:value-type="float" office:value="3187.808">
            <text:p>3187,81</text:p>
          </table:table-cell>
          <table:table-cell table:style-name="ce50" table:formula="of:=VLOOKUP([.$B75];[.$A$2:.$H67];4;0)*[.$P75]" office:value-type="float" office:value="3923.456">
            <text:p>3923,46</text:p>
          </table:table-cell>
          <table:table-cell table:style-name="ce50" table:formula="of:=VLOOKUP([.$B75];[.$A$2:.$H67];6;0)*[.$P75]" office:value-type="float" office:value="306.52">
            <text:p>306,52</text:p>
          </table:table-cell>
          <table:table-cell table:style-name="Default" table:number-columns-repeated="1005"/>
        </table:table-row>
        <table:table-row table:style-name="ro1">
          <table:table-cell office:value-type="string">
            <office:annotation draw:style-name="gr4" draw:text-style-name="P1" svg:width="2.899cm" svg:height="0.991cm" svg:x="2.858cm" svg:y="34.162cm" draw:caption-point-x="-0.61cm" draw:caption-point-y="1.515cm">
              <dc:creator>AŠ</dc:creator>
              <dc:date>2010-12-25T00:00:00</dc:date>
              <text:p text:style-name="P1"><text:span text:style-name="T1">Anti-tank (Normal) tower</text:span></text:p>
            </office:annotation>
            <text:p>Screamer</text:p>
          </table:table-cell>
          <table:table-cell table:style-name="ce48" table:content-validation-name="val7" office:value-type="string">
            <text:p>Towers</text:p>
          </table:table-cell>
          <table:table-cell table:style-name="ce50" office:value-type="float" office:value="1300">
            <text:p>1300</text:p>
          </table:table-cell>
          <table:table-cell office:value-type="float" office:value="10">
            <text:p>10</text:p>
          </table:table-cell>
          <table:table-cell office:value-type="float" office:value="96">
            <text:p>96</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76]*VLOOKUP([.$B76];[.$A$2:.$N49];9;0)+[.E76]*[.H76]*VLOOKUP([.$B76];[.$A$2:.$N49];10;0)" office:value-type="float" office:value="122.6">
            <text:p>122,6</text:p>
          </table:table-cell>
          <table:table-cell office:value-type="float" office:value="1">
            <text:p>1</text:p>
          </table:table-cell>
          <table:table-cell table:formula="of:=[.C76]*[Variables.$B$5]" office:value-type="float" office:value="2080">
            <text:p>2080</text:p>
          </table:table-cell>
          <table:table-cell table:content-validation-name="val10" office:value-type="string">
            <text:p>Fortified</text:p>
          </table:table-cell>
          <table:table-cell table:number-columns-repeated="2"/>
          <table:table-cell table:style-name="ce50" table:formula="of:=([.C76]*VLOOKUP([.$B76];[.$A$2:.$N51];11;0)+[.E76]*[.H76]*VLOOKUP([.$B76];[.$A$2:.$N51];12;0))*(1 + ([.D76]-[Variables.$B$6])*VLOOKUP([.$B76];[.$A$2:.$O51];13;0)/100)" office:value-type="float" office:value="1034">
            <text:p>1034</text:p>
          </table:table-cell>
          <table:table-cell table:style-name="ce50" table:formula="of:=VLOOKUP([.$B76];[.$A$2:.$H68];2;0)*[.$P76]" office:value-type="float" office:value="5376.8">
            <text:p>5376,8</text:p>
          </table:table-cell>
          <table:table-cell table:style-name="ce50" table:formula="of:=VLOOKUP([.$B76];[.$A$2:.$H68];4;0)*[.$P76]" office:value-type="float" office:value="6617.6">
            <text:p>6617,6</text:p>
          </table:table-cell>
          <table:table-cell table:style-name="ce50" table:formula="of:=VLOOKUP([.$B76];[.$A$2:.$H68];6;0)*[.$P76]" office:value-type="float" office:value="517">
            <text:p>517</text:p>
          </table:table-cell>
          <table:table-cell table:style-name="Default" table:number-columns-repeated="1005"/>
        </table:table-row>
        <table:table-row table:style-name="ro1">
          <table:table-cell office:value-type="string">
            <office:annotation draw:style-name="gr4" draw:text-style-name="P1" svg:width="2.899cm" svg:height="1.386cm" svg:x="2.858cm" svg:y="34.618cm" draw:caption-point-x="-0.61cm" draw:caption-point-y="1.515cm">
              <dc:creator>AŠ</dc:creator>
              <dc:date>2010-12-25T00:00:00</dc:date>
              <text:p text:style-name="P1"><text:span text:style-name="T1">Anti-spaceship (Normal/Heavy) tower</text:span></text:p>
            </office:annotation>
            <text:p>Thunder</text:p>
          </table:table-cell>
          <table:table-cell table:style-name="ce48" table:content-validation-name="val7" office:value-type="string">
            <text:p>Towers</text:p>
          </table:table-cell>
          <table:table-cell table:style-name="ce50" office:value-type="float" office:value="2000">
            <text:p>2000</text:p>
          </table:table-cell>
          <table:table-cell office:value-type="float" office:value="4">
            <text:p>4</text:p>
          </table:table-cell>
          <table:table-cell office:value-type="float" office:value="523">
            <text:p>523</text:p>
          </table:table-cell>
          <table:table-cell office:value-type="float" office:value="1">
            <text:p>1</text:p>
          </table:table-cell>
          <table:table-cell table:style-name="ce55" office:value-type="string">
            <text:p>space</text:p>
          </table:table-cell>
          <table:table-cell office:value-type="float" office:value="1">
            <text:p>1</text:p>
          </table:table-cell>
          <table:table-cell table:content-validation-name="val9" office:value-type="string">
            <text:p>Explosive</text:p>
          </table:table-cell>
          <table:table-cell table:formula="of:=[.C77]*VLOOKUP([.$B77];[.$A$2:.$N49];9;0)+[.E77]*[.H77]*VLOOKUP([.$B77];[.$A$2:.$N49];10;0)" office:value-type="float" office:value="256.9">
            <text:p>256,9</text:p>
          </table:table-cell>
          <table:table-cell office:value-type="float" office:value="1">
            <text:p>1</text:p>
          </table:table-cell>
          <table:table-cell table:formula="of:=[.C77]*[Variables.$B$5]" office:value-type="float" office:value="3200">
            <text:p>3200</text:p>
          </table:table-cell>
          <table:table-cell table:content-validation-name="val10" office:value-type="string">
            <text:p>Fortified</text:p>
          </table:table-cell>
          <table:table-cell table:number-columns-repeated="2"/>
          <table:table-cell table:style-name="ce50" table:formula="of:=([.C77]*VLOOKUP([.$B77];[.$A$2:.$N52];11;0)+[.E77]*[.H77]*VLOOKUP([.$B77];[.$A$2:.$N52];12;0))*(1 + ([.D77]-[Variables.$B$6])*VLOOKUP([.$B77];[.$A$2:.$O52];13;0)/100)" office:value-type="float" office:value="1186.68">
            <text:p>1186,68</text:p>
          </table:table-cell>
          <table:table-cell table:style-name="ce50" table:formula="of:=VLOOKUP([.$B77];[.$A$2:.$H69];2;0)*[.$P77]" office:value-type="float" office:value="6170.736">
            <text:p>6170,74</text:p>
          </table:table-cell>
          <table:table-cell table:style-name="ce50" table:formula="of:=VLOOKUP([.$B77];[.$A$2:.$H69];4;0)*[.$P77]" office:value-type="float" office:value="7594.752">
            <text:p>7594,75</text:p>
          </table:table-cell>
          <table:table-cell table:style-name="ce50" table:formula="of:=VLOOKUP([.$B77];[.$A$2:.$H69];6;0)*[.$P77]" office:value-type="float" office:value="593.34">
            <text:p>593,34</text:p>
          </table:table-cell>
          <table:table-cell table:style-name="Default" table:number-columns-repeated="1005"/>
        </table:table-row>
        <table:table-row table:style-name="ro1">
          <table:table-cell/>
          <table:table-cell table:style-name="ce48" table:content-validation-name="val5" office:value-type="string">
            <text:p>T1</text:p>
          </table:table-cell>
          <table:table-cell table:style-name="ce50"/>
          <table:table-cell table:number-columns-repeated="2"/>
          <table:table-cell table:number-columns-repeated="2"/>
          <table:table-cell/>
          <table:table-cell table:content-validation-name="val9"/>
          <table:table-cell table:formula="of:=[.C78]*VLOOKUP([.$B78];[.$A$2:.$N50];9;0)+[.E78]*[.H78]*VLOOKUP([.$B78];[.$A$2:.$N50];10;0)" office:value-type="float" office:value="0">
            <text:p>0</text:p>
          </table:table-cell>
          <table:table-cell/>
          <table:table-cell table:formula="of:=[.C78]*[Variables.$B$5]" office:value-type="float" office:value="0">
            <text:p>0</text:p>
          </table:table-cell>
          <table:table-cell table:content-validation-name="val10"/>
          <table:table-cell table:number-columns-repeated="2"/>
          <table:table-cell table:style-name="ce50" table:formula="of:=([.C78]*VLOOKUP([.$B78];[.$A$2:.$N53];11;0)+[.E78]*[.H78]*VLOOKUP([.$B78];[.$A$2:.$N53];12;0))*(1 + ([.D78]-[Variables.$B$6])*VLOOKUP([.$B78];[.$A$2:.$O53];13;0)/100)" office:value-type="float" office:value="0">
            <text:p>0</text:p>
          </table:table-cell>
          <table:table-cell table:style-name="ce50" table:formula="of:=VLOOKUP([.$B78];[.$A$2:.$H70];2;0)*[.$P78]" office:value-type="float" office:value="0">
            <text:p>0</text:p>
          </table:table-cell>
          <table:table-cell table:style-name="ce50" table:formula="of:=VLOOKUP([.$B78];[.$A$2:.$H70];4;0)*[.$P78]" office:value-type="float" office:value="0">
            <text:p>0</text:p>
          </table:table-cell>
          <table:table-cell table:style-name="ce50" table:formula="of:=VLOOKUP([.$B78];[.$A$2:.$H70];6;0)*[.$P78]" office:value-type="float" office:value="0">
            <text:p>0</text:p>
          </table:table-cell>
          <table:table-cell table:style-name="Default" table:formula="of:=CEILING([.Q78]/[Variables.$B$11];1)+CEILING([.R78]/[Variables.$B$12];1)+CEILING([.S78]/[Variables.$B$13];1)" office:value-type="float" office:value="0">
            <text:p>0</text:p>
          </table:table-cell>
          <table:table-cell table:style-name="Default" table:number-columns-repeated="1004"/>
        </table:table-row>
        <table:table-row table:style-name="ro1">
          <table:table-cell table:number-columns-repeated="2"/>
          <table:table-cell table:style-name="ce50"/>
          <table:table-cell table:number-columns-repeated="12"/>
          <table:table-cell table:style-name="ce50" table:number-columns-repeated="4"/>
          <table:table-cell table:style-name="Default" table:number-columns-repeated="1005"/>
        </table:table-row>
        <table:table-row table:style-name="ro9">
          <table:table-cell table:number-columns-repeated="2"/>
          <table:table-cell table:style-name="ce50"/>
          <table:table-cell table:number-columns-repeated="12"/>
          <table:table-cell table:style-name="ce50" table:number-columns-repeated="4"/>
          <table:table-cell table:style-name="Default" table:number-columns-repeated="1005"/>
        </table:table-row>
        <table:table-row table:style-name="ro9">
          <table:table-cell table:style-name="ce27" office:value-type="string">
            <text:p>units_end</text:p>
          </table:table-cell>
          <table:table-cell table:style-name="ce27" table:number-columns-repeated="1023"/>
        </table:table-row>
        <table:table-row table:style-name="ro17">
          <table:table-cell table:style-name="ce39" office:value-type="string">
            <text:p>Source</text:p>
          </table:table-cell>
          <table:table-cell table:style-name="ce39" office:value-type="string" table:number-columns-spanned="2" table:number-rows-spanned="1">
            <text:p>Target</text:p>
          </table:table-cell>
          <table:covered-table-cell table:style-name="ce39"/>
          <table:table-cell table:style-name="ce39" office:value-type="string">
            <text:p>Dmg to Armor</text:p>
          </table:table-cell>
          <table:table-cell table:style-name="ce39" office:value-type="string">
            <text:p>Shots to Kill</text:p>
          </table:table-cell>
          <table:table-cell table:style-name="ce39" office:value-type="string">
            <text:p>S:T <text:s text:c="6"/>M</text:p>
          </table:table-cell>
          <table:table-cell table:style-name="ce39" office:value-type="string">
            <text:p>S:T Energy</text:p>
          </table:table-cell>
          <table:table-cell table:style-name="ce39" office:value-type="string">
            <text:p>S:T <text:s text:c="6"/>Z</text:p>
          </table:table-cell>
          <table:table-cell table:style-name="ce39" office:value-type="string">
            <text:p>S:T DMG</text:p>
          </table:table-cell>
          <table:table-cell table:style-name="ce39" office:value-type="string">
            <text:p>S:T HP</text:p>
          </table:table-cell>
          <table:table-cell table:style-name="ce50"/>
          <table:table-cell/>
          <table:table-cell table:style-name="ce39" table:number-columns-repeated="1012"/>
        </table:table-row>
        <table:table-row table:style-name="ro1">
          <table:table-cell table:content-validation-name="val3" office:value-type="string">
            <text:p>Crow</text:p>
          </table:table-cell>
          <table:table-cell table:style-name="ce45" table:content-validation-name="val8" office:value-type="string" table:number-columns-spanned="2" table:number-rows-spanned="1">
            <text:p>Mule</text:p>
          </table:table-cell>
          <table:covered-table-cell/>
          <table:table-cell table:style-name="ce13" table:formula="of:=DAMAGETOARMOR([.$A$30:.$C$48]; TBLFIND([.$A$51:.$S$79]; [.$A83]; [.$I$51]); TBLFIND([.$A$51:.$S$79]; [.$B83]; [.$M$51]); TBLFIND([.$A$51:.$S$79]; [.$A83]; [.$E$51]); TBLFIND([.$A$51:.$S$79]; [.$A83]; [.$H$51]))" office:value-type="float" office:value="120">
            <text:p>120</text:p>
          </table:table-cell>
          <table:table-cell table:style-name="ce13" table:formula="of:=TBLFIND([.$A$51:.$W$80]; [.$B83]; [.$C$51])/[.$D83]" office:value-type="float" office:value="25">
            <text:p>25</text:p>
          </table:table-cell>
          <table:table-cell table:formula="of:=VTBLFIND([.$A83]; [.$A$51:.$S$80]; [.Q$51])/VTBLFIND([.$B83]; [.$A$51:.$S$80]; [.Q$51])" office:value-type="float" office:value="0.455357142857143">
            <text:p>0,46</text:p>
          </table:table-cell>
          <table:table-cell table:formula="of:=VTBLFIND([.$A83]; [.$A$51:.$S$80]; [.R$51])/VTBLFIND([.$B83]; [.$A$51:.$S$80]; [.R$51])" office:value-type="float" office:value="0.44625">
            <text:p>0,45</text:p>
          </table:table-cell>
          <table:table-cell table:formula="of:=VTBLFIND([.$A83]; [.$A$51:.$S$80]; [.S$51])/VTBLFIND([.$B83]; [.$A$51:.$S$80]; [.S$51])" office:value-type="float" office:value="0.371875">
            <text:p>0,37</text:p>
          </table:table-cell>
          <table:table-cell table:style-name="ce13" table:formula="of:=[.D83]/[.D84]" office:value-type="float" office:value="1.5">
            <text:p>1,5</text:p>
          </table:table-cell>
          <table:table-cell table:style-name="ce13" table:formula="of:=VTBLFIND([.$A83]; [.$A$51:.$S$80]; [.C$51])/VTBLFIND([.$B83]; [.$A$51:.$S$80]; [.C$51])" office:value-type="float" office:value="0.75">
            <text:p>0,75</text:p>
          </table:table-cell>
          <table:table-cell/>
          <table:table-cell table:style-name="Default"/>
          <table:table-cell table:style-name="ce13"/>
          <table:table-cell table:number-columns-repeated="2"/>
          <table:table-cell table:style-name="ce41"/>
          <table:table-cell table:number-columns-repeated="3"/>
          <table:table-cell table:style-name="Default" table:number-columns-repeated="1005"/>
        </table:table-row>
        <table:table-row table:style-name="ro1">
          <table:table-cell table:style-name="ce40" table:formula="of:=[.B83]" office:value-type="string" office:string-value="Mule">
            <text:p>Mule</text:p>
          </table:table-cell>
          <table:table-cell table:style-name="ce49" table:formula="of:=[.A83]" office:value-type="string" office:string-value="Crow" table:number-columns-spanned="2" table:number-rows-spanned="1">
            <text:p>Crow</text:p>
          </table:table-cell>
          <table:covered-table-cell table:style-name="ce40"/>
          <table:table-cell table:style-name="ce56" table:formula="of:=DAMAGETOARMOR([.$A$30:.$C$48]; TBLFIND([.$A$51:.$S$79]; [.$A84]; [.$I$51]); TBLFIND([.$A$51:.$S$79]; [.$B84]; [.$M$51]); TBLFIND([.$A$51:.$S$79]; [.$A84]; [.$E$51]); TBLFIND([.$A$51:.$S$79]; [.$A84]; [.$H$51]))" office:value-type="float" office:value="80">
            <text:p>80</text:p>
          </table:table-cell>
          <table:table-cell table:style-name="ce56" table:formula="of:=TBLFIND([.$A$51:.$W$80]; [.$B84]; [.$C$51])/[.$D84]" office:value-type="float" office:value="28.125">
            <text:p>28,13</text:p>
          </table:table-cell>
          <table:table-cell table:style-name="ce40" table:formula="of:=VTBLFIND([.$A84]; [.$A$51:.$S$80]; [.Q$51])/VTBLFIND([.$B84]; [.$A$51:.$S$80]; [.Q$51])" office:value-type="float" office:value="2.19607843137255">
            <text:p>2,2</text:p>
          </table:table-cell>
          <table:table-cell table:style-name="ce40" table:formula="of:=VTBLFIND([.$A84]; [.$A$51:.$S$80]; [.R$51])/VTBLFIND([.$B84]; [.$A$51:.$S$80]; [.R$51])" office:value-type="float" office:value="2.24089635854342">
            <text:p>2,24</text:p>
          </table:table-cell>
          <table:table-cell table:style-name="ce40" table:formula="of:=VTBLFIND([.$A84]; [.$A$51:.$S$80]; [.S$51])/VTBLFIND([.$B84]; [.$A$51:.$S$80]; [.S$51])" office:value-type="float" office:value="2.6890756302521">
            <text:p>2,69</text:p>
          </table:table-cell>
          <table:table-cell table:style-name="ce56" table:formula="of:=[.D84]/[.D83]" office:value-type="float" office:value="0.666666666666667">
            <text:p>0,67</text:p>
          </table:table-cell>
          <table:table-cell table:style-name="ce56" table:formula="of:=VTBLFIND([.$A84]; [.$A$51:.$S$80]; [.C$51])/VTBLFIND([.$B84]; [.$A$51:.$S$80]; [.C$51])" office:value-type="float" office:value="1.33333333333333">
            <text:p>1,33</text:p>
          </table:table-cell>
          <table:table-cell/>
          <table:table-cell table:style-name="Default"/>
          <table:table-cell table:number-columns-repeated="3"/>
          <table:table-cell table:style-name="ce41"/>
          <table:table-cell table:number-columns-repeated="3"/>
          <table:table-cell table:style-name="Default" table:number-columns-repeated="1005"/>
        </table:table-row>
        <table:table-row table:style-name="ro1">
          <table:table-cell table:number-columns-repeated="11"/>
          <table:table-cell table:style-name="Default"/>
          <table:table-cell table:number-columns-repeated="7"/>
          <table:table-cell table:style-name="Default" table:number-columns-repeated="1005"/>
        </table:table-row>
        <table:table-row table:style-name="ro18">
          <table:table-cell table:style-name="ce41" office:value-type="string">
            <text:p>Unit name</text:p>
          </table:table-cell>
          <table:table-cell table:style-name="ce41" office:value-type="string">
            <text:p>Metal cost</text:p>
          </table:table-cell>
          <table:table-cell table:style-name="ce41" office:value-type="string">
            <text:p>E. cost</text:p>
          </table:table-cell>
          <table:table-cell table:style-name="ce41" office:value-type="string" table:number-columns-spanned="2" table:number-rows-spanned="1">
            <text:p>Zet. cost</text:p>
          </table:table-cell>
          <table:covered-table-cell table:style-name="ce41"/>
          <table:table-cell table:style-name="ce41" table:number-columns-repeated="6"/>
          <table:table-cell table:style-name="Default"/>
          <table:table-cell table:style-name="ce41" table:number-columns-repeated="2"/>
          <table:table-cell/>
          <table:table-cell table:style-name="ce41" table:number-columns-repeated="1009"/>
        </table:table-row>
        <table:table-row table:style-name="ro1">
          <table:table-cell table:content-validation-name="val4" office:value-type="string">
            <text:p>Crow</text:p>
          </table:table-cell>
          <table:table-cell table:style-name="ce45" table:formula="of:=TBLFIND([.$A$51:.$U$79]; [.$A$87]; [.Q$51])" office:value-type="float" office:value="2868.75">
            <text:p>2868,75</text:p>
          </table:table-cell>
          <table:table-cell table:style-name="ce45" table:formula="of:=TBLFIND([.$A$51:.$U$79]; [.$A$87]; [.R$51])" office:value-type="float" office:value="4016.25">
            <text:p>4016,25</text:p>
          </table:table-cell>
          <table:table-cell table:style-name="ce45" table:formula="of:=TBLFIND([.$A$51:.$U$79]; [.$A$87]; [.S$51])" office:value-type="float" office:value="200.8125" table:number-columns-spanned="2" table:number-rows-spanned="1">
            <text:p>200,81</text:p>
          </table:table-cell>
          <table:covered-table-cell table:style-name="ce45"/>
          <table:table-cell table:style-name="ce45" table:number-columns-repeated="2"/>
          <table:table-cell/>
          <table:table-cell table:style-name="ce45"/>
          <table:table-cell/>
          <table:table-cell table:style-name="ce45"/>
          <table:table-cell table:style-name="Default"/>
          <table:table-cell table:number-columns-repeated="2"/>
          <table:table-cell table:style-name="ce13"/>
          <table:table-cell table:number-columns-repeated="4"/>
          <table:table-cell table:style-name="Default" table:number-columns-repeated="1005"/>
        </table:table-row>
        <table:table-row table:style-name="ro9">
          <table:table-cell table:number-columns-repeated="11"/>
          <table:table-cell table:style-name="Default"/>
          <table:table-cell table:number-columns-repeated="7"/>
          <table:table-cell table:style-name="Default" table:number-columns-repeated="1005"/>
        </table:table-row>
        <table:table-row table:style-name="ro1">
          <table:table-cell/>
          <table:table-cell table:style-name="ce45" office:value-type="string" table:number-columns-spanned="3" table:number-rows-spanned="1">
            <text:p>In 1 hour</text:p>
          </table:table-cell>
          <table:covered-table-cell table:number-columns-repeated="2"/>
          <table:table-cell/>
          <table:table-cell table:style-name="ce45" office:value-type="string" table:number-columns-spanned="3" table:number-rows-spanned="1">
            <text:p>In 1 day</text:p>
          </table:table-cell>
          <table:covered-table-cell table:style-name="ce45"/>
          <table:covered-table-cell/>
          <table:table-cell/>
          <table:table-cell table:style-name="ce45" office:value-type="string" table:number-columns-spanned="3" table:number-rows-spanned="1">
            <text:p>In 1 week</text:p>
          </table:table-cell>
          <table:covered-table-cell/>
          <table:covered-table-cell table:style-name="Default"/>
          <table:table-cell/>
          <table:table-cell table:style-name="ce45" office:value-type="string" table:number-columns-spanned="3" table:number-rows-spanned="1">
            <text:p>In 1 month</text:p>
          </table:table-cell>
          <table:covered-table-cell table:number-columns-repeated="2"/>
          <table:table-cell table:number-columns-repeated="3"/>
          <table:table-cell table:style-name="Default" table:number-columns-repeated="1005"/>
        </table:table-row>
        <table:table-row table:style-name="ro19">
          <table:table-cell table:style-name="ce41" office:value-type="string">
            <text:p>Level</text:p>
          </table:table-cell>
          <table:table-cell table:style-name="ce41" office:value-type="string">
            <text:p>MEX</text:p>
          </table:table-cell>
          <table:table-cell table:style-name="ce41" office:value-type="string">
            <text:p>Col.</text:p>
          </table:table-cell>
          <table:table-cell table:style-name="ce41" office:value-type="string">
            <text:p>ZEX</text:p>
          </table:table-cell>
          <table:table-cell/>
          <table:table-cell table:style-name="ce41" office:value-type="string">
            <text:p>MEX</text:p>
          </table:table-cell>
          <table:table-cell table:style-name="ce41" office:value-type="string">
            <text:p>Col.</text:p>
          </table:table-cell>
          <table:table-cell table:style-name="ce41" office:value-type="string">
            <text:p>ZEX</text:p>
          </table:table-cell>
          <table:table-cell/>
          <table:table-cell table:style-name="ce41" office:value-type="string">
            <text:p>MEX</text:p>
          </table:table-cell>
          <table:table-cell table:style-name="ce41" office:value-type="string">
            <text:p>Col.</text:p>
          </table:table-cell>
          <table:table-cell table:style-name="ce41" office:value-type="string">
            <text:p>ZEX</text:p>
          </table:table-cell>
          <table:table-cell table:style-name="ce41"/>
          <table:table-cell table:style-name="ce41" office:value-type="string">
            <text:p>MEX</text:p>
          </table:table-cell>
          <table:table-cell table:style-name="ce41" office:value-type="string">
            <text:p>Col.</text:p>
          </table:table-cell>
          <table:table-cell table:style-name="ce41" office:value-type="string">
            <text:p>ZEX</text:p>
          </table:table-cell>
          <table:table-cell table:number-columns-repeated="2"/>
          <table:table-cell table:style-name="ce41" table:number-columns-repeated="1006"/>
        </table:table-row>
        <table:table-row table:style-name="ro1">
          <table:table-cell table:style-name="ce42" office:value-type="string">
            <text:p>T1</text:p>
          </table:table-cell>
          <table:table-cell table:number-columns-repeated="10"/>
          <table:table-cell table:style-name="Default"/>
          <table:table-cell table:number-columns-repeated="7"/>
          <table:table-cell table:style-name="Default" table:number-columns-repeated="1005"/>
        </table:table-row>
        <table:table-row table:style-name="ro1">
          <table:table-cell table:style-name="ce43" office:value-type="float" office:value="1">
            <text:p>1</text:p>
          </table:table-cell>
          <table:table-cell table:style-name="ce13" table:formula="of:=SUPERFORMULA([.$A92];[Main.$B$3:.$L$3]) * SHOURS(1) / [.$B$87]" office:value-type="float" office:value="0.00690196078431373">
            <text:p>0,01</text:p>
          </table:table-cell>
          <table:table-cell table:style-name="ce53" table:formula="of:=SUPERFORMULA([.$A92];[Main.$B$16:.$L$16]) * SHOURS(1) / [.$C$87]" office:value-type="float" office:value="0.0107563025210084">
            <text:p>0,01</text:p>
          </table:table-cell>
          <table:table-cell table:formula="of:=SUPERFORMULA([.$A92];[Main.$B$33:.$L$33]) * SHOURS(1) / [.$D$87]" office:value-type="float" office:value="0.026890756302521">
            <text:p>0,03</text:p>
          </table:table-cell>
          <table:table-cell/>
          <table:table-cell table:style-name="ce13" table:formula="of:=SUPERFORMULA([.$A92];[Main.$B$3:.$L$3]) * SDAYS(1) / [.$B$87]" office:value-type="float" office:value="0.165647058823529">
            <text:p>0,17</text:p>
          </table:table-cell>
          <table:table-cell table:style-name="ce53" table:formula="of:=SUPERFORMULA([.$A92];[Main.$B$16:.$L$16]) * SDAYS(1) / [.$C$87]" office:value-type="float" office:value="0.258151260504202">
            <text:p>0,26</text:p>
          </table:table-cell>
          <table:table-cell table:formula="of:=SUPERFORMULA([.$A92];[Main.$B$33:.$L$33]) * SDAYS(1) / [.$D$87]" office:value-type="float" office:value="0.645378151260504">
            <text:p>0,65</text:p>
          </table:table-cell>
          <table:table-cell/>
          <table:table-cell table:style-name="ce13" table:formula="of:=SUPERFORMULA([.$A92];[Main.$B$3:.$L$3]) * SWEEKS(1) / [.$B$87]" office:value-type="float" office:value="1.15952941176471">
            <text:p>1,16</text:p>
          </table:table-cell>
          <table:table-cell table:style-name="ce45" table:formula="of:=SUPERFORMULA([.$A92];[Main.$B$16:.$L$16]) * SWEEKS(1) / [.$C$87]" office:value-type="float" office:value="1.80705882352941">
            <text:p>1,81</text:p>
          </table:table-cell>
          <table:table-cell table:style-name="ce13" table:formula="of:=SUPERFORMULA([.$A92];[Main.$B$33:.$L$33]) * SWEEKS(1) / [.$D$87]" office:value-type="float" office:value="4.51764705882353">
            <text:p>4,52</text:p>
          </table:table-cell>
          <table:table-cell/>
          <table:table-cell table:style-name="ce13" table:formula="of:=SUPERFORMULA([.$A92];[Main.$B$3:.$L$3]) * SMONTHS(1) / [.$B$87]" office:value-type="float" office:value="4.96941176470588">
            <text:p>4,97</text:p>
          </table:table-cell>
          <table:table-cell table:style-name="ce45" table:formula="of:=SUPERFORMULA([.$A92];[Main.$B$16:.$L$16]) * SMONTHS(1) / [.$C$87]" office:value-type="float" office:value="7.74453781512605">
            <text:p>7,74</text:p>
          </table:table-cell>
          <table:table-cell table:style-name="ce13" table:formula="of:=SUPERFORMULA([.$A92];[Main.$B$33:.$L$33]) * SMONTHS(1) / [.$D$87]" office:value-type="float" office:value="19.3613445378151">
            <text:p>19,36</text:p>
          </table:table-cell>
          <table:table-cell table:number-columns-repeated="3"/>
          <table:table-cell table:style-name="Default" table:number-columns-repeated="1005"/>
        </table:table-row>
        <table:table-row table:style-name="ro1">
          <table:table-cell office:value-type="float" office:value="2">
            <text:p>2</text:p>
          </table:table-cell>
          <table:table-cell table:style-name="ce13" table:formula="of:=SUPERFORMULA([.$A93];[Main.$B$3:.$L$3]) * SHOURS(1) / [.$B$87]" office:value-type="float" office:value="0.0138939902274965">
            <text:p>0,01</text:p>
          </table:table-cell>
          <table:table-cell table:style-name="ce53" table:formula="of:=SUPERFORMULA([.$A93];[Main.$B$16:.$L$16]) * SHOURS(1) / [.$C$87]" office:value-type="float" office:value="0.021769944067357">
            <text:p>0,02</text:p>
          </table:table-cell>
          <table:table-cell table:formula="of:=SUPERFORMULA([.$A93];[Main.$B$33:.$L$33]) * SHOURS(1) / [.$D$87]" office:value-type="float" office:value="0.0540388516303822">
            <text:p>0,05</text:p>
          </table:table-cell>
          <table:table-cell/>
          <table:table-cell table:style-name="ce13" table:formula="of:=SUPERFORMULA([.$A93];[Main.$B$3:.$L$3]) * SDAYS(1) / [.$B$87]" office:value-type="float" office:value="0.333455765459917">
            <text:p>0,33</text:p>
          </table:table-cell>
          <table:table-cell table:style-name="ce53" table:formula="of:=SUPERFORMULA([.$A93];[Main.$B$16:.$L$16]) * SDAYS(1) / [.$C$87]" office:value-type="float" office:value="0.522478657616568">
            <text:p>0,52</text:p>
          </table:table-cell>
          <table:table-cell table:formula="of:=SUPERFORMULA([.$A93];[Main.$B$33:.$L$33]) * SDAYS(1) / [.$D$87]" office:value-type="float" office:value="1.29693243912917">
            <text:p>1,3</text:p>
          </table:table-cell>
          <table:table-cell/>
          <table:table-cell table:style-name="ce13" table:formula="of:=SUPERFORMULA([.$A93];[Main.$B$3:.$L$3]) * SWEEKS(1) / [.$B$87]" office:value-type="float" office:value="2.33419035821942">
            <text:p>2,33</text:p>
          </table:table-cell>
          <table:table-cell table:style-name="ce45" table:formula="of:=SUPERFORMULA([.$A93];[Main.$B$16:.$L$16]) * SWEEKS(1) / [.$C$87]" office:value-type="float" office:value="3.65735060331598">
            <text:p>3,66</text:p>
          </table:table-cell>
          <table:table-cell table:style-name="ce13" table:formula="of:=SUPERFORMULA([.$A93];[Main.$B$33:.$L$33]) * SWEEKS(1) / [.$D$87]" office:value-type="float" office:value="9.07852707390421">
            <text:p>9,08</text:p>
          </table:table-cell>
          <table:table-cell/>
          <table:table-cell table:style-name="ce13" table:formula="of:=SUPERFORMULA([.$A93];[Main.$B$3:.$L$3]) * SMONTHS(1) / [.$B$87]" office:value-type="float" office:value="10.0036729637975">
            <text:p>10</text:p>
          </table:table-cell>
          <table:table-cell table:style-name="ce45" table:formula="of:=SUPERFORMULA([.$A93];[Main.$B$16:.$L$16]) * SMONTHS(1) / [.$C$87]" office:value-type="float" office:value="15.6743597284971">
            <text:p>15,67</text:p>
          </table:table-cell>
          <table:table-cell table:style-name="ce13" table:formula="of:=SUPERFORMULA([.$A93];[Main.$B$33:.$L$33]) * SMONTHS(1) / [.$D$87]" office:value-type="float" office:value="38.9079731738752">
            <text:p>38,91</text:p>
          </table:table-cell>
          <table:table-cell table:number-columns-repeated="3"/>
          <table:table-cell table:style-name="Default" table:number-columns-repeated="1005"/>
        </table:table-row>
        <table:table-row table:style-name="ro1">
          <table:table-cell office:value-type="float" office:value="4">
            <text:p>4</text:p>
          </table:table-cell>
          <table:table-cell table:style-name="ce13" table:formula="of:=SUPERFORMULA([.$A94];[Main.$B$3:.$L$3]) * SHOURS(1) / [.$B$87]" office:value-type="float" office:value="0.0279810468517573">
            <text:p>0,03</text:p>
          </table:table-cell>
          <table:table-cell table:style-name="ce53" table:formula="of:=SUPERFORMULA([.$A94];[Main.$B$16:.$L$16]) * SHOURS(1) / [.$C$87]" office:value-type="float" office:value="0.0440915064111832">
            <text:p>0,04</text:p>
          </table:table-cell>
          <table:table-cell table:formula="of:=SUPERFORMULA([.$A94];[Main.$B$33:.$L$33]) * SHOURS(1) / [.$D$87]" office:value-type="float" office:value="0.108629321537234">
            <text:p>0,11</text:p>
          </table:table-cell>
          <table:table-cell/>
          <table:table-cell table:style-name="ce13" table:formula="of:=SUPERFORMULA([.$A94];[Main.$B$3:.$L$3]) * SDAYS(1) / [.$B$87]" office:value-type="float" office:value="0.671545124442174">
            <text:p>0,67</text:p>
          </table:table-cell>
          <table:table-cell table:style-name="ce53" table:formula="of:=SUPERFORMULA([.$A94];[Main.$B$16:.$L$16]) * SDAYS(1) / [.$C$87]" office:value-type="float" office:value="1.0581961538684">
            <text:p>1,06</text:p>
          </table:table-cell>
          <table:table-cell table:formula="of:=SUPERFORMULA([.$A94];[Main.$B$33:.$L$33]) * SDAYS(1) / [.$D$87]" office:value-type="float" office:value="2.60710371689361">
            <text:p>2,61</text:p>
          </table:table-cell>
          <table:table-cell/>
          <table:table-cell table:style-name="ce13" table:formula="of:=SUPERFORMULA([.$A94];[Main.$B$3:.$L$3]) * SWEEKS(1) / [.$B$87]" office:value-type="float" office:value="4.70081587109522">
            <text:p>4,7</text:p>
          </table:table-cell>
          <table:table-cell table:style-name="ce45" table:formula="of:=SUPERFORMULA([.$A94];[Main.$B$16:.$L$16]) * SWEEKS(1) / [.$C$87]" office:value-type="float" office:value="7.40737307707878">
            <text:p>7,41</text:p>
          </table:table-cell>
          <table:table-cell table:style-name="ce13" table:formula="of:=SUPERFORMULA([.$A94];[Main.$B$33:.$L$33]) * SWEEKS(1) / [.$D$87]" office:value-type="float" office:value="18.2497260182553">
            <text:p>18,25</text:p>
          </table:table-cell>
          <table:table-cell/>
          <table:table-cell table:style-name="ce13" table:formula="of:=SUPERFORMULA([.$A94];[Main.$B$3:.$L$3]) * SMONTHS(1) / [.$B$87]" office:value-type="float" office:value="20.1463537332652">
            <text:p>20,15</text:p>
          </table:table-cell>
          <table:table-cell table:style-name="ce45" table:formula="of:=SUPERFORMULA([.$A94];[Main.$B$16:.$L$16]) * SMONTHS(1) / [.$C$87]" office:value-type="float" office:value="31.7458846160519">
            <text:p>31,75</text:p>
          </table:table-cell>
          <table:table-cell table:style-name="ce13" table:formula="of:=SUPERFORMULA([.$A94];[Main.$B$33:.$L$33]) * SMONTHS(1) / [.$D$87]" office:value-type="float" office:value="78.2131115068082">
            <text:p>78,21</text:p>
          </table:table-cell>
          <table:table-cell table:number-columns-repeated="3"/>
          <table:table-cell table:style-name="Default" table:number-columns-repeated="1005"/>
        </table:table-row>
        <table:table-row table:style-name="ro1">
          <table:table-cell office:value-type="float" office:value="7">
            <text:p>7</text:p>
          </table:table-cell>
          <table:table-cell table:style-name="ce13" table:formula="of:=SUPERFORMULA([.$A95];[Main.$B$3:.$L$3]) * SHOURS(1) / [.$B$87]" office:value-type="float" office:value="0.0492572224679363">
            <text:p>0,05</text:p>
          </table:table-cell>
          <table:table-cell table:style-name="ce53" table:formula="of:=SUPERFORMULA([.$A95];[Main.$B$16:.$L$16]) * SHOURS(1) / [.$C$87]" office:value-type="float" office:value="0.0779898232977452">
            <text:p>0,08</text:p>
          </table:table-cell>
          <table:table-cell table:formula="of:=SUPERFORMULA([.$A95];[Main.$B$33:.$L$33]) * SHOURS(1) / [.$D$87]" office:value-type="float" office:value="0.190930999768333">
            <text:p>0,19</text:p>
          </table:table-cell>
          <table:table-cell/>
          <table:table-cell table:style-name="ce13" table:formula="of:=SUPERFORMULA([.$A95];[Main.$B$3:.$L$3]) * SDAYS(1) / [.$B$87]" office:value-type="float" office:value="1.18217333923047">
            <text:p>1,18</text:p>
          </table:table-cell>
          <table:table-cell table:style-name="ce53" table:formula="of:=SUPERFORMULA([.$A95];[Main.$B$16:.$L$16]) * SDAYS(1) / [.$C$87]" office:value-type="float" office:value="1.87175575914588">
            <text:p>1,87</text:p>
          </table:table-cell>
          <table:table-cell table:formula="of:=SUPERFORMULA([.$A95];[Main.$B$33:.$L$33]) * SDAYS(1) / [.$D$87]" office:value-type="float" office:value="4.58234399444">
            <text:p>4,58</text:p>
          </table:table-cell>
          <table:table-cell/>
          <table:table-cell table:style-name="ce13" table:formula="of:=SUPERFORMULA([.$A95];[Main.$B$3:.$L$3]) * SWEEKS(1) / [.$B$87]" office:value-type="float" office:value="8.2752133746133">
            <text:p>8,28</text:p>
          </table:table-cell>
          <table:table-cell table:style-name="ce45" table:formula="of:=SUPERFORMULA([.$A95];[Main.$B$16:.$L$16]) * SWEEKS(1) / [.$C$87]" office:value-type="float" office:value="13.1022903140212">
            <text:p>13,1</text:p>
          </table:table-cell>
          <table:table-cell table:style-name="ce13" table:formula="of:=SUPERFORMULA([.$A95];[Main.$B$33:.$L$33]) * SWEEKS(1) / [.$D$87]" office:value-type="float" office:value="32.07640796108">
            <text:p>32,08</text:p>
          </table:table-cell>
          <table:table-cell/>
          <table:table-cell table:style-name="ce13" table:formula="of:=SUPERFORMULA([.$A95];[Main.$B$3:.$L$3]) * SMONTHS(1) / [.$B$87]" office:value-type="float" office:value="35.4652001769141">
            <text:p>35,47</text:p>
          </table:table-cell>
          <table:table-cell table:style-name="ce45" table:formula="of:=SUPERFORMULA([.$A95];[Main.$B$16:.$L$16]) * SMONTHS(1) / [.$C$87]" office:value-type="float" office:value="56.1526727743765">
            <text:p>56,15</text:p>
          </table:table-cell>
          <table:table-cell table:style-name="ce13" table:formula="of:=SUPERFORMULA([.$A95];[Main.$B$33:.$L$33]) * SMONTHS(1) / [.$D$87]" office:value-type="float" office:value="137.4703198332">
            <text:p>137,47</text:p>
          </table:table-cell>
          <table:table-cell table:number-columns-repeated="3"/>
          <table:table-cell table:style-name="Default" table:number-columns-repeated="1005"/>
        </table:table-row>
        <table:table-row table:style-name="ro1">
          <table:table-cell table:style-name="ce42" office:value-type="string">
            <text:p>T2</text:p>
          </table:table-cell>
          <table:table-cell table:number-columns-repeated="10"/>
          <table:table-cell table:style-name="Default"/>
          <table:table-cell table:number-columns-repeated="7"/>
          <table:table-cell table:style-name="Default" table:number-columns-repeated="1005"/>
        </table:table-row>
        <table:table-row table:style-name="ro1">
          <table:table-cell office:value-type="float" office:value="1">
            <text:p>1</text:p>
          </table:table-cell>
          <table:table-cell table:formula="of:=SUPERFORMULA([.$A92];[Main.$B$9:.$L$9]) * SHOURS(1) / [.$B$87]" office:value-type="float" office:value="0.0508235294117647">
            <text:p>0,05</text:p>
          </table:table-cell>
          <table:table-cell table:style-name="ce45" table:formula="of:=SUPERFORMULA([.$A92];[Main.$B$21:.$L$21]) * SHOURS(1) / [.$C$87]" office:value-type="float" office:value="0.0886447323483805">
            <text:p>0,09</text:p>
          </table:table-cell>
          <table:table-cell table:formula="of:=SUPERFORMULA([.$A92];[Main.$B$39:.$L$39]) * SHOURS(1) / [.$D$87]" office:value-type="float" office:value="0.186442577030812">
            <text:p>0,19</text:p>
          </table:table-cell>
          <table:table-cell/>
          <table:table-cell table:formula="of:=SUPERFORMULA([.$A92];[Main.$B$9:.$L$9]) * SDAYS(1) / [.$B$87]" office:value-type="float" office:value="1.21976470588235">
            <text:p>1,22</text:p>
          </table:table-cell>
          <table:table-cell table:style-name="ce45" table:formula="of:=SUPERFORMULA([.$A92];[Main.$B$21:.$L$21]) * SDAYS(1) / [.$C$87]" office:value-type="float" office:value="2.12747357636113">
            <text:p>2,13</text:p>
          </table:table-cell>
          <table:table-cell table:formula="of:=SUPERFORMULA([.$A92];[Main.$B$39:.$L$39]) * SDAYS(1) / [.$D$87]" office:value-type="float" office:value="4.4746218487395">
            <text:p>4,47</text:p>
          </table:table-cell>
          <table:table-cell/>
          <table:table-cell table:style-name="ce13" table:formula="of:=SUPERFORMULA([.$A97];[Main.$B$9:.$L$9]) * SWEEKS(1) / [.$B$87]" office:value-type="float" office:value="8.53835294117647">
            <text:p>8,54</text:p>
          </table:table-cell>
          <table:table-cell table:style-name="ce45" table:formula="of:=SUPERFORMULA([.$A97];[Main.$B$21:.$L$21]) * SWEEKS(1) / [.$C$87]" office:value-type="float" office:value="14.8923150345279">
            <text:p>14,89</text:p>
          </table:table-cell>
          <table:table-cell table:style-name="ce13" table:formula="of:=SUPERFORMULA([.$A97];[Main.$B$39:.$L$39]) * SWEEKS(1) / [.$D$87]" office:value-type="float" office:value="31.3223529411765">
            <text:p>31,32</text:p>
          </table:table-cell>
          <table:table-cell/>
          <table:table-cell table:style-name="ce13" table:formula="of:=SUPERFORMULA([.$A97];[Main.$B$9:.$L$9]) * SMONTHS(1) / [.$B$87]" office:value-type="float" office:value="36.5929411764706">
            <text:p>36,59</text:p>
          </table:table-cell>
          <table:table-cell table:style-name="ce45" table:formula="of:=SUPERFORMULA([.$A97];[Main.$B$21:.$L$21]) * SMONTHS(1) / [.$C$87]" office:value-type="float" office:value="63.824207290834">
            <text:p>63,82</text:p>
          </table:table-cell>
          <table:table-cell table:style-name="ce13" table:formula="of:=SUPERFORMULA([.$A97];[Main.$B$39:.$L$39]) * SMONTHS(1) / [.$D$87]" office:value-type="float" office:value="134.238655462185">
            <text:p>134,24</text:p>
          </table:table-cell>
          <table:table-cell table:number-columns-repeated="3"/>
          <table:table-cell table:style-name="Default" table:number-columns-repeated="1005"/>
        </table:table-row>
        <table:table-row table:style-name="ro1">
          <table:table-cell office:value-type="float" office:value="2">
            <text:p>2</text:p>
          </table:table-cell>
          <table:table-cell table:formula="of:=SUPERFORMULA([.$A93];[Main.$B$9:.$L$9]) * SHOURS(1) / [.$B$87]" office:value-type="float" office:value="0.0665989870580273">
            <text:p>0,07</text:p>
          </table:table-cell>
          <table:table-cell table:style-name="ce45" table:formula="of:=SUPERFORMULA([.$A93];[Main.$B$21:.$L$21]) * SHOURS(1) / [.$C$87]" office:value-type="float" office:value="0.108800044243951">
            <text:p>0,11</text:p>
          </table:table-cell>
          <table:table-cell table:formula="of:=SUPERFORMULA([.$A93];[Main.$B$39:.$L$39]) * SHOURS(1) / [.$D$87]" office:value-type="float" office:value="0.29157039376166">
            <text:p>0,29</text:p>
          </table:table-cell>
          <table:table-cell/>
          <table:table-cell table:formula="of:=SUPERFORMULA([.$A93];[Main.$B$9:.$L$9]) * SDAYS(1) / [.$B$87]" office:value-type="float" office:value="1.59837568939265">
            <text:p>1,6</text:p>
          </table:table-cell>
          <table:table-cell table:style-name="ce45" table:formula="of:=SUPERFORMULA([.$A93];[Main.$B$21:.$L$21]) * SDAYS(1) / [.$C$87]" office:value-type="float" office:value="2.61120106185483">
            <text:p>2,61</text:p>
          </table:table-cell>
          <table:table-cell table:formula="of:=SUPERFORMULA([.$A93];[Main.$B$39:.$L$39]) * SDAYS(1) / [.$D$87]" office:value-type="float" office:value="6.99768945027983">
            <text:p>7</text:p>
          </table:table-cell>
          <table:table-cell/>
          <table:table-cell table:style-name="ce13" table:formula="of:=SUPERFORMULA([.$A98];[Main.$B$9:.$L$9]) * SWEEKS(1) / [.$B$87]" office:value-type="float" office:value="11.1886298257486">
            <text:p>11,19</text:p>
          </table:table-cell>
          <table:table-cell table:style-name="ce45" table:formula="of:=SUPERFORMULA([.$A98];[Main.$B$21:.$L$21]) * SWEEKS(1) / [.$C$87]" office:value-type="float" office:value="18.2784074329838">
            <text:p>18,28</text:p>
          </table:table-cell>
          <table:table-cell table:style-name="ce13" table:formula="of:=SUPERFORMULA([.$A98];[Main.$B$39:.$L$39]) * SWEEKS(1) / [.$D$87]" office:value-type="float" office:value="48.9838261519588">
            <text:p>48,98</text:p>
          </table:table-cell>
          <table:table-cell/>
          <table:table-cell table:style-name="ce13" table:formula="of:=SUPERFORMULA([.$A98];[Main.$B$9:.$L$9]) * SMONTHS(1) / [.$B$87]" office:value-type="float" office:value="47.9512706817796">
            <text:p>47,95</text:p>
          </table:table-cell>
          <table:table-cell table:style-name="ce45" table:formula="of:=SUPERFORMULA([.$A98];[Main.$B$21:.$L$21]) * SMONTHS(1) / [.$C$87]" office:value-type="float" office:value="78.3360318556449">
            <text:p>78,34</text:p>
          </table:table-cell>
          <table:table-cell table:style-name="ce13" table:formula="of:=SUPERFORMULA([.$A98];[Main.$B$39:.$L$39]) * SMONTHS(1) / [.$D$87]" office:value-type="float" office:value="209.930683508395">
            <text:p>209,93</text:p>
          </table:table-cell>
          <table:table-cell table:number-columns-repeated="3"/>
          <table:table-cell table:style-name="Default" table:number-columns-repeated="1005"/>
        </table:table-row>
        <table:table-row table:style-name="ro1">
          <table:table-cell office:value-type="float" office:value="3">
            <text:p>3</text:p>
          </table:table-cell>
          <table:table-cell table:formula="of:=SUPERFORMULA([.$A94];[Main.$B$9:.$L$9]) * SHOURS(1) / [.$B$87]" office:value-type="float" office:value="0.102901960784314">
            <text:p>0,1</text:p>
          </table:table-cell>
          <table:table-cell table:style-name="ce45" table:formula="of:=SUPERFORMULA([.$A94];[Main.$B$21:.$L$21]) * SHOURS(1) / [.$C$87]" office:value-type="float" office:value="0.153919999118648">
            <text:p>0,15</text:p>
          </table:table-cell>
          <table:table-cell table:formula="of:=SUPERFORMULA([.$A94];[Main.$B$39:.$L$39]) * SHOURS(1) / [.$D$87]" office:value-type="float" office:value="0.547290135387588">
            <text:p>0,55</text:p>
          </table:table-cell>
          <table:table-cell/>
          <table:table-cell table:formula="of:=SUPERFORMULA([.$A94];[Main.$B$9:.$L$9]) * SDAYS(1) / [.$B$87]" office:value-type="float" office:value="2.46964705882353">
            <text:p>2,47</text:p>
          </table:table-cell>
          <table:table-cell table:style-name="ce45" table:formula="of:=SUPERFORMULA([.$A94];[Main.$B$21:.$L$21]) * SDAYS(1) / [.$C$87]" office:value-type="float" office:value="3.69407997884754">
            <text:p>3,69</text:p>
          </table:table-cell>
          <table:table-cell table:formula="of:=SUPERFORMULA([.$A94];[Main.$B$39:.$L$39]) * SDAYS(1) / [.$D$87]" office:value-type="float" office:value="13.1349632493021">
            <text:p>13,13</text:p>
          </table:table-cell>
          <table:table-cell/>
          <table:table-cell table:style-name="ce13" table:formula="of:=SUPERFORMULA([.$A99];[Main.$B$9:.$L$9]) * SWEEKS(1) / [.$B$87]" office:value-type="float" office:value="14.1231485710266">
            <text:p>14,12</text:p>
          </table:table-cell>
          <table:table-cell table:style-name="ce45" table:formula="of:=SUPERFORMULA([.$A99];[Main.$B$21:.$L$21]) * SWEEKS(1) / [.$C$87]" office:value-type="float" office:value="21.9558828066261">
            <text:p>21,96</text:p>
          </table:table-cell>
          <table:table-cell table:style-name="ce13" table:formula="of:=SUPERFORMULA([.$A99];[Main.$B$39:.$L$39]) * SWEEKS(1) / [.$D$87]" office:value-type="float" office:value="69.3815558040192">
            <text:p>69,38</text:p>
          </table:table-cell>
          <table:table-cell/>
          <table:table-cell table:style-name="ce13" table:formula="of:=SUPERFORMULA([.$A99];[Main.$B$9:.$L$9]) * SMONTHS(1) / [.$B$87]" office:value-type="float" office:value="60.5277795901138">
            <text:p>60,53</text:p>
          </table:table-cell>
          <table:table-cell table:style-name="ce45" table:formula="of:=SUPERFORMULA([.$A99];[Main.$B$21:.$L$21]) * SMONTHS(1) / [.$C$87]" office:value-type="float" office:value="94.0966405998261">
            <text:p>94,1</text:p>
          </table:table-cell>
          <table:table-cell table:style-name="ce13" table:formula="of:=SUPERFORMULA([.$A99];[Main.$B$39:.$L$39]) * SMONTHS(1) / [.$D$87]" office:value-type="float" office:value="297.349524874368">
            <text:p>297,35</text:p>
          </table:table-cell>
          <table:table-cell table:number-columns-repeated="3"/>
          <table:table-cell table:style-name="Default" table:number-columns-repeated="1005"/>
        </table:table-row>
        <table:table-row table:style-name="ro1">
          <table:table-cell office:value-type="float" office:value="4">
            <text:p>4</text:p>
          </table:table-cell>
          <table:table-cell table:formula="of:=SUPERFORMULA([.$A95];[Main.$B$9:.$L$9]) * SHOURS(1) / [.$B$87]" office:value-type="float" office:value="0.166024342517497">
            <text:p>0,17</text:p>
          </table:table-cell>
          <table:table-cell table:style-name="ce45" table:formula="of:=SUPERFORMULA([.$A95];[Main.$B$21:.$L$21]) * SHOURS(1) / [.$C$87]" office:value-type="float" office:value="0.229867822106071">
            <text:p>0,23</text:p>
          </table:table-cell>
          <table:table-cell table:formula="of:=SUPERFORMULA([.$A95];[Main.$B$39:.$L$39]) * SHOURS(1) / [.$D$87]" office:value-type="float" office:value="1.01120739478683">
            <text:p>1,01</text:p>
          </table:table-cell>
          <table:table-cell/>
          <table:table-cell table:formula="of:=SUPERFORMULA([.$A95];[Main.$B$9:.$L$9]) * SDAYS(1) / [.$B$87]" office:value-type="float" office:value="3.98458422041993">
            <text:p>3,98</text:p>
          </table:table-cell>
          <table:table-cell table:style-name="ce45" table:formula="of:=SUPERFORMULA([.$A95];[Main.$B$21:.$L$21]) * SDAYS(1) / [.$C$87]" office:value-type="float" office:value="5.51682773054571">
            <text:p>5,52</text:p>
          </table:table-cell>
          <table:table-cell table:formula="of:=SUPERFORMULA([.$A95];[Main.$B$39:.$L$39]) * SDAYS(1) / [.$D$87]" office:value-type="float" office:value="24.2689774748839">
            <text:p>24,27</text:p>
          </table:table-cell>
          <table:table-cell/>
          <table:table-cell table:style-name="ce13" table:formula="of:=SUPERFORMULA([.$A100];[Main.$B$9:.$L$9]) * SWEEKS(1) / [.$B$87]" office:value-type="float" office:value="17.2875294117647">
            <text:p>17,29</text:p>
          </table:table-cell>
          <table:table-cell table:style-name="ce45" table:formula="of:=SUPERFORMULA([.$A100];[Main.$B$21:.$L$21]) * SWEEKS(1) / [.$C$87]" office:value-type="float" office:value="25.8585598519328">
            <text:p>25,86</text:p>
          </table:table-cell>
          <table:table-cell table:style-name="ce13" table:formula="of:=SUPERFORMULA([.$A100];[Main.$B$39:.$L$39]) * SWEEKS(1) / [.$D$87]" office:value-type="float" office:value="91.9447427451149">
            <text:p>91,94</text:p>
          </table:table-cell>
          <table:table-cell/>
          <table:table-cell table:style-name="ce13" table:formula="of:=SUPERFORMULA([.$A100];[Main.$B$9:.$L$9]) * SMONTHS(1) / [.$B$87]" office:value-type="float" office:value="74.0894117647059">
            <text:p>74,09</text:p>
          </table:table-cell>
          <table:table-cell table:style-name="ce45" table:formula="of:=SUPERFORMULA([.$A100];[Main.$B$21:.$L$21]) * SMONTHS(1) / [.$C$87]" office:value-type="float" office:value="110.822399365426">
            <text:p>110,82</text:p>
          </table:table-cell>
          <table:table-cell table:style-name="ce13" table:formula="of:=SUPERFORMULA([.$A100];[Main.$B$39:.$L$39]) * SMONTHS(1) / [.$D$87]" office:value-type="float" office:value="394.048897479064">
            <text:p>394,05</text:p>
          </table:table-cell>
          <table:table-cell table:number-columns-repeated="3"/>
          <table:table-cell table:style-name="Default" table:number-columns-repeated="1005"/>
        </table:table-row>
      </table:table>
      <table:table table:name="Kreives" table:style-name="ta1" table:print="false">
        <office:forms form:automatic-focus="false" form:apply-design-mode="false"/>
        <table:table-column table:style-name="co13" table:default-cell-style-name="ce10"/>
        <table:table-column table:style-name="co13" table:default-cell-style-name="Default"/>
        <table:table-column table:style-name="co13" table:default-cell-style-name="ce12"/>
        <table:table-column table:style-name="co13" table:number-columns-repeated="7" table:default-cell-style-name="Default"/>
        <table:table-column table:style-name="co13" table:number-columns-repeated="2" table:default-cell-style-name="ce29"/>
        <table:table-column table:style-name="co13" table:number-columns-repeated="2" table:default-cell-style-name="ce33"/>
        <table:table-row table:style-name="ro1">
          <table:table-cell table:style-name="ce8" office:value-type="string" table:number-columns-spanned="2" table:number-rows-spanned="1">
            <text:p>Pavadinimas:</text:p>
          </table:table-cell>
          <table:covered-table-cell table:style-name="ce15"/>
          <table:table-cell table:style-name="ce19" table:content-validation-name="val11" office:value-type="string" table:number-columns-spanned="3" table:number-rows-spanned="1">
            <text:p>Colector tier1 rate'ai</text:p>
          </table:table-cell>
          <table:covered-table-cell table:style-name="ce20"/>
          <table:covered-table-cell/>
          <table:table-cell table:number-columns-repeated="2"/>
          <table:table-cell table:style-name="ce23" table:number-columns-repeated="5"/>
          <table:table-cell table:style-name="Default" table:number-columns-repeated="2"/>
        </table:table-row>
        <table:table-row table:style-name="ro12">
          <table:table-cell table:style-name="ce9" office:value-type="string">
            <text:p>Level</text:p>
          </table:table-cell>
          <table:table-cell table:style-name="ce16" office:value-type="string">
            <text:p>const (a)</text:p>
          </table:table-cell>
          <table:table-cell table:style-name="ce16" office:value-type="string">
            <text:p>lin (b)</text:p>
          </table:table-cell>
          <table:table-cell table:style-name="ce16"/>
          <table:table-cell table:style-name="ce16" office:value-type="string">
            <text:p>pow (c)</text:p>
          </table:table-cell>
          <table:table-cell table:style-name="ce21"/>
          <table:table-cell table:style-name="ce22"/>
          <table:table-cell table:style-name="ce16" office:value-type="string">
            <text:p>exp (d)</text:p>
          </table:table-cell>
          <table:table-cell table:style-name="ce24" table:number-columns-repeated="2"/>
          <table:table-cell table:style-name="ce28" office:value-type="string">
            <text:p>seconds</text:p>
          </table:table-cell>
          <table:table-cell table:style-name="ce16" office:value-type="string">
            <text:p>minutes</text:p>
          </table:table-cell>
          <table:table-cell table:style-name="ce16" office:value-type="string">
            <text:p>val</text:p>
          </table:table-cell>
          <table:table-cell table:style-name="ce16" office:value-type="string">
            <text:p>paros</text:p>
          </table:table-cell>
        </table:table-row>
        <table:table-row table:style-name="ro1">
          <table:table-cell office:value-type="float" office:value="1">
            <text:p>1</text:p>
          </table:table-cell>
          <table:table-cell table:formula="of:=VLOOKUP([.$C$1];[Main.$A$2:Main.$J$265]; 2; 0)/60" office:value-type="float" office:value="0">
            <text:p>#N/A</text:p>
          </table:table-cell>
          <table:table-cell table:formula="of:=VLOOKUP([.$C$1];[Main.$A$2:Main.$J$265]; 3; 0)*([.$A3]+VLOOKUP([.$C$1];[Main.$A$2:Main.$J$265];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A$2:Main.$J$265]; 2; 0)/60" office:value-type="float" office:value="0">
            <text:p>#N/A</text:p>
          </table:table-cell>
          <table:table-cell table:formula="of:=VLOOKUP([.$C$1];[Main.$A$2:Main.$J$265]; 3; 0)*([.$A4]+VLOOKUP([.$C$1];[Main.$A$2:Main.$J$265];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A$2:Main.$J$265]; 2; 0)/60" office:value-type="float" office:value="0">
            <text:p>#N/A</text:p>
          </table:table-cell>
          <table:table-cell table:formula="of:=VLOOKUP([.$C$1];[Main.$A$2:Main.$J$265]; 3; 0)*([.$A5]+VLOOKUP([.$C$1];[Main.$A$2:Main.$J$265];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A$2:Main.$J$265]; 2; 0)/60" office:value-type="float" office:value="0">
            <text:p>#N/A</text:p>
          </table:table-cell>
          <table:table-cell table:formula="of:=VLOOKUP([.$C$1];[Main.$A$2:Main.$J$265]; 3; 0)*([.$A6]+VLOOKUP([.$C$1];[Main.$A$2:Main.$J$265];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A$2:Main.$J$265]; 2; 0)/60" office:value-type="float" office:value="0">
            <text:p>#N/A</text:p>
          </table:table-cell>
          <table:table-cell table:formula="of:=VLOOKUP([.$C$1];[Main.$A$2:Main.$J$265]; 3; 0)*([.$A7]+VLOOKUP([.$C$1];[Main.$A$2:Main.$J$265];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A$2:Main.$J$265]; 2; 0)/60" office:value-type="float" office:value="0">
            <text:p>#N/A</text:p>
          </table:table-cell>
          <table:table-cell table:formula="of:=VLOOKUP([.$C$1];[Main.$A$2:Main.$J$265]; 3; 0)*([.$A8]+VLOOKUP([.$C$1];[Main.$A$2:Main.$J$265];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A$2:Main.$J$265]; 2; 0)/60" office:value-type="float" office:value="0">
            <text:p>#N/A</text:p>
          </table:table-cell>
          <table:table-cell table:formula="of:=VLOOKUP([.$C$1];[Main.$A$2:Main.$J$265]; 3; 0)*([.$A9]+VLOOKUP([.$C$1];[Main.$A$2:Main.$J$265];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A$2:Main.$J$265]; 2; 0)/60" office:value-type="float" office:value="0">
            <text:p>#N/A</text:p>
          </table:table-cell>
          <table:table-cell table:formula="of:=VLOOKUP([.$C$1];[Main.$A$2:Main.$J$265]; 3; 0)*([.$A10]+VLOOKUP([.$C$1];[Main.$A$2:Main.$J$265];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A$2:Main.$J$265]; 2; 0)/60" office:value-type="float" office:value="0">
            <text:p>#N/A</text:p>
          </table:table-cell>
          <table:table-cell table:formula="of:=VLOOKUP([.$C$1];[Main.$A$2:Main.$J$265]; 3; 0)*([.$A11]+VLOOKUP([.$C$1];[Main.$A$2:Main.$J$265];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A$2:Main.$J$265]; 2; 0)/60" office:value-type="float" office:value="0">
            <text:p>#N/A</text:p>
          </table:table-cell>
          <table:table-cell table:formula="of:=VLOOKUP([.$C$1];[Main.$A$2:Main.$J$265]; 3; 0)*([.$A12]+VLOOKUP([.$C$1];[Main.$A$2:Main.$J$265];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1"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3" table:default-cell-style-name="Default"/>
        <table:table-row table:style-name="ro1">
          <table:table-cell/>
        </table:table-row>
        <table:table-row table:style-name="ro1">
          <table:table-cell>
            <draw:control table:end-cell-address="Export.D3" table:end-x="0.044cm" table:end-y="0.455cm" draw:z-index="0" draw:text-style-name="P2" svg:width="4.581cm" svg:height="0.91cm" svg:x="2.237cm" svg:y="0cm" draw:control="control1"/>
          </table:table-cell>
        </table:table-row>
      </table:table>
      <table:database-ranges>
        <table:database-range table:target-range-address="Main.A1:Main.A264"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29">2010-12-29</text:date>, <text:time>13:05: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0-12-29T13:05:10</dc:date>
    <dc:creator>Artūras Šlajus</dc:creator>
    <meta:editing-duration>PT34H01M42S</meta:editing-duration>
    <meta:editing-cycles>139</meta:editing-cycles>
    <meta:generator>OpenOffice.org/3.2$Linux OpenOffice.org_project/320m19$Build-9505</meta:generator>
    <meta:document-statistic meta:table-count="5" meta:cell-count="2388" meta:object-count="3"/>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script:module>
</file>

<file path=Basic/Standard/SuperFormula.xml><?xml version="1.0" encoding="utf-8"?>
<!DOCTYPE module  PUBLIC '-//OpenOffice.org//DTD OfficeDocument 1.0//EN'  'module.dtd'>
<script:module xmlns:script="http://openoffice.org/2000/script" script:name="SuperFormula" script:language="StarBasic">Option Explicit

'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script:module>
</file>

<file path=Basic/Standard/Units.xml><?xml version="1.0" encoding="utf-8"?>
<!DOCTYPE module  PUBLIC '-//OpenOffice.org//DTD OfficeDocument 1.0//EN'  'module.dtd'>
<script:module xmlns:script="http://openoffice.org/2000/script" script:name="Units" script:language="StarBasic">Option Explicit

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

<file path=Object 4/content.xml><?xml version="1.0" encoding="utf-8"?>
<math xmlns="http://www.w3.org/1998/Math/MathML">
  <semantics>
    <mrow>
      <mrow>
        <mrow>
          <mi>a</mi>
          <mo stretchy="false">+</mo>
          <mrow>
            <mi>b</mi>
            <mi mathvariant="normal">⋅</mi>
            <mrow>
              <mo stretchy="false">(</mo>
              <mrow>
                <mi mathvariant="italic">level</mi>
                <mo stretchy="false">+</mo>
                <msub>
                  <mi>b</mi>
                  <mn>1</mn>
                </msub>
              </mrow>
              <mo stretchy="false">)</mo>
            </mrow>
          </mrow>
        </mrow>
        <mo stretchy="false">+</mo>
        <mrow>
          <msub>
            <mi>c</mi>
            <mn>2</mn>
          </msub>
          <mi mathvariant="normal">⋅</mi>
          <msup>
            <mrow>
              <mo stretchy="false">(</mo>
              <mrow>
                <mi mathvariant="italic">level</mi>
                <mo stretchy="false">+</mo>
                <msub>
                  <mi>c</mi>
                  <mn>1</mn>
                </msub>
              </mrow>
              <mo stretchy="false">)</mo>
            </mrow>
            <mi>c</mi>
          </msup>
        </mrow>
      </mrow>
      <mo stretchy="false">+</mo>
      <msup>
        <mi>d</mi>
        <mrow>
          <mo stretchy="false">(</mo>
          <mrow>
            <mi mathvariant="italic">level</mi>
            <mo stretchy="false">+</mo>
            <msub>
              <mi>d</mi>
              <mn>1</mn>
            </msub>
          </mrow>
          <mo stretchy="false">)</mo>
        </mrow>
      </msup>
    </mrow>
    <annotation encoding="StarMath 5.0">a + b cdot (level + b_1) + c_2 cdot (level + c_1) ^ c + d ^ (level + d_1)</annotation>
  </semantics>
</math>
</file>